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Medium" svg:font-family="'Noto Sans CJK TC Medium'"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17cm" table:align="margins"/>
    </style:style>
    <style:style style:name="Table5.A" style:family="table-column">
      <style:table-column-properties style:column-width="14.492cm" style:rel-column-width="55865*"/>
    </style:style>
    <style:style style:name="Table5.B" style:family="table-column">
      <style:table-column-properties style:column-width="2.508cm" style:rel-column-width="967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0.05pt solid #000000" fo:border-top="none" fo:border-bottom="0.05pt solid #000000"/>
    </style:style>
    <style:style style:name="Table5.9" style:family="table-row">
      <style:table-row-properties style:min-row-height="0.743cm"/>
    </style:style>
    <style:style style:name="P1" style:family="paragraph" style:parent-style-name="Table_20_Contents">
      <style:text-properties officeooo:rsid="0003b556" officeooo:paragraph-rsid="0018f124"/>
    </style:style>
    <style:style style:name="P2" style:family="paragraph" style:parent-style-name="Table_20_Contents">
      <style:text-properties style:text-underline-style="solid" style:text-underline-width="auto" style:text-underline-color="font-color" officeooo:rsid="0003b556" officeooo:paragraph-rsid="0018f124"/>
    </style:style>
    <style:style style:name="P3" style:family="paragraph" style:parent-style-name="Table_20_Contents">
      <style:paragraph-properties fo:text-align="start" style:justify-single-word="false"/>
      <style:text-properties fo:color="#000000" style:font-name="Liberation Serif" fo:font-size="12pt" style:text-underline-style="none" fo:font-weight="normal" officeooo:rsid="003c1f92" officeooo:paragraph-rsid="0018f124" style:font-size-asian="10.5pt" style:font-weight-asian="normal" style:font-size-complex="12pt" style:font-weight-complex="normal"/>
    </style:style>
    <style:style style:name="P4" style:family="paragraph" style:parent-style-name="Table_20_Contents">
      <style:paragraph-properties fo:text-align="start" style:justify-single-word="false"/>
      <style:text-properties fo:color="#000000" style:font-name="Liberation Serif" fo:font-size="12pt" style:text-underline-style="none" fo:font-weight="normal" officeooo:rsid="0033e091" officeooo:paragraph-rsid="0018f124" fo:background-color="transparent" style:font-size-asian="10.5pt" style:font-weight-asian="normal" style:font-size-complex="12pt" style:font-weight-complex="normal"/>
    </style:style>
    <style:style style:name="P5" style:family="paragraph" style:parent-style-name="Table_20_Contents">
      <style:paragraph-properties fo:text-align="start" style:justify-single-word="false"/>
      <style:text-properties style:text-underline-style="none" officeooo:rsid="003c1f92" officeooo:paragraph-rsid="0018f124"/>
    </style:style>
    <style:style style:name="P6" style:family="paragraph" style:parent-style-name="Table_20_Contents">
      <style:text-properties style:text-underline-style="none" officeooo:rsid="0033e091" officeooo:paragraph-rsid="0018f124"/>
    </style:style>
    <style:style style:name="P7" style:family="paragraph" style:parent-style-name="Standard">
      <style:paragraph-properties fo:text-align="start" style:justify-single-word="false"/>
      <style:text-properties fo:color="#000000" style:font-name="Liberation Serif" fo:font-size="12pt" style:text-underline-style="none" fo:font-weight="normal" officeooo:rsid="00030cbf" officeooo:paragraph-rsid="0018f12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Liberation Serif" fo:font-size="12pt" style:text-underline-style="none" fo:font-weight="normal" officeooo:rsid="00030cbf" officeooo:paragraph-rsid="00227fe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18f12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Liberation Serif" fo:font-size="12pt" style:text-underline-style="none" fo:font-weight="normal" officeooo:rsid="003cc59a" officeooo:paragraph-rsid="0018f124" fo:background-color="transparent"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Liberation Serif" fo:font-size="12pt" style:text-underline-style="none" fo:font-weight="normal" officeooo:rsid="003586cb" officeooo:paragraph-rsid="0018f124" fo:background-color="transparent"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Liberation Serif" fo:font-size="12pt" style:text-underline-style="none" fo:font-weight="normal" officeooo:rsid="003c83e9" officeooo:paragraph-rsid="0018f124" fo:background-color="transparent"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Liberation Serif" fo:font-size="12pt" style:text-underline-style="none" fo:font-weight="normal" officeooo:rsid="003ea869" officeooo:paragraph-rsid="0018f124" fo:background-color="transparent"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Liberation Serif" fo:font-size="12pt" style:text-underline-style="none" fo:font-weight="normal" officeooo:rsid="0040b53b" officeooo:paragraph-rsid="0018f124" fo:background-color="transparent"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style:text-underline-style="none" fo:font-weight="normal" officeooo:rsid="0040b53b" officeooo:paragraph-rsid="001cbc2e" fo:background-color="transparent"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Liberation Serif" fo:font-size="12pt" style:text-underline-style="none" fo:font-weight="normal" officeooo:rsid="00227fe4" officeooo:paragraph-rsid="00227fe4" fo:background-color="transparent"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Liberation Serif" fo:font-size="12pt" style:text-underline-style="none" fo:font-weight="normal" officeooo:rsid="0023d51b" officeooo:paragraph-rsid="0023d51b" fo:background-color="transparent"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28736e" fo:background-color="transparent"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2eb10f" fo:background-color="transparent"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2f649a" fo:background-color="transparent"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3149f8" fo:background-color="transparent"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39a78b" fo:background-color="transparent"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3b7049" fo:background-color="transparent"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3c7d6e" fo:background-color="transparent"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3e4b70" fo:background-color="transparent"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3f1c1c" fo:background-color="transparent"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407d17" fo:background-color="transparent"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424797" fo:background-color="transparent"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23d51b" fo:background-color="transparent"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25bb11" fo:background-color="transparent"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Liberation Serif" fo:font-size="12pt" style:text-underline-style="none" fo:font-weight="normal" officeooo:rsid="003445d0" officeooo:paragraph-rsid="00551808" fo:background-color="transparent"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Liberation Serif" fo:font-size="12pt" style:text-underline-style="none" fo:font-weight="normal" officeooo:rsid="002f649a" officeooo:paragraph-rsid="00348dcd" fo:background-color="transparent"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Liberation Serif" fo:font-size="12pt" style:text-underline-style="none" fo:font-weight="normal" officeooo:rsid="002be81c" officeooo:paragraph-rsid="003149f8" fo:background-color="transparent"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Liberation Serif" fo:font-size="12pt" style:text-underline-style="none" fo:font-weight="normal" officeooo:rsid="0032e8b9" officeooo:paragraph-rsid="0032e8b9" fo:background-color="transparent"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Liberation Serif" fo:font-size="12pt" style:text-underline-style="none" fo:font-weight="normal" officeooo:rsid="003c7d6e" officeooo:paragraph-rsid="003c7d6e" fo:background-color="transparent"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0000" style:font-name="Liberation Serif" fo:font-size="12pt" style:text-underline-style="none" fo:font-weight="normal" officeooo:rsid="003e4b70" officeooo:paragraph-rsid="003e4b70" fo:background-color="transparent"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Liberation Serif" fo:font-size="12pt" style:text-underline-style="none" fo:font-weight="normal" officeooo:rsid="003f1c1c" officeooo:paragraph-rsid="003f1c1c" fo:background-color="transparent"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Liberation Serif" fo:font-size="12pt" style:text-underline-style="none" fo:font-weight="normal" officeooo:rsid="003f1c1c" officeooo:paragraph-rsid="00407d17" fo:background-color="transparent"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Liberation Serif" fo:font-size="12pt" style:text-underline-style="none" fo:font-weight="normal" officeooo:rsid="003f1c1c" officeooo:paragraph-rsid="00424797" fo:background-color="transparent"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Liberation Serif" fo:font-size="12pt" style:text-underline-style="none" fo:font-weight="normal" officeooo:rsid="00424797" officeooo:paragraph-rsid="00424797"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Liberation Serif" fo:font-size="12pt" style:text-underline-style="none" fo:font-weight="normal" officeooo:rsid="00297104" officeooo:paragraph-rsid="00430a6a"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style:font-name="Liberation Serif" fo:font-size="12pt" style:text-underline-style="none" fo:font-weight="normal" officeooo:rsid="0032f3b2" officeooo:paragraph-rsid="005383b5" fo:background-color="transparent"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style:font-name="Liberation Serif" fo:font-size="12pt" style:text-underline-style="none" fo:font-weight="normal" officeooo:rsid="00551808" officeooo:paragraph-rsid="00551808" fo:background-color="transparent"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style:font-name="Liberation Serif" fo:font-size="12pt" style:text-underline-style="none" fo:font-weight="normal" officeooo:rsid="00551808" officeooo:paragraph-rsid="00560130" fo:background-color="transparent"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style:font-name="Liberation Serif" fo:font-size="12pt" style:text-underline-style="none" fo:font-weight="normal" officeooo:rsid="00560130" officeooo:paragraph-rsid="00560130" fo:background-color="transparent"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586cb" officeooo:paragraph-rsid="0018f124" fo:background-color="transparent"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ea869" officeooo:paragraph-rsid="0018f124" fo:background-color="transparent"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edca3" officeooo:paragraph-rsid="0018f124" fo:background-color="transparent"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40b53b" officeooo:paragraph-rsid="0018f124" fo:background-color="transparent"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1cbc2e" fo:background-color="transparent"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23d51b" fo:background-color="transparent"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2475e3" fo:background-color="transparent"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28736e" fo:background-color="transparent"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2f649a" fo:background-color="transparent"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3149f8" fo:background-color="transparent"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32e8b9" fo:background-color="transparent"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348dcd" fo:background-color="transparent"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39a78b" fo:background-color="transparent"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3c7d6e" fo:background-color="transparent"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3e4b70"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3f1c1c"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407d17"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424797"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3445d0" officeooo:paragraph-rsid="00551808" fo:background-color="transparent" style:font-size-asian="10.5pt" style:font-weight-asian="normal" style:font-size-complex="12pt" style:font-weight-complex="normal"/>
    </style:style>
    <style:style style:name="P65"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normal" officeooo:rsid="0033e091" officeooo:paragraph-rsid="0018f124" fo:background-color="transparent" style:font-size-asian="14pt" style:font-weight-asian="normal" style:font-size-complex="14pt" style:font-weight-complex="normal"/>
    </style:style>
    <style:style style:name="P66"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normal" officeooo:rsid="0033e091" officeooo:paragraph-rsid="002a3e77" fo:background-color="transparent" style:font-size-asian="14pt" style:font-weight-asian="normal" style:font-size-complex="14pt" style:font-weight-complex="normal"/>
    </style:style>
    <style:style style:name="P67"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normal" officeooo:rsid="0033e091" officeooo:paragraph-rsid="002eb10f" fo:background-color="transparent" style:font-size-asian="14pt" style:font-weight-asian="normal" style:font-size-complex="14pt" style:font-weight-complex="normal"/>
    </style:style>
    <style:style style:name="P68" style:family="paragraph" style:parent-style-name="Standard">
      <style:paragraph-properties fo:text-align="center" style:justify-single-word="false"/>
      <style:text-properties fo:color="#000000" fo:font-size="14pt" style:text-underline-style="solid" style:text-underline-width="auto" style:text-underline-color="font-color" fo:font-weight="normal" officeooo:rsid="00030cbf" officeooo:paragraph-rsid="0018f124" style:font-size-asian="14pt" style:font-weight-asian="normal" style:font-size-complex="14pt" style:font-weight-complex="normal"/>
    </style:style>
    <style:style style:name="P69" style:family="paragraph" style:parent-style-name="Standard">
      <style:paragraph-properties fo:text-align="center" style:justify-single-word="false"/>
      <style:text-properties fo:color="#000000" fo:font-size="12pt" style:text-underline-style="none" fo:font-weight="normal" officeooo:rsid="00398cf0" officeooo:paragraph-rsid="0018f124"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fo:font-size="12pt" style:text-underline-style="none" fo:font-weight="normal" officeooo:rsid="003445d0" officeooo:paragraph-rsid="0018f124"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000000" fo:font-size="12pt" style:text-underline-style="none" fo:font-weight="normal" officeooo:rsid="0033e091" officeooo:paragraph-rsid="0018f124" style:font-size-asian="10.5pt" style:font-weight-asian="normal" style:font-size-complex="12pt" style:font-weight-complex="normal"/>
    </style:style>
    <style:style style:name="P72" style:family="paragraph" style:parent-style-name="Standard">
      <style:paragraph-properties fo:text-align="center" style:justify-single-word="false"/>
      <style:text-properties fo:color="#0000cc" style:font-name="Noto Sans CJK TC Medium" fo:font-size="14pt" style:text-underline-style="solid" style:text-underline-width="auto" style:text-underline-color="font-color" fo:font-weight="normal" officeooo:rsid="0003b556" officeooo:paragraph-rsid="002475e3" fo:background-color="transparent" style:font-size-asian="14pt" style:font-weight-asian="normal" style:font-size-complex="14pt" style:font-weight-complex="normal"/>
    </style:style>
    <style:style style:name="P73" style:family="paragraph" style:parent-style-name="Standard">
      <style:text-properties fo:color="#0000cc" style:font-name="Noto Sans CJK TC Medium" fo:font-size="18pt" style:text-underline-style="solid" style:text-underline-width="auto" style:text-underline-color="font-color" officeooo:rsid="0002f777" officeooo:paragraph-rsid="0045b92a" style:font-size-asian="18pt" style:font-size-complex="18pt"/>
    </style:style>
    <style:style style:name="P74" style:family="paragraph" style:parent-style-name="Standard">
      <style:paragraph-properties fo:text-align="center" style:justify-single-word="false"/>
      <style:text-properties fo:color="#0000cc" officeooo:rsid="00030cbf" officeooo:paragraph-rsid="0018f124"/>
    </style:style>
    <style:style style:name="P75" style:family="paragraph" style:parent-style-name="Standard">
      <style:paragraph-properties fo:text-align="center" style:justify-single-word="false"/>
      <style:text-properties fo:color="#0000cc" fo:font-size="14pt" style:text-underline-style="solid" style:text-underline-width="auto" style:text-underline-color="font-color" fo:font-weight="normal" officeooo:rsid="00398cf0" officeooo:paragraph-rsid="0018f124"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fo:font-size="12pt" style:text-underline-style="solid" style:text-underline-width="auto" style:text-underline-color="font-color" officeooo:rsid="003586cb" officeooo:paragraph-rsid="0018f124" style:font-size-asian="10.5pt" style:font-size-complex="12pt"/>
    </style:style>
    <style:style style:name="P77" style:family="paragraph" style:parent-style-name="Standard">
      <style:paragraph-properties fo:text-align="start" style:justify-single-word="false"/>
      <style:text-properties fo:font-size="12pt" style:text-underline-style="none" officeooo:rsid="003586cb" officeooo:paragraph-rsid="0018f124" style:font-size-asian="10.5pt" style:font-size-complex="12pt"/>
    </style:style>
    <style:style style:name="P78" style:family="paragraph" style:parent-style-name="Standard">
      <style:paragraph-properties fo:text-align="start" style:justify-single-word="false"/>
      <style:text-properties fo:font-size="12pt" style:text-underline-style="none" officeooo:rsid="00368a0e" officeooo:paragraph-rsid="0018f124" style:font-size-asian="10.5pt" style:font-size-complex="12pt"/>
    </style:style>
    <style:style style:name="P79" style:family="paragraph" style:parent-style-name="Standard">
      <style:text-properties style:text-underline-style="solid" style:text-underline-width="auto" style:text-underline-color="font-color" officeooo:rsid="0033e091" officeooo:paragraph-rsid="0018f124"/>
    </style:style>
    <style:style style:name="P80" style:family="paragraph" style:parent-style-name="Standard">
      <style:text-properties style:text-underline-style="solid" style:text-underline-width="auto" style:text-underline-color="font-color" officeooo:rsid="003445d0" officeooo:paragraph-rsid="0018f124"/>
    </style:style>
    <style:style style:name="P81" style:family="paragraph" style:parent-style-name="Standard">
      <style:text-properties style:text-underline-style="solid" style:text-underline-width="auto" style:text-underline-color="font-color" officeooo:rsid="00030cbf" officeooo:paragraph-rsid="0018f124"/>
    </style:style>
    <style:style style:name="P82" style:family="paragraph" style:parent-style-name="Standard">
      <style:paragraph-properties fo:text-align="center" style:justify-single-word="false"/>
      <style:text-properties style:text-underline-style="solid" style:text-underline-width="auto" style:text-underline-color="font-color" officeooo:rsid="000007bb" officeooo:paragraph-rsid="0045b92a"/>
    </style:style>
    <style:style style:name="P83" style:family="paragraph" style:parent-style-name="Standard">
      <style:text-properties style:text-underline-style="none" officeooo:rsid="0033e091" officeooo:paragraph-rsid="0018f124"/>
    </style:style>
    <style:style style:name="P84" style:family="paragraph" style:parent-style-name="Standard">
      <style:paragraph-properties fo:text-align="center" style:justify-single-word="false"/>
      <style:text-properties style:text-underline-style="none" officeooo:rsid="00398cf0" officeooo:paragraph-rsid="0018f124"/>
    </style:style>
    <style:style style:name="P85" style:family="paragraph" style:parent-style-name="Standard">
      <style:text-properties style:text-underline-style="none" officeooo:rsid="003445d0" officeooo:paragraph-rsid="0018f124"/>
    </style:style>
    <style:style style:name="P86" style:family="paragraph" style:parent-style-name="Standard">
      <style:text-properties officeooo:rsid="003445d0" officeooo:paragraph-rsid="0018f124"/>
    </style:style>
    <style:style style:name="P87" style:family="paragraph" style:parent-style-name="Standard">
      <style:paragraph-properties fo:text-align="start" style:justify-single-word="false"/>
      <style:text-properties officeooo:rsid="003445d0" officeooo:paragraph-rsid="003149f8"/>
    </style:style>
    <style:style style:name="P88" style:family="paragraph" style:parent-style-name="Standard">
      <style:paragraph-properties fo:text-align="start" style:justify-single-word="false"/>
      <style:text-properties officeooo:rsid="003445d0" officeooo:paragraph-rsid="0032e8b9"/>
    </style:style>
    <style:style style:name="P89" style:family="paragraph" style:parent-style-name="Standard">
      <style:paragraph-properties fo:text-align="start" style:justify-single-word="false"/>
      <style:text-properties officeooo:rsid="003445d0" officeooo:paragraph-rsid="00348dcd"/>
    </style:style>
    <style:style style:name="P90" style:family="paragraph" style:parent-style-name="Standard">
      <style:text-properties officeooo:paragraph-rsid="0018f124"/>
    </style:style>
    <style:style style:name="P91" style:family="paragraph" style:parent-style-name="Standard">
      <style:paragraph-properties fo:text-align="start" style:justify-single-word="false"/>
      <style:text-properties officeooo:rsid="003b00fa" officeooo:paragraph-rsid="0018f124"/>
    </style:style>
    <style:style style:name="P92" style:family="paragraph" style:parent-style-name="Standard">
      <style:text-properties officeooo:rsid="0021365d" officeooo:paragraph-rsid="002475e3"/>
    </style:style>
    <style:style style:name="P93" style:family="paragraph" style:parent-style-name="Standard">
      <style:text-properties officeooo:rsid="0023dee7" officeooo:paragraph-rsid="002475e3"/>
    </style:style>
    <style:style style:name="P94" style:family="paragraph" style:parent-style-name="Standard">
      <style:text-properties officeooo:rsid="002a079a" officeooo:paragraph-rsid="002475e3"/>
    </style:style>
    <style:style style:name="P95" style:family="paragraph" style:parent-style-name="Standard">
      <style:text-properties officeooo:rsid="0026b430" officeooo:paragraph-rsid="0026b430"/>
    </style:style>
    <style:style style:name="P96" style:family="paragraph" style:parent-style-name="Standard">
      <style:text-properties officeooo:rsid="002be81c" officeooo:paragraph-rsid="002be81c"/>
    </style:style>
    <style:style style:name="P97" style:family="paragraph" style:parent-style-name="Standard">
      <style:text-properties officeooo:rsid="003a16ec" officeooo:paragraph-rsid="0032e8b9"/>
    </style:style>
    <style:style style:name="P98" style:family="paragraph" style:parent-style-name="Standard">
      <style:text-properties officeooo:rsid="003a16ec" officeooo:paragraph-rsid="00348dcd"/>
    </style:style>
    <style:style style:name="P99" style:family="paragraph" style:parent-style-name="Standard">
      <style:text-properties officeooo:rsid="00348dcd" officeooo:paragraph-rsid="00348dcd"/>
    </style:style>
    <style:style style:name="P100" style:family="paragraph" style:parent-style-name="Standard">
      <style:paragraph-properties fo:text-align="center" style:justify-single-word="false"/>
      <style:text-properties officeooo:rsid="0003b556" officeooo:paragraph-rsid="003c7d6e"/>
    </style:style>
    <style:style style:name="P101" style:family="paragraph" style:parent-style-name="Standard">
      <style:text-properties officeooo:rsid="00385272" officeooo:paragraph-rsid="00385272"/>
    </style:style>
    <style:style style:name="P102" style:family="paragraph" style:parent-style-name="Standard">
      <style:paragraph-properties fo:text-align="start" style:justify-single-word="false"/>
      <style:text-properties officeooo:rsid="003db5a0" officeooo:paragraph-rsid="0039a78b" fo:background-color="#ffff00"/>
    </style:style>
    <style:style style:name="P103" style:family="paragraph" style:parent-style-name="Standard">
      <style:paragraph-properties fo:text-align="start" style:justify-single-word="false"/>
      <style:text-properties officeooo:rsid="003c7d6e" officeooo:paragraph-rsid="003c7d6e"/>
    </style:style>
    <style:style style:name="P104" style:family="paragraph" style:parent-style-name="Standard">
      <style:paragraph-properties fo:text-align="start" style:justify-single-word="false"/>
      <style:text-properties officeooo:rsid="00258a2e" officeooo:paragraph-rsid="003e4b70"/>
    </style:style>
    <style:style style:name="P105" style:family="paragraph" style:parent-style-name="Standard">
      <style:paragraph-properties fo:text-align="center" style:justify-single-word="false"/>
      <style:text-properties fo:color="#0066ff" fo:font-size="14pt" style:text-underline-style="solid" style:text-underline-width="auto" style:text-underline-color="font-color" fo:font-weight="normal" officeooo:rsid="00030cbf" officeooo:paragraph-rsid="0018f124" style:font-size-asian="14pt" style:font-weight-asian="normal" style:font-size-complex="14pt" style:font-weight-complex="normal"/>
    </style:style>
    <style:style style:name="P106"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21ea10" fo:background-color="transparent" style:font-size-asian="14pt" style:font-weight-asian="normal" style:font-size-complex="14pt" style:font-weight-complex="normal"/>
    </style:style>
    <style:style style:name="P107"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1cbc2e" fo:background-color="transparent" style:font-size-asian="14pt" style:font-weight-asian="normal" style:font-size-complex="14pt" style:font-weight-complex="normal"/>
    </style:style>
    <style:style style:name="P108"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23d51b" fo:background-color="transparent" style:font-size-asian="14pt" style:font-weight-asian="normal" style:font-size-complex="14pt" style:font-weight-complex="normal"/>
    </style:style>
    <style:style style:name="P109"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28736e" fo:background-color="transparent" style:font-size-asian="14pt" style:font-weight-asian="normal" style:font-size-complex="14pt" style:font-weight-complex="normal"/>
    </style:style>
    <style:style style:name="P110"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29aa71" fo:background-color="transparent" style:font-size-asian="14pt" style:font-weight-asian="normal" style:font-size-complex="14pt" style:font-weight-complex="normal"/>
    </style:style>
    <style:style style:name="P111"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2eb10f" fo:background-color="transparent" style:font-size-asian="14pt" style:font-weight-asian="normal" style:font-size-complex="14pt" style:font-weight-complex="normal"/>
    </style:style>
    <style:style style:name="P112"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3149f8" fo:background-color="transparent" style:font-size-asian="14pt" style:font-weight-asian="normal" style:font-size-complex="14pt" style:font-weight-complex="normal"/>
    </style:style>
    <style:style style:name="P113"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32e8b9" fo:background-color="transparent" style:font-size-asian="14pt" style:font-weight-asian="normal" style:font-size-complex="14pt" style:font-weight-complex="normal"/>
    </style:style>
    <style:style style:name="P114"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36ad3e" fo:background-color="transparent" style:font-size-asian="14pt" style:font-weight-asian="normal" style:font-size-complex="14pt" style:font-weight-complex="normal"/>
    </style:style>
    <style:style style:name="P115"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4c4705" fo:background-color="transparent" style:font-size-asian="14pt" style:font-weight-asian="normal" style:font-size-complex="14pt" style:font-weight-complex="normal"/>
    </style:style>
    <style:style style:name="P116"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4f0966" fo:background-color="transparent" style:font-size-asian="14pt" style:font-weight-asian="normal" style:font-size-complex="14pt" style:font-weight-complex="normal"/>
    </style:style>
    <style:style style:name="P117"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50cbe9" fo:background-color="transparent" style:font-size-asian="14pt" style:font-weight-asian="normal" style:font-size-complex="14pt" style:font-weight-complex="normal"/>
    </style:style>
    <style:style style:name="P118" style:family="paragraph" style:parent-style-name="Standard">
      <style:paragraph-properties fo:text-align="center" style:justify-single-word="false"/>
      <style:text-properties fo:color="#0066ff" style:font-name="Noto Sans CJK TC Medium" fo:font-size="18pt" style:text-underline-style="solid" style:text-underline-width="auto" style:text-underline-color="font-color" fo:font-weight="normal" officeooo:rsid="003586cb" officeooo:paragraph-rsid="001ac2d4" fo:background-color="transparent" style:font-size-asian="18pt" style:font-weight-asian="normal" style:font-size-complex="18pt" style:font-weight-complex="normal"/>
    </style:style>
    <style:style style:name="P119" style:family="paragraph" style:parent-style-name="Standard">
      <style:paragraph-properties fo:text-align="center" style:justify-single-word="false"/>
      <style:text-properties fo:color="#0066ff" style:font-name="Noto Sans CJK TC Medium" fo:font-size="18pt" style:text-underline-style="solid" style:text-underline-width="auto" style:text-underline-color="font-color" fo:font-weight="normal" officeooo:rsid="003586cb" officeooo:paragraph-rsid="0036ad3e" fo:background-color="transparent" style:font-size-asian="18pt" style:font-weight-asian="normal" style:font-size-complex="18pt" style:font-weight-complex="normal"/>
    </style:style>
    <style:style style:name="P120" style:family="paragraph" style:parent-style-name="Standard">
      <style:paragraph-properties fo:text-align="center" style:justify-single-word="false"/>
      <style:text-properties fo:color="#0066ff" style:font-name="Noto Sans CJK TC Medium" fo:font-size="18pt" officeooo:rsid="003586cb" officeooo:paragraph-rsid="0018f124" fo:background-color="transparent" style:font-size-asian="18pt" style:font-size-complex="18pt"/>
    </style:style>
    <style:style style:name="P121" style:family="paragraph" style:parent-style-name="Standard">
      <style:paragraph-properties fo:text-align="center" style:justify-single-word="false"/>
      <style:text-properties fo:color="#0066ff" style:font-name="Noto Sans CJK TC Medium" officeooo:rsid="00030cbf" officeooo:paragraph-rsid="0018f124" fo:background-color="transparent"/>
    </style:style>
    <style:style style:name="P122" style:family="paragraph" style:parent-style-name="Standard">
      <style:paragraph-properties fo:text-align="center" style:justify-single-word="false"/>
      <style:text-properties fo:color="#0066ff" officeooo:rsid="00030cbf" officeooo:paragraph-rsid="00385272"/>
    </style:style>
    <style:style style:name="P123" style:family="paragraph" style:parent-style-name="Standard">
      <style:paragraph-properties fo:text-align="center" style:justify-single-word="false"/>
      <style:text-properties fo:color="#0066ff" officeooo:rsid="00030cbf" officeooo:paragraph-rsid="0018f124"/>
    </style:style>
    <style:style style:name="P124" style:family="paragraph" style:parent-style-name="Standard">
      <style:paragraph-properties fo:text-align="center" style:justify-single-word="false"/>
      <style:text-properties fo:color="#0066ff" officeooo:rsid="00030cbf" officeooo:paragraph-rsid="001cbc2e"/>
    </style:style>
    <style:style style:name="P125" style:family="paragraph" style:parent-style-name="Standard">
      <style:paragraph-properties fo:text-align="start" style:justify-single-word="false"/>
      <style:text-properties fo:color="#0066ff" style:font-name="Liberation Serif" fo:font-size="12pt" style:text-underline-style="none" fo:font-weight="normal" officeooo:rsid="002f649a" officeooo:paragraph-rsid="002f649a" fo:background-color="transparent" style:font-size-asian="10.5pt" style:font-weight-asian="normal" style:font-size-complex="12pt" style:font-weight-complex="normal"/>
    </style:style>
    <style:style style:name="P126" style:family="paragraph" style:parent-style-name="Standard">
      <style:paragraph-properties fo:text-align="center" style:justify-single-word="false"/>
      <style:text-properties fo:color="#0066ff" style:font-name="Liberation Serif" fo:font-size="12pt" style:text-underline-style="none" fo:font-weight="normal" officeooo:rsid="0003b556" officeooo:paragraph-rsid="003f1c1c" fo:background-color="transparent" style:font-size-asian="10.5pt" style:font-weight-asian="normal" style:font-size-complex="12pt" style:font-weight-complex="normal"/>
    </style:style>
    <style:style style:name="P127" style:family="paragraph" style:parent-style-name="Standard">
      <style:paragraph-properties fo:text-align="center" style:justify-single-word="false"/>
      <style:text-properties fo:color="#0066ff" style:font-name="Liberation Serif" fo:font-size="12pt" style:text-underline-style="none" fo:font-weight="normal" officeooo:rsid="0003b556" officeooo:paragraph-rsid="00407d17" fo:background-color="transparent" style:font-size-asian="10.5pt" style:font-weight-asian="normal" style:font-size-complex="12pt" style:font-weight-complex="normal"/>
    </style:style>
    <style:style style:name="P128" style:family="paragraph" style:parent-style-name="Standard">
      <style:paragraph-properties fo:text-align="center" style:justify-single-word="false"/>
      <style:text-properties fo:color="#0066ff" style:font-name="Liberation Serif" fo:font-size="12pt" style:text-underline-style="none" fo:font-weight="normal" officeooo:rsid="0003b556" officeooo:paragraph-rsid="00424797" fo:background-color="transparent" style:font-size-asian="10.5pt" style:font-weight-asian="normal" style:font-size-complex="12pt" style:font-weight-complex="normal"/>
    </style:style>
    <style:style style:name="P129" style:family="paragraph" style:parent-style-name="Standard">
      <style:paragraph-properties fo:text-align="center" style:justify-single-word="false"/>
      <style:text-properties fo:color="#0066ff" style:font-name="Liberation Serif" fo:font-size="12pt" style:text-underline-style="none" fo:font-weight="normal" officeooo:rsid="0003b556" officeooo:paragraph-rsid="00551808" fo:background-color="transparent" style:font-size-asian="10.5pt" style:font-weight-asian="normal" style:font-size-complex="12pt" style:font-weight-complex="normal"/>
    </style:style>
    <style:style style:name="P130" style:family="paragraph" style:parent-style-name="Standard">
      <style:paragraph-properties fo:text-align="center" style:justify-single-word="false"/>
      <style:text-properties fo:color="#0066ff" style:font-name="Liberation Serif" fo:font-size="12pt" style:text-underline-style="none" fo:font-weight="normal" officeooo:rsid="0003b556" officeooo:paragraph-rsid="00560130" fo:background-color="transparent" style:font-size-asian="10.5pt" style:font-weight-asian="normal" style:font-size-complex="12pt" style:font-weight-complex="normal"/>
    </style:style>
    <style:style style:name="P131" style:family="paragraph" style:parent-style-name="Standard">
      <style:paragraph-properties fo:text-align="center" style:justify-single-word="false"/>
      <style:text-properties fo:color="#0066ff" style:font-name="Liberation Serif" fo:font-size="12pt" style:text-underline-style="none" fo:font-weight="normal" officeooo:rsid="0003b556" officeooo:paragraph-rsid="0058cf7a" fo:background-color="transparent" style:font-size-asian="10.5pt" style:font-weight-asian="normal" style:font-size-complex="12pt" style:font-weight-complex="normal"/>
    </style:style>
    <style:style style:name="P132" style:family="paragraph" style:parent-style-name="Standard">
      <style:paragraph-properties fo:text-align="center" style:justify-single-word="false"/>
      <style:text-properties fo:color="#0066ff" style:font-name="Liberation Serif" fo:font-size="12pt" style:text-underline-style="none" fo:font-weight="normal" officeooo:rsid="0003b556" officeooo:paragraph-rsid="005973c6" fo:background-color="transparent" style:font-size-asian="10.5pt" style:font-weight-asian="normal" style:font-size-complex="12pt" style:font-weight-complex="normal"/>
    </style:style>
    <style:style style:name="P133" style:family="paragraph" style:parent-style-name="Standard">
      <style:paragraph-properties fo:text-align="center" style:justify-single-word="false"/>
      <style:text-properties fo:color="#0066ff" officeooo:rsid="0003b556" officeooo:paragraph-rsid="0039a78b"/>
    </style:style>
    <style:style style:name="P134" style:family="paragraph" style:parent-style-name="Standard">
      <style:paragraph-properties fo:text-align="center" style:justify-single-word="false"/>
      <style:text-properties fo:color="#0066ff" officeooo:rsid="0003b556" officeooo:paragraph-rsid="003c7d6e"/>
    </style:style>
    <style:style style:name="P135" style:family="paragraph" style:parent-style-name="Standard">
      <style:paragraph-properties fo:text-align="center" style:justify-single-word="false"/>
      <style:text-properties fo:color="#0066cc" officeooo:rsid="0003b556" officeooo:paragraph-rsid="00348dcd"/>
    </style:style>
    <style:style style:name="P136" style:family="paragraph" style:parent-style-name="Standard">
      <style:text-properties officeooo:rsid="000007bb" officeooo:paragraph-rsid="0045b92a"/>
    </style:style>
    <style:style style:name="P137" style:family="paragraph" style:parent-style-name="Standard">
      <style:text-properties officeooo:rsid="0000c2c0" officeooo:paragraph-rsid="0045b92a"/>
    </style:style>
    <style:style style:name="P138" style:family="paragraph" style:parent-style-name="Standard">
      <style:text-properties officeooo:rsid="000601e4" officeooo:paragraph-rsid="0045b92a"/>
    </style:style>
    <style:style style:name="P139" style:family="paragraph" style:parent-style-name="Standard">
      <style:paragraph-properties fo:text-align="start" style:justify-single-word="false"/>
      <style:text-properties officeooo:rsid="0002f777" officeooo:paragraph-rsid="0045b92a"/>
    </style:style>
    <style:style style:name="P140" style:family="paragraph" style:parent-style-name="Standard">
      <style:text-properties officeooo:rsid="0002f777" officeooo:paragraph-rsid="0045b92a"/>
    </style:style>
    <style:style style:name="P141" style:family="paragraph" style:parent-style-name="Standard">
      <style:text-properties officeooo:rsid="001d6460" officeooo:paragraph-rsid="0045b92a"/>
    </style:style>
    <style:style style:name="P142" style:family="paragraph" style:parent-style-name="Standard">
      <style:text-properties officeooo:rsid="001e8b3d" officeooo:paragraph-rsid="0045b92a"/>
    </style:style>
    <style:style style:name="P143" style:family="paragraph" style:parent-style-name="Standard">
      <style:text-properties officeooo:rsid="0045b92a" officeooo:paragraph-rsid="0045b92a"/>
    </style:style>
    <style:style style:name="P144" style:family="paragraph" style:parent-style-name="Standard">
      <style:text-properties officeooo:rsid="0045b92a" officeooo:paragraph-rsid="00469290"/>
    </style:style>
    <style:style style:name="P145" style:family="paragraph" style:parent-style-name="Standard">
      <style:text-properties officeooo:rsid="0045b92a" officeooo:paragraph-rsid="0046ac91"/>
    </style:style>
    <style:style style:name="P146" style:family="paragraph" style:parent-style-name="Standard">
      <style:text-properties officeooo:rsid="0045b92a" officeooo:paragraph-rsid="0045b92a" fo:background-color="#ffff99"/>
    </style:style>
    <style:style style:name="P147" style:family="paragraph" style:parent-style-name="Standard">
      <style:text-properties officeooo:rsid="00469290" officeooo:paragraph-rsid="00469290" fo:background-color="#ffff99"/>
    </style:style>
    <style:style style:name="P148" style:family="paragraph" style:parent-style-name="Standard">
      <style:text-properties officeooo:rsid="00469290" officeooo:paragraph-rsid="0050cbe9" fo:background-color="#ffff99"/>
    </style:style>
    <style:style style:name="P149" style:family="paragraph" style:parent-style-name="Standard">
      <style:text-properties officeooo:rsid="0046ac91" officeooo:paragraph-rsid="0046ac91" fo:background-color="#ffff99"/>
    </style:style>
    <style:style style:name="P150" style:family="paragraph" style:parent-style-name="Standard">
      <style:text-properties officeooo:rsid="0050cbe9" officeooo:paragraph-rsid="0050cbe9" fo:background-color="#ffff99"/>
    </style:style>
    <style:style style:name="P151" style:family="paragraph" style:parent-style-name="Standard">
      <style:text-properties officeooo:rsid="00469290" officeooo:paragraph-rsid="00469290"/>
    </style:style>
    <style:style style:name="P152" style:family="paragraph" style:parent-style-name="Standard">
      <style:text-properties officeooo:rsid="0046ac91" officeooo:paragraph-rsid="0046ac91"/>
    </style:style>
    <style:style style:name="P153" style:family="paragraph" style:parent-style-name="Standard">
      <style:text-properties officeooo:rsid="003587bc" officeooo:paragraph-rsid="003587bc"/>
    </style:style>
    <style:style style:name="P154" style:family="paragraph" style:parent-style-name="Standard">
      <style:text-properties officeooo:rsid="00297104" officeooo:paragraph-rsid="005383b5"/>
    </style:style>
    <style:style style:name="P155" style:family="paragraph" style:parent-style-name="Standard">
      <style:text-properties officeooo:rsid="0032f3b2" officeooo:paragraph-rsid="0056f8de"/>
    </style:style>
    <style:style style:name="P156" style:family="paragraph" style:parent-style-name="Standard">
      <style:text-properties officeooo:rsid="0035ca28" officeooo:paragraph-rsid="005383b5"/>
    </style:style>
    <style:style style:name="P157" style:family="paragraph" style:parent-style-name="Standard">
      <style:text-properties officeooo:rsid="00367cdd" officeooo:paragraph-rsid="0056f8de"/>
    </style:style>
    <style:style style:name="P158" style:family="paragraph" style:parent-style-name="Standard">
      <style:text-properties officeooo:rsid="003bcee7" officeooo:paragraph-rsid="0056f8de"/>
    </style:style>
    <style:style style:name="P159" style:family="paragraph" style:parent-style-name="Standard">
      <style:text-properties officeooo:rsid="0058cf7a" officeooo:paragraph-rsid="0058cf7a"/>
    </style:style>
    <style:style style:name="P160" style:family="paragraph" style:parent-style-name="Standard">
      <style:text-properties officeooo:rsid="003d1a97" officeooo:paragraph-rsid="005973c6"/>
    </style:style>
    <style:style style:name="P161" style:family="paragraph" style:parent-style-name="Standard">
      <style:paragraph-properties fo:padding="0.074cm" fo:border-left="none" fo:border-right="none" fo:border-top="none" fo:border-bottom="0.06pt solid #000000" style:join-border="false"/>
      <style:text-properties officeooo:rsid="0035ca28" officeooo:paragraph-rsid="005383b5"/>
    </style:style>
    <style:style style:name="P162" style:family="paragraph" style:parent-style-name="Table_20_Contents" style:list-style-name="L11">
      <style:text-properties officeooo:rsid="0003b556" officeooo:paragraph-rsid="0018f124"/>
    </style:style>
    <style:style style:name="P163" style:family="paragraph" style:parent-style-name="Table_20_Contents" style:list-style-name="L12">
      <style:text-properties officeooo:rsid="0003b556" officeooo:paragraph-rsid="0018f124"/>
    </style:style>
    <style:style style:name="P164" style:family="paragraph" style:parent-style-name="Table_20_Contents" style:list-style-name="L11">
      <style:text-properties style:text-underline-style="none" officeooo:rsid="0003b556" officeooo:paragraph-rsid="0018f124"/>
    </style:style>
    <style:style style:name="P165" style:family="paragraph" style:parent-style-name="Table_20_Contents" style:list-style-name="L12">
      <style:text-properties style:text-underline-style="none" officeooo:rsid="0033e091" officeooo:paragraph-rsid="0018f124"/>
    </style:style>
    <style:style style:name="P166" style:family="paragraph" style:parent-style-name="Table_20_Contents" style:list-style-name="L14">
      <style:text-properties style:text-underline-style="none" officeooo:rsid="0037ff40" officeooo:paragraph-rsid="0018f124"/>
    </style:style>
    <style:style style:name="P167" style:family="paragraph" style:parent-style-name="Table_20_Contents" style:list-style-name="L15">
      <style:text-properties style:text-underline-style="none" officeooo:rsid="0037ff40" officeooo:paragraph-rsid="0018f124"/>
    </style:style>
    <style:style style:name="P168" style:family="paragraph" style:parent-style-name="Table_20_Contents" style:list-style-name="L15">
      <style:text-properties style:text-underline-style="none" officeooo:rsid="003a8e9d" officeooo:paragraph-rsid="0018f124"/>
    </style:style>
    <style:style style:name="P169" style:family="paragraph" style:parent-style-name="Table_20_Contents" style:list-style-name="L16">
      <style:text-properties style:text-underline-style="none" officeooo:rsid="003a8e9d" officeooo:paragraph-rsid="0018f124"/>
    </style:style>
    <style:style style:name="P170" style:family="paragraph" style:parent-style-name="Table_20_Contents" style:list-style-name="L16">
      <style:text-properties style:text-underline-style="none" officeooo:rsid="003b00fa" officeooo:paragraph-rsid="0018f124"/>
    </style:style>
    <style:style style:name="P171" style:family="paragraph" style:parent-style-name="Table_20_Contents" style:list-style-name="L20">
      <style:paragraph-properties fo:text-align="start" style:justify-single-word="false"/>
      <style:text-properties style:text-underline-style="none" officeooo:rsid="003c83e9" officeooo:paragraph-rsid="0018f124"/>
    </style:style>
    <style:style style:name="P172" style:family="paragraph" style:parent-style-name="Table_20_Contents" style:list-style-name="L14">
      <style:text-properties style:text-underline-style="solid" style:text-underline-width="auto" style:text-underline-color="font-color" officeooo:rsid="003586cb" officeooo:paragraph-rsid="0018f124"/>
    </style:style>
    <style:style style:name="P173" style:family="paragraph" style:parent-style-name="Table_20_Contents" style:list-style-name="L15">
      <style:text-properties style:text-underline-style="solid" style:text-underline-width="auto" style:text-underline-color="font-color" officeooo:rsid="003a8e9d" officeooo:paragraph-rsid="0018f124"/>
    </style:style>
    <style:style style:name="P174" style:family="paragraph" style:parent-style-name="Table_20_Contents" style:list-style-name="L16">
      <style:text-properties style:text-underline-style="solid" style:text-underline-width="auto" style:text-underline-color="font-color" officeooo:rsid="003a8e9d" officeooo:paragraph-rsid="0018f124"/>
    </style:style>
    <style:style style:name="P175" style:family="paragraph" style:parent-style-name="Table_20_Contents" style:list-style-name="L18">
      <style:text-properties officeooo:rsid="0028567f" officeooo:paragraph-rsid="0018f124"/>
    </style:style>
    <style:style style:name="P176" style:family="paragraph" style:parent-style-name="Table_20_Contents" style:list-style-name="L19">
      <style:paragraph-properties fo:text-align="start" style:justify-single-word="false"/>
      <style:text-properties fo:color="#000000" fo:font-size="12pt" style:text-underline-style="none" fo:font-weight="normal" officeooo:rsid="0028567f" officeooo:paragraph-rsid="0018f124" style:font-size-asian="10.5pt" style:font-weight-asian="normal" style:font-size-complex="12pt" style:font-weight-complex="normal"/>
    </style:style>
    <style:style style:name="P177" style:family="paragraph" style:parent-style-name="Table_20_Contents" style:list-style-name="L19">
      <style:paragraph-properties fo:text-align="start" style:justify-single-word="false"/>
      <style:text-properties fo:color="#000000" fo:font-size="12pt" style:text-underline-style="none" fo:font-weight="normal" officeooo:rsid="003c1f92" officeooo:paragraph-rsid="0018f124" style:font-size-asian="10.5pt" style:font-weight-asian="normal" style:font-size-complex="12pt" style:font-weight-complex="normal"/>
    </style:style>
    <style:style style:name="P178" style:family="paragraph" style:parent-style-name="Table_20_Contents" style:list-style-name="L20">
      <style:paragraph-properties fo:text-align="start" style:justify-single-word="false"/>
      <style:text-properties fo:color="#000000" fo:font-size="12pt" style:text-underline-style="none" fo:font-weight="normal" officeooo:rsid="003c83e9" officeooo:paragraph-rsid="0018f124" style:font-size-asian="10.5pt" style:font-weight-asian="normal" style:font-size-complex="12pt" style:font-weight-complex="normal"/>
    </style:style>
    <style:style style:name="P179" style:family="paragraph" style:parent-style-name="Table_20_Contents" style:list-style-name="L22">
      <style:paragraph-properties fo:text-align="start" style:justify-single-word="false"/>
      <style:text-properties fo:color="#000000" style:font-name="Liberation Serif" fo:font-size="12pt" style:text-underline-style="none" fo:font-weight="normal" officeooo:rsid="003cc59a" officeooo:paragraph-rsid="0018f124" style:font-size-asian="10.5pt" style:font-weight-asian="normal" style:font-size-complex="12pt" style:font-weight-complex="normal"/>
    </style:style>
    <style:style style:name="P180" style:family="paragraph" style:parent-style-name="Standard" style:list-style-name="L1">
      <style:text-properties officeooo:rsid="000007bb" officeooo:paragraph-rsid="0045b92a"/>
    </style:style>
    <style:style style:name="P181" style:family="paragraph" style:parent-style-name="Standard" style:list-style-name="L1">
      <style:paragraph-properties fo:text-align="start" style:justify-single-word="false"/>
      <style:text-properties officeooo:rsid="000007bb" officeooo:paragraph-rsid="0045b92a"/>
    </style:style>
    <style:style style:name="P182" style:family="paragraph" style:parent-style-name="Standard" style:list-style-name="L1">
      <style:text-properties officeooo:rsid="0008a137" officeooo:paragraph-rsid="0045b92a"/>
    </style:style>
    <style:style style:name="P183" style:family="paragraph" style:parent-style-name="Standard" style:list-style-name="L2">
      <style:text-properties officeooo:rsid="0000c2c0" officeooo:paragraph-rsid="0045b92a"/>
    </style:style>
    <style:style style:name="P184" style:family="paragraph" style:parent-style-name="Standard" style:list-style-name="L2">
      <style:paragraph-properties fo:text-align="start" style:justify-single-word="false"/>
      <style:text-properties officeooo:rsid="0000c2c0" officeooo:paragraph-rsid="0045b92a"/>
    </style:style>
    <style:style style:name="P185" style:family="paragraph" style:parent-style-name="Standard" style:list-style-name="L3">
      <style:text-properties officeooo:rsid="00173e7c" officeooo:paragraph-rsid="0045b92a"/>
    </style:style>
    <style:style style:name="P186" style:family="paragraph" style:parent-style-name="Standard" style:list-style-name="L4">
      <style:text-properties officeooo:rsid="001e8b3d" officeooo:paragraph-rsid="0045b92a"/>
    </style:style>
    <style:style style:name="P187" style:family="paragraph" style:parent-style-name="Standard" style:list-style-name="L5">
      <style:paragraph-properties fo:text-align="start" style:justify-single-word="false"/>
      <style:text-properties fo:font-size="12pt" style:text-underline-style="none" officeooo:rsid="003586cb" officeooo:paragraph-rsid="0018f124" style:font-size-asian="10.5pt" style:font-size-complex="12pt"/>
    </style:style>
    <style:style style:name="P188" style:family="paragraph" style:parent-style-name="Standard" style:list-style-name="L5">
      <style:paragraph-properties fo:text-align="start" style:justify-single-word="false"/>
      <style:text-properties officeooo:rsid="0033e091" officeooo:paragraph-rsid="0018f124"/>
    </style:style>
    <style:style style:name="P189" style:family="paragraph" style:parent-style-name="Standard" style:list-style-name="L6">
      <style:text-properties officeooo:rsid="001cbc2e" officeooo:paragraph-rsid="001cbc2e"/>
    </style:style>
    <style:style style:name="P190" style:family="paragraph" style:parent-style-name="Standard" style:list-style-name="L6">
      <style:text-properties officeooo:rsid="001cbc2e" officeooo:paragraph-rsid="001e3da6"/>
    </style:style>
    <style:style style:name="P191" style:family="paragraph" style:parent-style-name="Standard" style:list-style-name="L6">
      <style:text-properties officeooo:rsid="001cbc2e" officeooo:paragraph-rsid="001f8785"/>
    </style:style>
    <style:style style:name="P192" style:family="paragraph" style:parent-style-name="Standard" style:list-style-name="L6">
      <style:text-properties officeooo:rsid="001cbc2e" officeooo:paragraph-rsid="00385272"/>
    </style:style>
    <style:style style:name="P193" style:family="paragraph" style:parent-style-name="Standard" style:list-style-name="L6">
      <style:text-properties style:text-underline-style="none" officeooo:rsid="001f8785" officeooo:paragraph-rsid="001f8785"/>
    </style:style>
    <style:style style:name="P194" style:family="paragraph" style:parent-style-name="Standard" style:list-style-name="L6">
      <style:text-properties style:text-underline-style="none" officeooo:rsid="001e3da6" officeooo:paragraph-rsid="001e3da6"/>
    </style:style>
    <style:style style:name="P195" style:family="paragraph" style:parent-style-name="Standard" style:list-style-name="L7">
      <style:text-properties style:text-underline-style="none" officeooo:rsid="00030cbf" officeooo:paragraph-rsid="0018f124"/>
    </style:style>
    <style:style style:name="P196" style:family="paragraph" style:parent-style-name="Standard" style:list-style-name="L8">
      <style:text-properties style:text-underline-style="none" officeooo:rsid="00030cbf" officeooo:paragraph-rsid="0018f124"/>
    </style:style>
    <style:style style:name="P197" style:family="paragraph" style:parent-style-name="Standard" style:list-style-name="L10">
      <style:text-properties style:text-underline-style="none" officeooo:rsid="0003b556" officeooo:paragraph-rsid="0018f124"/>
    </style:style>
    <style:style style:name="P198" style:family="paragraph" style:parent-style-name="Standard" style:list-style-name="L13">
      <style:text-properties style:text-underline-style="none" officeooo:rsid="003586cb" officeooo:paragraph-rsid="0018f124"/>
    </style:style>
    <style:style style:name="P199" style:family="paragraph" style:parent-style-name="Standard" style:list-style-name="L14">
      <style:text-properties style:text-underline-style="none" officeooo:rsid="003586cb" officeooo:paragraph-rsid="0018f124"/>
    </style:style>
    <style:style style:name="P200" style:family="paragraph" style:parent-style-name="Standard" style:list-style-name="L6">
      <style:text-properties style:text-underline-style="none" officeooo:rsid="00385272" officeooo:paragraph-rsid="00385272"/>
    </style:style>
    <style:style style:name="P201" style:family="paragraph" style:parent-style-name="Standard" style:list-style-name="L8">
      <style:text-properties officeooo:paragraph-rsid="0018f124"/>
    </style:style>
    <style:style style:name="P202" style:family="paragraph" style:parent-style-name="Standard" style:list-style-name="L8">
      <style:text-properties officeooo:rsid="003445d0" officeooo:paragraph-rsid="0018f124"/>
    </style:style>
    <style:style style:name="P203" style:family="paragraph" style:parent-style-name="Standard" style:list-style-name="L10">
      <style:text-properties officeooo:rsid="003445d0" officeooo:paragraph-rsid="0018f124"/>
    </style:style>
    <style:style style:name="P204" style:family="paragraph" style:parent-style-name="Standard" style:list-style-name="L9">
      <style:text-properties officeooo:rsid="003586cb" officeooo:paragraph-rsid="0018f124"/>
    </style:style>
    <style:style style:name="P205" style:family="paragraph" style:parent-style-name="Standard" style:list-style-name="L17">
      <style:paragraph-properties fo:text-align="start" style:justify-single-word="false"/>
      <style:text-properties fo:color="#000000" fo:font-size="12pt" style:text-underline-style="none" fo:font-weight="normal" officeooo:rsid="003b00fa" officeooo:paragraph-rsid="0018f124" style:font-size-asian="10.5pt" style:font-weight-asian="normal" style:font-size-complex="12pt" style:font-weight-complex="normal"/>
    </style:style>
    <style:style style:name="P206" style:family="paragraph" style:parent-style-name="Standard" style:list-style-name="L21">
      <style:paragraph-properties fo:text-align="start" style:justify-single-word="false"/>
      <style:text-properties fo:color="#000000" style:font-name="Liberation Serif" fo:font-size="12pt" style:text-underline-style="none" fo:font-weight="normal" officeooo:rsid="003cc59a" officeooo:paragraph-rsid="0018f124" fo:background-color="transparent" style:font-size-asian="10.5pt" style:font-weight-asian="normal" style:font-size-complex="12pt" style:font-weight-complex="normal"/>
    </style:style>
    <style:style style:name="P207" style:family="paragraph" style:parent-style-name="Standard" style:list-style-name="L23">
      <style:paragraph-properties fo:text-align="start" style:justify-single-word="false"/>
      <style:text-properties fo:color="#000000" style:font-name="Liberation Serif" fo:font-size="12pt" style:text-underline-style="none" fo:font-weight="normal" officeooo:rsid="003cc59a" officeooo:paragraph-rsid="0018f124" fo:background-color="transparent" style:font-size-asian="10.5pt" style:font-weight-asian="normal" style:font-size-complex="12pt" style:font-weight-complex="normal"/>
    </style:style>
    <style:style style:name="P208" style:family="paragraph" style:parent-style-name="Standard" style:list-style-name="L24">
      <style:paragraph-properties fo:text-align="start" style:justify-single-word="false"/>
      <style:text-properties fo:color="#000000" style:font-name="Liberation Serif" fo:font-size="12pt" style:text-underline-style="none" fo:font-weight="normal" officeooo:rsid="003cc59a" officeooo:paragraph-rsid="0018f124" fo:background-color="transparent" style:font-size-asian="10.5pt" style:font-weight-asian="normal" style:font-size-complex="12pt" style:font-weight-complex="normal"/>
    </style:style>
    <style:style style:name="P209" style:family="paragraph" style:parent-style-name="Standard" style:list-style-name="L26">
      <style:paragraph-properties fo:text-align="start" style:justify-single-word="false"/>
      <style:text-properties fo:color="#000000" style:font-name="Liberation Serif" fo:font-size="12pt" style:text-underline-style="none" fo:font-weight="normal" officeooo:rsid="003c83e9" officeooo:paragraph-rsid="0018f124" fo:background-color="transparent" style:font-size-asian="10.5pt" style:font-weight-asian="normal" style:font-size-complex="12pt" style:font-weight-complex="normal"/>
    </style:style>
    <style:style style:name="P210" style:family="paragraph" style:parent-style-name="Standard" style:list-style-name="L27">
      <style:paragraph-properties fo:text-align="start" style:justify-single-word="false"/>
      <style:text-properties fo:color="#000000" style:font-name="Liberation Serif" fo:font-size="12pt" style:text-underline-style="none" fo:font-weight="normal" officeooo:rsid="003c83e9" officeooo:paragraph-rsid="0018f124" fo:background-color="transparent" style:font-size-asian="10.5pt" style:font-weight-asian="normal" style:font-size-complex="12pt" style:font-weight-complex="normal"/>
    </style:style>
    <style:style style:name="P211" style:family="paragraph" style:parent-style-name="Standard" style:list-style-name="L28">
      <style:paragraph-properties fo:text-align="start" style:justify-single-word="false"/>
      <style:text-properties fo:color="#000000" style:font-name="Liberation Serif" fo:font-size="12pt" style:text-underline-style="none" fo:font-weight="normal" officeooo:rsid="003ea869" officeooo:paragraph-rsid="0018f124" fo:background-color="transparent" style:font-size-asian="10.5pt" style:font-weight-asian="normal" style:font-size-complex="12pt" style:font-weight-complex="normal"/>
    </style:style>
    <style:style style:name="P212" style:family="paragraph" style:parent-style-name="Standard" style:list-style-name="L29">
      <style:paragraph-properties fo:text-align="start" style:justify-single-word="false"/>
      <style:text-properties fo:color="#000000" style:font-name="Liberation Serif" fo:font-size="12pt" style:text-underline-style="none" fo:font-weight="normal" officeooo:rsid="003ea869" officeooo:paragraph-rsid="0018f124" fo:background-color="transparent" style:font-size-asian="10.5pt" style:font-weight-asian="normal" style:font-size-complex="12pt" style:font-weight-complex="normal"/>
    </style:style>
    <style:style style:name="P213" style:family="paragraph" style:parent-style-name="Standard" style:list-style-name="L30">
      <style:paragraph-properties fo:text-align="start" style:justify-single-word="false"/>
      <style:text-properties fo:color="#000000" style:font-name="Liberation Serif" fo:font-size="12pt" style:text-underline-style="none" fo:font-weight="normal" officeooo:rsid="0040b53b" officeooo:paragraph-rsid="0018f124" fo:background-color="transparent" style:font-size-asian="10.5pt" style:font-weight-asian="normal" style:font-size-complex="12pt" style:font-weight-complex="normal"/>
    </style:style>
    <style:style style:name="P214" style:family="paragraph" style:parent-style-name="Standard" style:list-style-name="L31">
      <style:paragraph-properties fo:text-align="start" style:justify-single-word="false"/>
      <style:text-properties fo:color="#000000" style:font-name="Liberation Serif" fo:font-size="12pt" style:text-underline-style="none" fo:font-weight="normal" officeooo:rsid="0040b53b" officeooo:paragraph-rsid="0018f124" fo:background-color="transparent" style:font-size-asian="10.5pt" style:font-weight-asian="normal" style:font-size-complex="12pt" style:font-weight-complex="normal"/>
    </style:style>
    <style:style style:name="P215" style:family="paragraph" style:parent-style-name="Standard" style:list-style-name="L32">
      <style:paragraph-properties fo:text-align="start" style:justify-single-word="false"/>
      <style:text-properties fo:color="#000000" style:font-name="Liberation Serif" fo:font-size="12pt" style:text-underline-style="none" fo:font-weight="normal" officeooo:rsid="0040b53b" officeooo:paragraph-rsid="0018f124" fo:background-color="transparent" style:font-size-asian="10.5pt" style:font-weight-asian="normal" style:font-size-complex="12pt" style:font-weight-complex="normal"/>
    </style:style>
    <style:style style:name="P216" style:family="paragraph" style:parent-style-name="Standard" style:list-style-name="L35">
      <style:paragraph-properties fo:text-align="start" style:justify-single-word="false"/>
      <style:text-properties fo:color="#000000" style:font-name="Liberation Serif" fo:font-size="12pt" style:text-underline-style="none" fo:font-weight="normal" officeooo:rsid="0040b53b" officeooo:paragraph-rsid="0018f124" fo:background-color="transparent" style:font-size-asian="10.5pt" style:font-weight-asian="normal" style:font-size-complex="12pt" style:font-weight-complex="normal"/>
    </style:style>
    <style:style style:name="P217" style:family="paragraph" style:parent-style-name="Standard" style:list-style-name="L33">
      <style:paragraph-properties fo:text-align="start" style:justify-single-word="false"/>
      <style:text-properties fo:color="#000000" style:font-name="Liberation Serif" fo:font-size="12pt" style:text-underline-style="none" fo:font-weight="normal" officeooo:rsid="0041c2fa" officeooo:paragraph-rsid="0018f124" fo:background-color="transparent" style:font-size-asian="10.5pt" style:font-weight-asian="normal" style:font-size-complex="12pt" style:font-weight-complex="normal"/>
    </style:style>
    <style:style style:name="P218" style:family="paragraph" style:parent-style-name="Standard" style:list-style-name="L35">
      <style:paragraph-properties fo:text-align="start" style:justify-single-word="false"/>
      <style:text-properties fo:color="#000000" style:font-name="Liberation Serif" fo:font-size="12pt" style:text-underline-style="none" fo:font-weight="normal" officeooo:rsid="0041c2fa" officeooo:paragraph-rsid="0018f124" fo:background-color="transparent" style:font-size-asian="10.5pt" style:font-weight-asian="normal" style:font-size-complex="12pt" style:font-weight-complex="normal"/>
    </style:style>
    <style:style style:name="P219" style:family="paragraph" style:parent-style-name="Standard" style:list-style-name="L36">
      <style:paragraph-properties fo:text-align="start" style:justify-single-word="false"/>
      <style:text-properties fo:color="#000000" style:font-name="Liberation Serif" fo:font-size="12pt" style:text-underline-style="none" fo:font-weight="normal" officeooo:rsid="0021ea10" officeooo:paragraph-rsid="0021ea10" fo:background-color="transparent" style:font-size-asian="10.5pt" style:font-weight-asian="normal" style:font-size-complex="12pt" style:font-weight-complex="normal"/>
    </style:style>
    <style:style style:name="P220" style:family="paragraph" style:parent-style-name="Standard" style:list-style-name="L36">
      <style:paragraph-properties fo:text-align="start" style:justify-single-word="false"/>
      <style:text-properties fo:color="#000000" style:font-name="Liberation Serif" fo:font-size="12pt" style:text-underline-style="none" fo:font-weight="normal" officeooo:rsid="00469290" officeooo:paragraph-rsid="004c4705" fo:background-color="transparent" style:font-size-asian="10.5pt" style:font-weight-asian="normal" style:font-size-complex="12pt" style:font-weight-complex="normal"/>
    </style:style>
    <style:style style:name="P221" style:family="paragraph" style:parent-style-name="Standard" style:list-style-name="L36">
      <style:paragraph-properties fo:text-align="start" style:justify-single-word="false"/>
      <style:text-properties fo:color="#000000" style:font-name="Liberation Serif" fo:font-size="12pt" style:text-underline-style="none" fo:font-weight="normal" officeooo:rsid="0023d51b" officeooo:paragraph-rsid="004c4705" fo:background-color="transparent" style:font-size-asian="10.5pt" style:font-weight-asian="normal" style:font-size-complex="12pt" style:font-weight-complex="normal"/>
    </style:style>
    <style:style style:name="P222" style:family="paragraph" style:parent-style-name="Standard" style:list-style-name="L40">
      <style:paragraph-properties fo:text-align="start" style:justify-single-word="false"/>
      <style:text-properties fo:color="#000000" style:font-name="Liberation Serif" fo:font-size="12pt" style:text-underline-style="none" fo:font-weight="normal" officeooo:rsid="0023d51b" officeooo:paragraph-rsid="0023d51b" fo:background-color="transparent" style:font-size-asian="10.5pt" style:font-weight-asian="normal" style:font-size-complex="12pt" style:font-weight-complex="normal"/>
    </style:style>
    <style:style style:name="P223" style:family="paragraph" style:parent-style-name="Standard" style:list-style-name="L38">
      <style:paragraph-properties fo:text-align="start" style:justify-single-word="false"/>
      <style:text-properties fo:color="#000000" style:font-name="Liberation Serif" fo:font-size="12pt" style:text-underline-style="none" fo:font-weight="normal" officeooo:rsid="00227fe4" officeooo:paragraph-rsid="00227fe4" fo:background-color="transparent" style:font-size-asian="10.5pt" style:font-weight-asian="normal" style:font-size-complex="12pt" style:font-weight-complex="normal"/>
    </style:style>
    <style:style style:name="P224" style:family="paragraph" style:parent-style-name="Standard" style:list-style-name="L39">
      <style:paragraph-properties fo:text-align="start" style:justify-single-word="false"/>
      <style:text-properties fo:color="#000000" style:font-name="Liberation Serif" fo:font-size="12pt" style:text-underline-style="none" fo:font-weight="normal" officeooo:rsid="00227fe4" officeooo:paragraph-rsid="00227fe4" fo:background-color="transparent" style:font-size-asian="10.5pt" style:font-weight-asian="normal" style:font-size-complex="12pt" style:font-weight-complex="normal"/>
    </style:style>
    <style:style style:name="P225" style:family="paragraph" style:parent-style-name="Standard" style:list-style-name="L44">
      <style:paragraph-properties fo:text-align="start" style:justify-single-word="false"/>
      <style:text-properties fo:color="#000000" style:font-name="Liberation Serif" fo:font-size="12pt" style:text-underline-style="none" fo:font-weight="normal" officeooo:rsid="0023dee7" officeooo:paragraph-rsid="0023d51b" fo:background-color="transparent" style:font-size-asian="10.5pt" style:font-weight-asian="normal" style:font-size-complex="12pt" style:font-weight-complex="normal"/>
    </style:style>
    <style:style style:name="P226" style:family="paragraph" style:parent-style-name="Standard" style:list-style-name="L44">
      <style:paragraph-properties fo:text-align="start" style:justify-single-word="false"/>
      <style:text-properties fo:color="#000000" style:font-name="Liberation Serif" fo:font-size="12pt" style:text-underline-style="none" fo:font-weight="normal" officeooo:rsid="0026b430" officeooo:paragraph-rsid="0026b430" fo:background-color="transparent" style:font-size-asian="10.5pt" style:font-weight-asian="normal" style:font-size-complex="12pt" style:font-weight-complex="normal"/>
    </style:style>
    <style:style style:name="P227" style:family="paragraph" style:parent-style-name="Standard" style:list-style-name="L47">
      <style:paragraph-properties fo:text-align="start" style:justify-single-word="false"/>
      <style:text-properties fo:color="#000000" style:font-name="Liberation Serif" fo:font-size="12pt" style:text-underline-style="none" fo:font-weight="normal" officeooo:rsid="002a079a" officeooo:paragraph-rsid="002a3e77" fo:background-color="transparent" style:font-size-asian="10.5pt" style:font-weight-asian="normal" style:font-size-complex="12pt" style:font-weight-complex="normal"/>
    </style:style>
    <style:style style:name="P228" style:family="paragraph" style:parent-style-name="Standard" style:list-style-name="L50">
      <style:paragraph-properties fo:text-align="start" style:justify-single-word="false"/>
      <style:text-properties fo:color="#000000" style:font-name="Liberation Serif" fo:font-size="12pt" style:text-underline-style="none" fo:font-weight="normal" officeooo:rsid="002f649a" officeooo:paragraph-rsid="002f649a" fo:background-color="transparent" style:font-size-asian="10.5pt" style:font-weight-asian="normal" style:font-size-complex="12pt" style:font-weight-complex="normal"/>
    </style:style>
    <style:style style:name="P229" style:family="paragraph" style:parent-style-name="Standard" style:list-style-name="L51">
      <style:paragraph-properties fo:text-align="start" style:justify-single-word="false"/>
      <style:text-properties fo:color="#000000" style:font-name="Liberation Serif" fo:font-size="12pt" style:text-underline-style="none" fo:font-weight="normal" officeooo:rsid="002f649a" officeooo:paragraph-rsid="002f649a" fo:background-color="transparent" style:font-size-asian="10.5pt" style:font-weight-asian="normal" style:font-size-complex="12pt" style:font-weight-complex="normal"/>
    </style:style>
    <style:style style:name="P230" style:family="paragraph" style:parent-style-name="Standard" style:list-style-name="L53">
      <style:paragraph-properties fo:text-align="start" style:justify-single-word="false"/>
      <style:text-properties fo:color="#000000" style:font-name="Liberation Serif" fo:font-size="12pt" style:text-underline-style="none" fo:font-weight="normal" officeooo:rsid="002f649a" officeooo:paragraph-rsid="002f649a" fo:background-color="transparent" style:font-size-asian="10.5pt" style:font-weight-asian="normal" style:font-size-complex="12pt" style:font-weight-complex="normal"/>
    </style:style>
    <style:style style:name="P231" style:family="paragraph" style:parent-style-name="Standard" style:list-style-name="L59">
      <style:paragraph-properties fo:text-align="start" style:justify-single-word="false"/>
      <style:text-properties fo:color="#000000" style:font-name="Liberation Serif" fo:font-size="12pt" style:text-underline-style="none" fo:font-weight="normal" officeooo:rsid="002f649a" officeooo:paragraph-rsid="00348dcd" fo:background-color="transparent" style:font-size-asian="10.5pt" style:font-weight-asian="normal" style:font-size-complex="12pt" style:font-weight-complex="normal"/>
    </style:style>
    <style:style style:name="P232" style:family="paragraph" style:parent-style-name="Standard" style:list-style-name="L52">
      <style:paragraph-properties fo:text-align="start" style:justify-single-word="false"/>
      <style:text-properties fo:color="#000000" style:font-name="Liberation Serif" fo:font-size="12pt" style:text-underline-style="none" fo:font-weight="normal" officeooo:rsid="0030ec35" officeooo:paragraph-rsid="0030ec35" fo:background-color="transparent" style:font-size-asian="10.5pt" style:font-weight-asian="normal" style:font-size-complex="12pt" style:font-weight-complex="normal"/>
    </style:style>
    <style:style style:name="P233" style:family="paragraph" style:parent-style-name="Standard" style:list-style-name="L54">
      <style:paragraph-properties fo:text-align="start" style:justify-single-word="false"/>
      <style:text-properties fo:color="#000000" style:font-name="Liberation Serif" fo:font-size="12pt" style:text-underline-style="none" fo:font-weight="normal" officeooo:rsid="003149f8" officeooo:paragraph-rsid="003149f8" fo:background-color="transparent" style:font-size-asian="10.5pt" style:font-weight-asian="normal" style:font-size-complex="12pt" style:font-weight-complex="normal"/>
    </style:style>
    <style:style style:name="P234" style:family="paragraph" style:parent-style-name="Standard" style:list-style-name="L55">
      <style:paragraph-properties fo:text-align="start" style:justify-single-word="false"/>
      <style:text-properties fo:color="#000000" style:font-name="Liberation Serif" fo:font-size="12pt" style:text-underline-style="none" fo:font-weight="normal" officeooo:rsid="00370389" officeooo:paragraph-rsid="002f649a" fo:background-color="transparent" style:font-size-asian="10.5pt" style:font-weight-asian="normal" style:font-size-complex="12pt" style:font-weight-complex="normal"/>
    </style:style>
    <style:style style:name="P235" style:family="paragraph" style:parent-style-name="Standard" style:list-style-name="L56">
      <style:paragraph-properties fo:text-align="start" style:justify-single-word="false"/>
      <style:text-properties fo:color="#000000" style:font-name="Liberation Serif" fo:font-size="12pt" style:text-underline-style="none" fo:font-weight="normal" officeooo:rsid="0032e8b9" officeooo:paragraph-rsid="0032e8b9" fo:background-color="transparent" style:font-size-asian="10.5pt" style:font-weight-asian="normal" style:font-size-complex="12pt" style:font-weight-complex="normal"/>
    </style:style>
    <style:style style:name="P236" style:family="paragraph" style:parent-style-name="Standard" style:list-style-name="L57">
      <style:paragraph-properties fo:text-align="start" style:justify-single-word="false"/>
      <style:text-properties fo:color="#000000" style:font-name="Liberation Serif" fo:font-size="12pt" style:text-underline-style="none" fo:font-weight="normal" officeooo:rsid="0032e8b9" officeooo:paragraph-rsid="0032e8b9" fo:background-color="transparent" style:font-size-asian="10.5pt" style:font-weight-asian="normal" style:font-size-complex="12pt" style:font-weight-complex="normal"/>
    </style:style>
    <style:style style:name="P237" style:family="paragraph" style:parent-style-name="Standard" style:list-style-name="L58">
      <style:paragraph-properties fo:text-align="start" style:justify-single-word="false"/>
      <style:text-properties fo:color="#000000" style:font-name="Liberation Serif" fo:font-size="12pt" style:text-underline-style="none" fo:font-weight="normal" officeooo:rsid="004843d7" officeooo:paragraph-rsid="004843d7" fo:background-color="transparent" style:font-size-asian="10.5pt" style:font-weight-asian="normal" style:font-size-complex="12pt" style:font-weight-complex="normal"/>
    </style:style>
    <style:style style:name="P238" style:family="paragraph" style:parent-style-name="Standard" style:list-style-name="L60">
      <style:paragraph-properties fo:text-align="start" style:justify-single-word="false"/>
      <style:text-properties fo:color="#000000" style:font-name="Liberation Serif" fo:font-size="12pt" style:text-underline-style="none" fo:font-weight="normal" officeooo:rsid="00348dcd" officeooo:paragraph-rsid="00348dcd" fo:background-color="transparent" style:font-size-asian="10.5pt" style:font-weight-asian="normal" style:font-size-complex="12pt" style:font-weight-complex="normal"/>
    </style:style>
    <style:style style:name="P239" style:family="paragraph" style:parent-style-name="Standard" style:list-style-name="L65">
      <style:paragraph-properties fo:text-align="start" style:justify-single-word="false"/>
      <style:text-properties fo:color="#000000" style:font-name="Liberation Serif" fo:font-size="12pt" style:text-underline-style="none" fo:font-weight="normal" officeooo:rsid="001cd577" officeooo:paragraph-rsid="0050cbe9" fo:background-color="transparent" style:font-size-asian="10.5pt" style:font-weight-asian="normal" style:font-size-complex="12pt" style:font-weight-complex="normal"/>
    </style:style>
    <style:style style:name="P240" style:family="paragraph" style:parent-style-name="Standard" style:list-style-name="L65">
      <style:paragraph-properties fo:text-align="start" style:justify-single-word="false"/>
      <style:text-properties fo:color="#000000" style:font-name="Liberation Serif" fo:font-size="12pt" style:text-underline-style="none" fo:font-weight="normal" officeooo:rsid="003f1c1c" officeooo:paragraph-rsid="0050cbe9" fo:background-color="transparent" style:font-size-asian="10.5pt" style:font-weight-asian="normal" style:font-size-complex="12pt" style:font-weight-complex="normal"/>
    </style:style>
    <style:style style:name="P241" style:family="paragraph" style:parent-style-name="Standard" style:list-style-name="L75">
      <style:paragraph-properties fo:text-align="start" style:justify-single-word="false"/>
      <style:text-properties fo:color="#000000" style:font-name="Liberation Serif" fo:font-size="12pt" style:text-underline-style="none" fo:font-weight="normal" officeooo:rsid="003f1c1c" officeooo:paragraph-rsid="003f1c1c" fo:background-color="transparent" style:font-size-asian="10.5pt" style:font-weight-asian="normal" style:font-size-complex="12pt" style:font-weight-complex="normal"/>
    </style:style>
    <style:style style:name="P242" style:family="paragraph" style:parent-style-name="Standard" style:list-style-name="L76">
      <style:paragraph-properties fo:text-align="start" style:justify-single-word="false"/>
      <style:text-properties fo:color="#000000" style:font-name="Liberation Serif" fo:font-size="12pt" style:text-underline-style="none" fo:font-weight="normal" officeooo:rsid="003f1c1c" officeooo:paragraph-rsid="003f1c1c" fo:background-color="transparent" style:font-size-asian="10.5pt" style:font-weight-asian="normal" style:font-size-complex="12pt" style:font-weight-complex="normal"/>
    </style:style>
    <style:style style:name="P243" style:family="paragraph" style:parent-style-name="Standard" style:list-style-name="L77">
      <style:paragraph-properties fo:text-align="start" style:justify-single-word="false"/>
      <style:text-properties fo:color="#000000" style:font-name="Liberation Serif" fo:font-size="12pt" style:text-underline-style="none" fo:font-weight="normal" officeooo:rsid="003f1c1c" officeooo:paragraph-rsid="003f1c1c" fo:background-color="transparent" style:font-size-asian="10.5pt" style:font-weight-asian="normal" style:font-size-complex="12pt" style:font-weight-complex="normal"/>
    </style:style>
    <style:style style:name="P244" style:family="paragraph" style:parent-style-name="Standard" style:list-style-name="L66">
      <style:paragraph-properties fo:text-align="start" style:justify-single-word="false"/>
      <style:text-properties fo:color="#000000" style:font-name="Liberation Serif" fo:font-size="12pt" style:text-underline-style="none" fo:font-weight="normal" officeooo:rsid="003ecdfd" officeooo:paragraph-rsid="0036ad3e" fo:background-color="transparent" style:font-size-asian="10.5pt" style:font-weight-asian="normal" style:font-size-complex="12pt" style:font-weight-complex="normal"/>
    </style:style>
    <style:style style:name="P245" style:family="paragraph" style:parent-style-name="Standard" style:list-style-name="L71">
      <style:paragraph-properties fo:text-align="start" style:justify-single-word="false"/>
      <style:text-properties fo:color="#000000" style:font-name="Liberation Serif" fo:font-size="12pt" style:text-underline-style="none" fo:font-weight="normal" officeooo:rsid="003c7d6e" officeooo:paragraph-rsid="003c7d6e" fo:background-color="transparent" style:font-size-asian="10.5pt" style:font-weight-asian="normal" style:font-size-complex="12pt" style:font-weight-complex="normal"/>
    </style:style>
    <style:style style:name="P246" style:family="paragraph" style:parent-style-name="Standard" style:list-style-name="L72">
      <style:paragraph-properties fo:text-align="start" style:justify-single-word="false"/>
      <style:text-properties fo:color="#000000" style:font-name="Liberation Serif" fo:font-size="12pt" style:text-underline-style="none" fo:font-weight="normal" officeooo:rsid="003c7d6e" officeooo:paragraph-rsid="003c7d6e" fo:background-color="transparent" style:font-size-asian="10.5pt" style:font-weight-asian="normal" style:font-size-complex="12pt" style:font-weight-complex="normal"/>
    </style:style>
    <style:style style:name="P247" style:family="paragraph" style:parent-style-name="Standard" style:list-style-name="L73">
      <style:paragraph-properties fo:text-align="start" style:justify-single-word="false"/>
      <style:text-properties fo:color="#000000" style:font-name="Liberation Serif" fo:font-size="12pt" style:text-underline-style="none" fo:font-weight="normal" officeooo:rsid="003c7d6e" officeooo:paragraph-rsid="003c7d6e" fo:background-color="transparent" style:font-size-asian="10.5pt" style:font-weight-asian="normal" style:font-size-complex="12pt" style:font-weight-complex="normal"/>
    </style:style>
    <style:style style:name="P248" style:family="paragraph" style:parent-style-name="Standard" style:list-style-name="L74">
      <style:paragraph-properties fo:text-align="start" style:justify-single-word="false"/>
      <style:text-properties fo:color="#000000" style:font-name="Liberation Serif" fo:font-size="12pt" style:text-underline-style="none" fo:font-weight="normal" officeooo:rsid="003e4b70" officeooo:paragraph-rsid="003e4b70" fo:background-color="transparent" style:font-size-asian="10.5pt" style:font-weight-asian="normal" style:font-size-complex="12pt" style:font-weight-complex="normal"/>
    </style:style>
    <style:style style:name="P249" style:family="paragraph" style:parent-style-name="Standard" style:list-style-name="L65">
      <style:paragraph-properties fo:text-align="start" style:justify-single-word="false"/>
      <style:text-properties fo:color="#000000" style:font-name="Liberation Serif" fo:font-size="12pt" style:text-underline-style="none" fo:font-weight="normal" officeooo:rsid="00407d17" officeooo:paragraph-rsid="00407d17" fo:background-color="transparent" style:font-size-asian="10.5pt" style:font-weight-asian="normal" style:font-size-complex="12pt" style:font-weight-complex="normal"/>
    </style:style>
    <style:style style:name="P250" style:family="paragraph" style:parent-style-name="Standard" style:list-style-name="L78">
      <style:paragraph-properties fo:text-align="start" style:justify-single-word="false"/>
      <style:text-properties fo:color="#000000" style:font-name="Liberation Serif" fo:font-size="12pt" style:text-underline-style="none" fo:font-weight="normal" officeooo:rsid="00407d17" officeooo:paragraph-rsid="00407d17" fo:background-color="transparent" style:font-size-asian="10.5pt" style:font-weight-asian="normal" style:font-size-complex="12pt" style:font-weight-complex="normal"/>
    </style:style>
    <style:style style:name="P251" style:family="paragraph" style:parent-style-name="Standard" style:list-style-name="L79">
      <style:paragraph-properties fo:text-align="start" style:justify-single-word="false"/>
      <style:text-properties fo:color="#000000" style:font-name="Liberation Serif" fo:font-size="12pt" style:text-underline-style="none" fo:font-weight="normal" officeooo:rsid="00407d17" officeooo:paragraph-rsid="00407d17" fo:background-color="transparent" style:font-size-asian="10.5pt" style:font-weight-asian="normal" style:font-size-complex="12pt" style:font-weight-complex="normal"/>
    </style:style>
    <style:style style:name="P252" style:family="paragraph" style:parent-style-name="Standard" style:list-style-name="L81">
      <style:paragraph-properties fo:text-align="start" style:justify-single-word="false"/>
      <style:text-properties fo:color="#000000" style:font-name="Liberation Serif" fo:font-size="12pt" style:text-underline-style="none" fo:font-weight="normal" officeooo:rsid="00424797" officeooo:paragraph-rsid="00424797" fo:background-color="transparent" style:font-size-asian="10.5pt" style:font-weight-asian="normal" style:font-size-complex="12pt" style:font-weight-complex="normal"/>
    </style:style>
    <style:style style:name="P253" style:family="paragraph" style:parent-style-name="Standard" style:list-style-name="L82">
      <style:paragraph-properties fo:text-align="start" style:justify-single-word="false"/>
      <style:text-properties fo:color="#000000" style:font-name="Liberation Serif" fo:font-size="12pt" style:text-underline-style="none" fo:font-weight="normal" officeooo:rsid="0027c86c" officeooo:paragraph-rsid="005383b5" fo:background-color="transparent" style:font-size-asian="10.5pt" style:font-weight-asian="normal" style:font-size-complex="12pt" style:font-weight-complex="normal"/>
    </style:style>
    <style:style style:name="P254" style:family="paragraph" style:parent-style-name="Standard" style:list-style-name="L83">
      <style:paragraph-properties fo:text-align="start" style:justify-single-word="false"/>
      <style:text-properties fo:color="#000000" style:font-name="Liberation Serif" fo:font-size="12pt" style:text-underline-style="none" fo:font-weight="normal" officeooo:rsid="005383b5" officeooo:paragraph-rsid="005383b5" fo:background-color="transparent" style:font-size-asian="10.5pt" style:font-weight-asian="normal" style:font-size-complex="12pt" style:font-weight-complex="normal"/>
    </style:style>
    <style:style style:name="P255" style:family="paragraph" style:parent-style-name="Standard" style:list-style-name="L83">
      <style:paragraph-properties fo:text-align="start" style:justify-single-word="false"/>
      <style:text-properties fo:color="#000000" style:font-name="Liberation Serif" fo:font-size="12pt" style:text-underline-style="none" fo:font-weight="normal" officeooo:rsid="00551808" officeooo:paragraph-rsid="00551808" fo:background-color="transparent" style:font-size-asian="10.5pt" style:font-weight-asian="normal" style:font-size-complex="12pt" style:font-weight-complex="normal"/>
    </style:style>
    <style:style style:name="P256" style:family="paragraph" style:parent-style-name="Standard" style:list-style-name="L84">
      <style:paragraph-properties fo:text-align="start" style:justify-single-word="false"/>
      <style:text-properties fo:color="#000000" style:font-name="Liberation Serif" fo:font-size="12pt" style:text-underline-style="none" fo:font-weight="normal" officeooo:rsid="00560130" officeooo:paragraph-rsid="00560130" fo:background-color="transparent" style:font-size-asian="10.5pt" style:font-weight-asian="normal" style:font-size-complex="12pt" style:font-weight-complex="normal"/>
    </style:style>
    <style:style style:name="P257" style:family="paragraph" style:parent-style-name="Standard" style:list-style-name="L85">
      <style:paragraph-properties fo:text-align="start" style:justify-single-word="false"/>
      <style:text-properties fo:color="#000000" style:font-name="Liberation Serif" fo:font-size="12pt" style:text-underline-style="none" fo:font-weight="normal" officeooo:rsid="00560130" officeooo:paragraph-rsid="00560130" fo:background-color="transparent" style:font-size-asian="10.5pt" style:font-weight-asian="normal" style:font-size-complex="12pt" style:font-weight-complex="normal"/>
    </style:style>
    <style:style style:name="P258" style:family="paragraph" style:parent-style-name="Standard" style:list-style-name="L86">
      <style:paragraph-properties fo:text-align="start" style:justify-single-word="false"/>
      <style:text-properties fo:color="#000000" style:font-name="Liberation Serif" fo:font-size="12pt" style:text-underline-style="none" fo:font-weight="normal" officeooo:rsid="00560130" officeooo:paragraph-rsid="00560130" fo:background-color="transparent" style:font-size-asian="10.5pt" style:font-weight-asian="normal" style:font-size-complex="12pt" style:font-weight-complex="normal"/>
    </style:style>
    <style:style style:name="P259" style:family="paragraph" style:parent-style-name="Standard" style:list-style-name="L87">
      <style:paragraph-properties fo:text-align="start" style:justify-single-word="false"/>
      <style:text-properties fo:color="#000000" style:font-name="Liberation Serif" fo:font-size="12pt" style:text-underline-style="none" fo:font-weight="normal" officeooo:rsid="00560130" officeooo:paragraph-rsid="00560130" fo:background-color="transparent" style:font-size-asian="10.5pt" style:font-weight-asian="normal" style:font-size-complex="12pt" style:font-weight-complex="normal"/>
    </style:style>
    <style:style style:name="P260" style:family="paragraph" style:parent-style-name="Standard" style:list-style-name="L85">
      <style:paragraph-properties fo:text-align="start" style:justify-single-word="false"/>
      <style:text-properties fo:color="#000000" style:font-name="Liberation Serif" fo:font-size="12pt" style:text-underline-style="none" fo:font-weight="normal" officeooo:rsid="0058cf7a" officeooo:paragraph-rsid="005973c6" fo:background-color="transparent" style:font-size-asian="10.5pt" style:font-weight-asian="normal" style:font-size-complex="12pt" style:font-weight-complex="normal"/>
    </style:style>
    <style:style style:name="P261" style:family="paragraph" style:parent-style-name="Standard" style:list-style-name="L88">
      <style:paragraph-properties fo:text-align="start" style:justify-single-word="false"/>
      <style:text-properties fo:color="#000000" style:font-name="Liberation Serif" fo:font-size="12pt" style:text-underline-style="none" fo:font-weight="normal" officeooo:rsid="0058cf7a" officeooo:paragraph-rsid="0058cf7a" fo:background-color="transparent" style:font-size-asian="10.5pt" style:font-weight-asian="normal" style:font-size-complex="12pt" style:font-weight-complex="normal"/>
    </style:style>
    <style:style style:name="P262" style:family="paragraph" style:parent-style-name="Standard" style:list-style-name="L88">
      <style:paragraph-properties fo:text-align="start" style:justify-single-word="false"/>
      <style:text-properties fo:color="#000000" style:font-name="Liberation Serif" fo:font-size="12pt" style:text-underline-style="none" fo:font-weight="normal" officeooo:rsid="0056f8de" officeooo:paragraph-rsid="00430a6a" fo:background-color="transparent" style:font-size-asian="10.5pt" style:font-weight-asian="normal" style:font-size-complex="12pt" style:font-weight-complex="normal"/>
    </style:style>
    <style:style style:name="P263" style:family="paragraph" style:parent-style-name="Standard" style:list-style-name="L88">
      <style:paragraph-properties fo:text-align="start" style:justify-single-word="false"/>
      <style:text-properties fo:color="#000000" style:font-name="Liberation Serif" fo:font-size="12pt" style:text-underline-style="none" fo:font-weight="normal" officeooo:rsid="0056f8de" officeooo:paragraph-rsid="0056f8de" fo:background-color="transparent" style:font-size-asian="10.5pt" style:font-weight-asian="normal" style:font-size-complex="12pt" style:font-weight-complex="normal"/>
    </style:style>
    <style:style style:name="P264" style:family="paragraph" style:parent-style-name="Standard" style:list-style-name="L88">
      <style:paragraph-properties fo:text-align="start" style:justify-single-word="false"/>
      <style:text-properties fo:color="#000000" style:font-name="Liberation Serif" fo:font-size="12pt" style:text-underline-style="none" fo:font-weight="normal" officeooo:rsid="002fc850" officeooo:paragraph-rsid="0058cf7a" fo:background-color="transparent" style:font-size-asian="10.5pt" style:font-weight-asian="normal" style:font-size-complex="12pt" style:font-weight-complex="normal"/>
    </style:style>
    <style:style style:name="P265" style:family="paragraph" style:parent-style-name="Standard">
      <style:text-properties fo:color="#000000" style:font-name="Liberation Serif" fo:font-size="12pt" style:text-underline-style="none" fo:font-weight="normal" officeooo:rsid="003d1a97" officeooo:paragraph-rsid="005973c6" fo:background-color="transparent" style:font-size-asian="10.5pt" style:font-weight-asian="normal" style:font-size-complex="12pt" style:font-weight-complex="normal"/>
    </style:style>
    <style:style style:name="P266" style:family="paragraph" style:parent-style-name="Standard" style:list-style-name="L25">
      <style:paragraph-properties fo:text-align="start" style:justify-single-word="false"/>
      <style:text-properties fo:color="#000000" style:font-name="Liberation Serif" fo:font-size="12pt" style:text-underline-style="none" fo:font-weight="normal" officeooo:rsid="003c83e9" officeooo:paragraph-rsid="0018f124" style:font-size-asian="10.5pt" style:font-weight-asian="normal" style:font-size-complex="12pt" style:font-weight-complex="normal"/>
    </style:style>
    <style:style style:name="P267" style:family="paragraph" style:parent-style-name="Standard" style:list-style-name="L26">
      <style:paragraph-properties fo:text-align="start" style:justify-single-word="false"/>
      <style:text-properties fo:color="#000000" style:font-name="Liberation Serif" fo:font-size="12pt" style:text-underline-style="none" fo:font-weight="normal" officeooo:rsid="003c83e9" officeooo:paragraph-rsid="0018f124" style:font-size-asian="10.5pt" style:font-weight-asian="normal" style:font-size-complex="12pt" style:font-weight-complex="normal"/>
    </style:style>
    <style:style style:name="P268" style:family="paragraph" style:parent-style-name="Standard" style:list-style-name="L32">
      <style:paragraph-properties fo:text-align="start" style:justify-single-word="false"/>
      <style:text-properties fo:color="#000000" style:font-name="Liberation Serif" fo:font-size="12pt" style:text-underline-style="none" fo:font-weight="normal" officeooo:rsid="0040b53b" officeooo:paragraph-rsid="0018f124" style:font-size-asian="10.5pt" style:font-weight-asian="normal" style:font-size-complex="12pt" style:font-weight-complex="normal"/>
    </style:style>
    <style:style style:name="P269" style:family="paragraph" style:parent-style-name="Standard" style:list-style-name="L34">
      <style:paragraph-properties fo:text-align="start" style:justify-single-word="false"/>
      <style:text-properties fo:color="#000000" style:font-name="Liberation Serif" fo:font-size="12pt" style:text-underline-style="none" fo:font-weight="normal" officeooo:rsid="0040b53b" officeooo:paragraph-rsid="0018f124" style:font-size-asian="10.5pt" style:font-weight-asian="normal" style:font-size-complex="12pt" style:font-weight-complex="normal"/>
    </style:style>
    <style:style style:name="P270" style:family="paragraph" style:parent-style-name="Standard" style:list-style-name="L60">
      <style:paragraph-properties fo:text-align="start" style:justify-single-word="false"/>
      <style:text-properties fo:color="#000000" style:font-name="Liberation Serif" fo:font-size="12pt" style:text-underline-style="none" fo:font-weight="normal" officeooo:rsid="003db5a0" officeooo:paragraph-rsid="003b7049" fo:background-color="#ffff00" style:font-size-asian="10.5pt" style:font-weight-asian="normal" style:font-size-complex="12pt" style:font-weight-complex="normal"/>
    </style:style>
    <style:style style:name="P271" style:family="paragraph" style:parent-style-name="Standard">
      <style:text-properties fo:color="#000000" style:text-outline="false" style:text-line-through-style="none" style:text-line-through-type="none" style:font-name="Calibri" fo:font-size="8.5pt" fo:font-style="normal" fo:text-shadow="none" style:text-underline-style="none" fo:font-weight="normal" officeooo:rsid="0058cf7a" officeooo:paragraph-rsid="0058cf7a" style:font-size-asian="8.5pt" style:font-style-asian="normal" style:font-weight-asian="normal" style:text-emphasize="none"/>
    </style:style>
    <style:style style:name="P272" style:family="paragraph" style:parent-style-name="Standard" style:list-style-name="L36">
      <style:paragraph-properties fo:text-align="start" style:justify-single-word="false"/>
      <style:text-properties officeooo:rsid="0021365d" officeooo:paragraph-rsid="004c4705"/>
    </style:style>
    <style:style style:name="P273" style:family="paragraph" style:parent-style-name="Standard" style:list-style-name="L36">
      <style:text-properties officeooo:rsid="0021365d" officeooo:paragraph-rsid="004c4705"/>
    </style:style>
    <style:style style:name="P274" style:family="paragraph" style:parent-style-name="Standard" style:list-style-name="L37">
      <style:paragraph-properties fo:text-align="start" style:justify-single-word="false"/>
      <style:text-properties officeooo:paragraph-rsid="00227fe4"/>
    </style:style>
    <style:style style:name="P275" style:family="paragraph" style:parent-style-name="Standard" style:list-style-name="L41">
      <style:paragraph-properties fo:text-align="start" style:justify-single-word="false"/>
      <style:text-properties officeooo:rsid="004c4705" officeooo:paragraph-rsid="004c4705"/>
    </style:style>
    <style:style style:name="P276" style:family="paragraph" style:parent-style-name="Standard" style:list-style-name="L42">
      <style:text-properties officeooo:rsid="002475e3" officeooo:paragraph-rsid="002475e3"/>
    </style:style>
    <style:style style:name="P277" style:family="paragraph" style:parent-style-name="Standard" style:list-style-name="L43">
      <style:paragraph-properties fo:text-align="start" style:justify-single-word="false"/>
      <style:text-properties officeooo:rsid="0025bb11" officeooo:paragraph-rsid="0025bb11"/>
    </style:style>
    <style:style style:name="P278" style:family="paragraph" style:parent-style-name="Standard" style:list-style-name="L44">
      <style:text-properties officeooo:rsid="0023dee7" officeooo:paragraph-rsid="0023d51b"/>
    </style:style>
    <style:style style:name="P279" style:family="paragraph" style:parent-style-name="Standard" style:list-style-name="L45">
      <style:text-properties officeooo:rsid="0026b430" officeooo:paragraph-rsid="0026b430"/>
    </style:style>
    <style:style style:name="P280" style:family="paragraph" style:parent-style-name="Standard" style:list-style-name="L46">
      <style:text-properties officeooo:rsid="0026b430" officeooo:paragraph-rsid="0026b430"/>
    </style:style>
    <style:style style:name="P281" style:family="paragraph" style:parent-style-name="Standard" style:list-style-name="L47">
      <style:paragraph-properties fo:text-align="start" style:justify-single-word="false"/>
      <style:text-properties officeooo:rsid="002a3e77" officeooo:paragraph-rsid="002be81c"/>
    </style:style>
    <style:style style:name="P282" style:family="paragraph" style:parent-style-name="Standard" style:list-style-name="L47">
      <style:paragraph-properties fo:text-align="start" style:justify-single-word="false"/>
      <style:text-properties officeooo:rsid="002ab76b" officeooo:paragraph-rsid="002d72a4"/>
    </style:style>
    <style:style style:name="P283" style:family="paragraph" style:parent-style-name="Standard" style:list-style-name="L48">
      <style:text-properties officeooo:rsid="002be81c" officeooo:paragraph-rsid="002be81c"/>
    </style:style>
    <style:style style:name="P284" style:family="paragraph" style:parent-style-name="Standard" style:list-style-name="L49">
      <style:text-properties officeooo:rsid="002be81c" officeooo:paragraph-rsid="002be81c"/>
    </style:style>
    <style:style style:name="P285" style:family="paragraph" style:parent-style-name="Standard" style:list-style-name="L55">
      <style:text-properties officeooo:rsid="00370389" officeooo:paragraph-rsid="002f649a"/>
    </style:style>
    <style:style style:name="P286" style:family="paragraph" style:parent-style-name="Standard" style:list-style-name="L58">
      <style:paragraph-properties fo:text-align="start" style:justify-single-word="false"/>
      <style:text-properties officeooo:rsid="0032e8b9" officeooo:paragraph-rsid="0032e8b9"/>
    </style:style>
    <style:style style:name="P287" style:family="paragraph" style:parent-style-name="Standard" style:list-style-name="L61">
      <style:text-properties officeooo:rsid="003a16ec" officeooo:paragraph-rsid="00348dcd"/>
    </style:style>
    <style:style style:name="P288" style:family="paragraph" style:parent-style-name="Standard" style:list-style-name="L62">
      <style:text-properties officeooo:rsid="00348dcd" officeooo:paragraph-rsid="00348dcd"/>
    </style:style>
    <style:style style:name="P289" style:family="paragraph" style:parent-style-name="Standard" style:list-style-name="L63">
      <style:text-properties officeooo:rsid="003587bc" officeooo:paragraph-rsid="003587bc"/>
    </style:style>
    <style:style style:name="P290" style:family="paragraph" style:parent-style-name="Standard" style:list-style-name="L64">
      <style:text-properties officeooo:rsid="004f0966" officeooo:paragraph-rsid="004f0966"/>
    </style:style>
    <style:style style:name="P291" style:family="paragraph" style:parent-style-name="Standard" style:list-style-name="L64">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50cbe9" fo:background-color="transparent" style:font-size-asian="14pt" style:font-weight-asian="normal" style:font-size-complex="14pt" style:font-weight-complex="normal"/>
    </style:style>
    <style:style style:name="P292" style:family="paragraph" style:parent-style-name="Standard">
      <style:paragraph-properties fo:text-align="center" style:justify-single-word="false"/>
      <style:text-properties fo:color="#0066ff" style:font-name="Noto Sans CJK TC Medium" fo:font-size="14pt" style:text-underline-style="solid" style:text-underline-width="auto" style:text-underline-color="font-color" fo:font-weight="normal" officeooo:rsid="0003b556" officeooo:paragraph-rsid="00424797" fo:background-color="transparent" style:font-size-asian="14pt" style:font-weight-asian="normal" style:font-size-complex="14pt" style:font-weight-complex="normal"/>
    </style:style>
    <style:style style:name="P293" style:family="paragraph" style:parent-style-name="Standard" style:list-style-name="L66">
      <style:text-properties officeooo:rsid="0036ad3e" officeooo:paragraph-rsid="0036ad3e"/>
    </style:style>
    <style:style style:name="P294" style:family="paragraph" style:parent-style-name="Standard" style:list-style-name="L67">
      <style:text-properties officeooo:rsid="0036ad3e" officeooo:paragraph-rsid="0036ad3e"/>
    </style:style>
    <style:style style:name="P295" style:family="paragraph" style:parent-style-name="Standard" style:list-style-name="L66">
      <style:text-properties officeooo:rsid="003ecdfd" officeooo:paragraph-rsid="0036ad3e"/>
    </style:style>
    <style:style style:name="P296" style:family="paragraph" style:parent-style-name="Standard" style:list-style-name="L67">
      <style:text-properties officeooo:rsid="00385272" officeooo:paragraph-rsid="00385272"/>
    </style:style>
    <style:style style:name="P297" style:family="paragraph" style:parent-style-name="Standard" style:list-style-name="L68">
      <style:paragraph-properties fo:text-align="start" style:justify-single-word="false"/>
      <style:text-properties officeooo:rsid="0039a78b" officeooo:paragraph-rsid="0039a78b"/>
    </style:style>
    <style:style style:name="P298" style:family="paragraph" style:parent-style-name="Standard" style:list-style-name="L69">
      <style:paragraph-properties fo:text-align="start" style:justify-single-word="false"/>
      <style:text-properties officeooo:rsid="003c7d6e" officeooo:paragraph-rsid="003b7049"/>
    </style:style>
    <style:style style:name="P299" style:family="paragraph" style:parent-style-name="Standard" style:list-style-name="L70">
      <style:paragraph-properties fo:text-align="start" style:justify-single-word="false"/>
      <style:text-properties officeooo:rsid="003c7d6e" officeooo:paragraph-rsid="003c7d6e"/>
    </style:style>
    <style:style style:name="P300" style:family="paragraph" style:parent-style-name="Standard" style:list-style-name="L79">
      <style:paragraph-properties fo:text-align="start" style:justify-single-word="false"/>
      <style:text-properties officeooo:rsid="00407d17" officeooo:paragraph-rsid="00424797"/>
    </style:style>
    <style:style style:name="P301" style:family="paragraph" style:parent-style-name="Standard" style:list-style-name="L80">
      <style:paragraph-properties fo:text-align="start" style:justify-single-word="false"/>
      <style:text-properties officeooo:rsid="0018f0c3" officeooo:paragraph-rsid="00424797"/>
    </style:style>
    <style:style style:name="P302" style:family="paragraph" style:parent-style-name="Standard" style:list-style-name="L89">
      <style:text-properties officeooo:rsid="0058cf7a" officeooo:paragraph-rsid="0058cf7a"/>
    </style:style>
    <style:style style:name="P303" style:family="paragraph" style:parent-style-name="Standard" style:list-style-name="L90">
      <style:text-properties officeooo:rsid="0058cf7a" officeooo:paragraph-rsid="0058cf7a"/>
    </style:style>
    <style:style style:name="P304" style:family="paragraph" style:parent-style-name="Standard" style:list-style-name="L91">
      <style:text-properties officeooo:rsid="0058cf7a" officeooo:paragraph-rsid="0058cf7a"/>
    </style:style>
    <style:style style:name="T1" style:family="text">
      <style:text-properties fo:background-color="transparent" loext:char-shading-value="0"/>
    </style:style>
    <style:style style:name="T2" style:family="text">
      <style:text-properties officeooo:rsid="0033e091" fo:background-color="transparent" loext:char-shading-value="0"/>
    </style:style>
    <style:style style:name="T3" style:family="text">
      <style:text-properties officeooo:rsid="003445d0" fo:background-color="transparent" loext:char-shading-value="0"/>
    </style:style>
    <style:style style:name="T4" style:family="text">
      <style:text-properties officeooo:rsid="003586cb" fo:background-color="transparent" loext:char-shading-value="0"/>
    </style:style>
    <style:style style:name="T5" style:family="text">
      <style:text-properties officeooo:rsid="003cc59a" fo:background-color="transparent" loext:char-shading-value="0"/>
    </style:style>
    <style:style style:name="T6" style:family="text">
      <style:text-properties officeooo:rsid="003c1f92" fo:background-color="transparent" loext:char-shading-value="0"/>
    </style:style>
    <style:style style:name="T7" style:family="text">
      <style:text-properties officeooo:rsid="003c83e9" fo:background-color="transparent" loext:char-shading-value="0"/>
    </style:style>
    <style:style style:name="T8" style:family="text">
      <style:text-properties officeooo:rsid="003ea869" fo:background-color="transparent" loext:char-shading-value="0"/>
    </style:style>
    <style:style style:name="T9" style:family="text">
      <style:text-properties officeooo:rsid="0040b53b" fo:background-color="transparent" loext:char-shading-value="0"/>
    </style:style>
    <style:style style:name="T10" style:family="text">
      <style:text-properties officeooo:rsid="0041c2fa" fo:background-color="transparent" loext:char-shading-value="0"/>
    </style:style>
    <style:style style:name="T11" style:family="text">
      <style:text-properties fo:font-size="14pt" style:text-underline-style="solid" style:text-underline-width="auto" style:text-underline-color="font-color" officeooo:rsid="0003b556" style:font-size-asian="14pt" style:font-size-complex="14pt"/>
    </style:style>
    <style:style style:name="T12" style:family="text">
      <style:text-properties fo:font-size="14pt" style:text-underline-style="solid" style:text-underline-width="auto" style:text-underline-color="font-color" officeooo:rsid="00398cf0" style:font-size-asian="14pt" style:font-size-complex="14pt"/>
    </style:style>
    <style:style style:name="T13" style:family="text">
      <style:text-properties fo:font-size="14pt" style:text-underline-style="solid" style:text-underline-width="auto" style:text-underline-color="font-color" fo:font-weight="normal" officeooo:rsid="0033e091" style:font-size-asian="14pt" style:font-weight-asian="normal" style:font-size-complex="14pt" style:font-weight-complex="normal"/>
    </style:style>
    <style:style style:name="T14" style:family="text">
      <style:text-properties fo:font-size="14pt" style:text-underline-style="solid" style:text-underline-width="auto" style:text-underline-color="font-color" fo:font-weight="normal" officeooo:rsid="001cbc2e" style:font-size-asian="14pt" style:font-weight-asian="normal" style:font-size-complex="14pt" style:font-weight-complex="normal"/>
    </style:style>
    <style:style style:name="T15" style:family="text">
      <style:text-properties officeooo:rsid="0037ff40"/>
    </style:style>
    <style:style style:name="T16" style:family="text">
      <style:text-properties fo:font-size="12pt" style:text-underline-style="none" style:font-size-asian="10.5pt" style:font-size-complex="12pt"/>
    </style:style>
    <style:style style:name="T17" style:family="text">
      <style:text-properties fo:font-size="12pt" style:text-underline-style="none" officeooo:rsid="00368a0e" style:font-size-asian="10.5pt" style:font-size-complex="12pt"/>
    </style:style>
    <style:style style:name="T18" style:family="text">
      <style:text-properties officeooo:rsid="00030cbf"/>
    </style:style>
    <style:style style:name="T19" style:family="text">
      <style:text-properties style:text-underline-style="none"/>
    </style:style>
    <style:style style:name="T20" style:family="text">
      <style:text-properties style:text-underline-style="none" officeooo:rsid="00030cbf"/>
    </style:style>
    <style:style style:name="T21" style:family="text">
      <style:text-properties style:text-underline-style="none" officeooo:rsid="0020ffaa"/>
    </style:style>
    <style:style style:name="T22" style:family="text">
      <style:text-properties style:text-underline-style="none" officeooo:rsid="0033e091"/>
    </style:style>
    <style:style style:name="T23" style:family="text">
      <style:text-properties style:text-underline-style="none" officeooo:rsid="0003b556"/>
    </style:style>
    <style:style style:name="T24" style:family="text">
      <style:text-properties style:text-underline-style="none" officeooo:rsid="003586cb"/>
    </style:style>
    <style:style style:name="T25" style:family="text">
      <style:text-properties style:text-underline-style="none" officeooo:rsid="003445d0"/>
    </style:style>
    <style:style style:name="T26" style:family="text">
      <style:text-properties style:text-underline-style="none" officeooo:rsid="001e3da6"/>
    </style:style>
    <style:style style:name="T27" style:family="text">
      <style:text-properties style:text-underline-style="none" officeooo:rsid="001f8785"/>
    </style:style>
    <style:style style:name="T28" style:family="text">
      <style:text-properties style:text-underline-style="none" officeooo:rsid="00385272"/>
    </style:style>
    <style:style style:name="T29" style:family="text">
      <style:text-properties officeooo:rsid="001e8b3d"/>
    </style:style>
    <style:style style:name="T30" style:family="text">
      <style:text-properties style:font-name="Noto Sans CJK TC Medium" fo:font-size="14pt" style:text-underline-style="solid" style:text-underline-width="auto" style:text-underline-color="font-color" officeooo:rsid="0003b556" fo:background-color="transparent" loext:char-shading-value="0" style:font-size-asian="14pt" style:font-size-complex="14pt"/>
    </style:style>
    <style:style style:name="T31" style:family="text">
      <style:text-properties style:font-name="Noto Sans CJK TC Medium" fo:font-size="14pt" style:text-underline-style="solid" style:text-underline-width="auto" style:text-underline-color="font-color" officeooo:rsid="00398cf0" fo:background-color="transparent" loext:char-shading-value="0" style:font-size-asian="14pt" style:font-size-complex="14pt"/>
    </style:style>
    <style:style style:name="T32" style:family="text">
      <style:text-properties style:font-name="Noto Sans CJK TC Medium" fo:font-size="14pt" style:text-underline-style="solid" style:text-underline-width="auto" style:text-underline-color="font-color" officeooo:rsid="00385272" fo:background-color="transparent" loext:char-shading-value="0" style:font-size-asian="14pt" style:font-size-complex="14pt"/>
    </style:style>
    <style:style style:name="T33" style:family="text">
      <style:text-properties style:font-name="Noto Sans CJK TC Medium" fo:font-size="14pt"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34" style:family="text">
      <style:text-properties style:font-name="Noto Sans CJK TC Medium" fo:font-size="14pt" style:text-underline-style="solid" style:text-underline-width="auto" style:text-underline-color="font-color" fo:font-weight="normal" officeooo:rsid="0033e091" fo:background-color="transparent" loext:char-shading-value="0" style:font-size-asian="14pt" style:font-weight-asian="normal" style:font-size-complex="14pt" style:font-weight-complex="normal"/>
    </style:style>
    <style:style style:name="T35" style:family="text">
      <style:text-properties style:font-name="Noto Sans CJK TC Medium" fo:font-size="14pt" style:text-underline-style="solid" style:text-underline-width="auto" style:text-underline-color="font-color" fo:font-weight="normal" officeooo:rsid="001cbc2e" fo:background-color="transparent" loext:char-shading-value="0" style:font-size-asian="14pt" style:font-weight-asian="normal" style:font-size-complex="14pt" style:font-weight-complex="normal"/>
    </style:style>
    <style:style style:name="T36" style:family="text">
      <style:text-properties style:font-name="Noto Sans CJK TC Medium" fo:font-size="14pt" style:text-underline-style="solid" style:text-underline-width="auto" style:text-underline-color="font-color" fo:font-weight="normal" officeooo:rsid="001e3da6" fo:background-color="transparent" loext:char-shading-value="0" style:font-size-asian="14pt" style:font-weight-asian="normal" style:font-size-complex="14pt" style:font-weight-complex="normal"/>
    </style:style>
    <style:style style:name="T37" style:family="text">
      <style:text-properties style:font-name="Noto Sans CJK TC Medium" fo:font-size="14pt" style:text-underline-style="solid" style:text-underline-width="auto" style:text-underline-color="font-color" fo:font-weight="normal" officeooo:rsid="00348dcd" fo:background-color="transparent" loext:char-shading-value="0" style:font-size-asian="14pt" style:font-weight-asian="normal" style:font-size-complex="14pt" style:font-weight-complex="normal"/>
    </style:style>
    <style:style style:name="T38" style:family="text">
      <style:text-properties style:font-name="Noto Sans CJK TC Medium" fo:font-size="14pt" style:text-underline-style="solid" style:text-underline-width="auto" style:text-underline-color="font-color" fo:font-weight="normal" officeooo:rsid="002eb10f" fo:background-color="transparent" loext:char-shading-value="0" style:font-size-asian="14pt" style:font-weight-asian="normal" style:font-size-complex="14pt" style:font-weight-complex="normal"/>
    </style:style>
    <style:style style:name="T39" style:family="text">
      <style:text-properties style:font-name="Noto Sans CJK TC Medium" fo:font-size="14pt" style:text-underline-style="solid" style:text-underline-width="auto" style:text-underline-color="font-color" fo:font-weight="normal" officeooo:rsid="0039a78b" fo:background-color="transparent" loext:char-shading-value="0" style:font-size-asian="14pt" style:font-weight-asian="normal" style:font-size-complex="14pt" style:font-weight-complex="normal"/>
    </style:style>
    <style:style style:name="T40" style:family="text">
      <style:text-properties style:font-name="Noto Sans CJK TC Medium" fo:font-size="14pt" style:text-underline-style="solid" style:text-underline-width="auto" style:text-underline-color="font-color" fo:font-weight="normal" officeooo:rsid="003c7d6e" fo:background-color="transparent" loext:char-shading-value="0" style:font-size-asian="14pt" style:font-weight-asian="normal" style:font-size-complex="14pt" style:font-weight-complex="normal"/>
    </style:style>
    <style:style style:name="T41" style:family="text">
      <style:text-properties style:font-name="Noto Sans CJK TC Medium" fo:font-size="14pt" style:text-underline-style="solid" style:text-underline-width="auto" style:text-underline-color="font-color" fo:font-weight="normal" officeooo:rsid="00407d17" fo:background-color="transparent" loext:char-shading-value="0" style:font-size-asian="14pt" style:font-weight-asian="normal" style:font-size-complex="14pt" style:font-weight-complex="normal"/>
    </style:style>
    <style:style style:name="T42" style:family="text">
      <style:text-properties style:font-name="Noto Sans CJK TC Medium" fo:font-size="14pt" style:text-underline-style="solid" style:text-underline-width="auto" style:text-underline-color="font-color" fo:font-weight="normal" officeooo:rsid="00498589" fo:background-color="transparent" loext:char-shading-value="0" style:font-size-asian="14pt" style:font-weight-asian="normal" style:font-size-complex="14pt" style:font-weight-complex="normal"/>
    </style:style>
    <style:style style:name="T43" style:family="text">
      <style:text-properties style:font-name="Noto Sans CJK TC Medium" fo:font-size="14pt" style:text-underline-style="solid" style:text-underline-width="auto" style:text-underline-color="font-color" style:font-size-asian="14pt" style:font-size-complex="14pt"/>
    </style:style>
    <style:style style:name="T44" style:family="text">
      <style:text-properties style:font-name="Noto Sans CJK TC Medium" fo:font-size="14pt" style:text-underline-style="solid" style:text-underline-width="auto" style:text-underline-color="font-color" officeooo:rsid="003c7d6e" style:font-size-asian="14pt" style:font-size-complex="14pt"/>
    </style:style>
    <style:style style:name="T45" style:family="text">
      <style:text-properties style:font-name="Noto Sans CJK TC Medium" fo:font-size="14pt" style:text-underline-style="solid" style:text-underline-width="auto" style:text-underline-color="font-color" officeooo:rsid="00407d17" style:font-size-asian="14pt" style:font-size-complex="14pt"/>
    </style:style>
    <style:style style:name="T46" style:family="text">
      <style:text-properties style:font-name="Noto Sans CJK TC Medium" fo:font-size="14pt" style:text-underline-style="solid" style:text-underline-width="auto" style:text-underline-color="font-color" officeooo:rsid="00348dcd" style:font-size-asian="14pt" style:font-size-complex="14pt"/>
    </style:style>
    <style:style style:name="T47" style:family="text">
      <style:text-properties style:font-name="Noto Sans CJK TC Medium" fo:font-size="14pt" style:text-underline-style="solid" style:text-underline-width="auto" style:text-underline-color="font-color" officeooo:rsid="002eb10f" style:font-size-asian="14pt" style:font-size-complex="14pt"/>
    </style:style>
    <style:style style:name="T48" style:family="text">
      <style:text-properties style:font-name="Noto Sans CJK TC Medium" fo:font-size="14pt" style:text-underline-style="solid" style:text-underline-width="auto" style:text-underline-color="font-color" officeooo:rsid="003f1c1c" style:font-size-asian="14pt" style:font-size-complex="14pt"/>
    </style:style>
    <style:style style:name="T49" style:family="text">
      <style:text-properties style:font-name="Noto Sans CJK TC Medium" fo:font-size="14pt" style:text-underline-style="solid" style:text-underline-width="auto" style:text-underline-color="font-color" officeooo:rsid="00424797" style:font-size-asian="14pt" style:font-size-complex="14pt"/>
    </style:style>
    <style:style style:name="T50" style:family="text">
      <style:text-properties style:font-name="Noto Sans CJK TC Medium" fo:font-size="14pt" style:text-underline-style="solid" style:text-underline-width="auto" style:text-underline-color="font-color" officeooo:rsid="004ea372" style:font-size-asian="14pt" style:font-size-complex="14pt"/>
    </style:style>
    <style:style style:name="T51" style:family="text">
      <style:text-properties style:font-name="Noto Sans CJK TC Medium" fo:font-size="14pt" style:text-underline-style="solid" style:text-underline-width="auto" style:text-underline-color="font-color" officeooo:rsid="00551808" style:font-size-asian="14pt" style:font-size-complex="14pt"/>
    </style:style>
    <style:style style:name="T52" style:family="text">
      <style:text-properties style:font-name="Noto Sans CJK TC Medium" fo:font-size="14pt" style:text-underline-style="solid" style:text-underline-width="auto" style:text-underline-color="font-color" officeooo:rsid="00560130" style:font-size-asian="14pt" style:font-size-complex="14pt"/>
    </style:style>
    <style:style style:name="T53" style:family="text">
      <style:text-properties style:font-name="Noto Sans CJK TC Medium" fo:font-size="14pt" style:text-underline-style="solid" style:text-underline-width="auto" style:text-underline-color="font-color" officeooo:rsid="0058cf7a" style:font-size-asian="14pt" style:font-size-complex="14pt"/>
    </style:style>
    <style:style style:name="T54" style:family="text">
      <style:text-properties style:font-name="Noto Sans CJK TC Medium" fo:font-size="14pt" style:text-underline-style="solid" style:text-underline-width="auto" style:text-underline-color="font-color" officeooo:rsid="005973c6" style:font-size-asian="14pt" style:font-size-complex="14pt"/>
    </style:style>
    <style:style style:name="T55" style:family="text">
      <style:text-properties style:font-name="Noto Sans CJK TC Medium" officeooo:rsid="0003b556" fo:background-color="transparent" loext:char-shading-value="0"/>
    </style:style>
    <style:style style:name="T56" style:family="text">
      <style:text-properties style:font-name="Noto Sans CJK TC Medium" officeooo:rsid="00398cf0" fo:background-color="transparent" loext:char-shading-value="0"/>
    </style:style>
    <style:style style:name="T57" style:family="text">
      <style:text-properties style:font-name="Noto Sans CJK TC Medium" officeooo:rsid="0033e091" fo:background-color="transparent" loext:char-shading-value="0"/>
    </style:style>
    <style:style style:name="T58" style:family="text">
      <style:text-properties style:font-name="Noto Sans CJK TC Medium" officeooo:rsid="001cbc2e" fo:background-color="transparent" loext:char-shading-value="0"/>
    </style:style>
    <style:style style:name="T59" style:family="text">
      <style:text-properties style:font-name="Noto Sans CJK TC Medium" officeooo:rsid="0021ea10" fo:background-color="transparent" loext:char-shading-value="0"/>
    </style:style>
    <style:style style:name="T60" style:family="text">
      <style:text-properties officeooo:rsid="0003d870"/>
    </style:style>
    <style:style style:name="T61" style:family="text">
      <style:text-properties officeooo:rsid="003586cb"/>
    </style:style>
    <style:style style:name="T62" style:family="text">
      <style:text-properties officeooo:rsid="003445d0"/>
    </style:style>
    <style:style style:name="T63" style:family="text">
      <style:text-properties officeooo:rsid="0033e091"/>
    </style:style>
    <style:style style:name="T64" style:family="text">
      <style:text-properties officeooo:rsid="003b00fa"/>
    </style:style>
    <style:style style:name="T65" style:family="text">
      <style:text-properties officeooo:rsid="003c1f92"/>
    </style:style>
    <style:style style:name="T66" style:family="text">
      <style:text-properties fo:color="#000000" fo:font-size="12pt" fo:font-weight="normal" style:font-size-asian="10.5pt" style:font-weight-asian="normal" style:font-size-complex="12pt" style:font-weight-complex="normal"/>
    </style:style>
    <style:style style:name="T67" style:family="text">
      <style:text-properties fo:color="#000000" fo:font-size="12pt" fo:font-weight="normal" officeooo:rsid="0033e091" style:font-size-asian="10.5pt" style:font-weight-asian="normal" style:font-size-complex="12pt" style:font-weight-complex="normal"/>
    </style:style>
    <style:style style:name="T68" style:family="text">
      <style:text-properties fo:color="#000000" style:font-name="Liberation Serif" fo:font-size="12pt" style:text-underline-style="none" fo:font-weight="normal" fo:background-color="transparent" loext:char-shading-value="0" style:font-size-asian="10.5pt" style:font-weight-asian="normal" style:font-size-complex="12pt" style:font-weight-complex="normal"/>
    </style:style>
    <style:style style:name="T69" style:family="text">
      <style:text-properties fo:color="#000000" style:font-name="Liberation Serif" fo:font-size="12pt" style:text-underline-style="none" fo:font-weight="normal" officeooo:rsid="0041c2fa" fo:background-color="transparent" loext:char-shading-value="0" style:font-size-asian="10.5pt" style:font-weight-asian="normal" style:font-size-complex="12pt" style:font-weight-complex="normal"/>
    </style:style>
    <style:style style:name="T70" style:family="text">
      <style:text-properties fo:color="#000000" style:font-name="Liberation Serif" fo:font-size="12pt" style:text-underline-style="none" fo:font-weight="normal" officeooo:rsid="00227fe4" fo:background-color="transparent" loext:char-shading-value="0" style:font-size-asian="10.5pt" style:font-weight-asian="normal" style:font-size-complex="12pt" style:font-weight-complex="normal"/>
    </style:style>
    <style:style style:name="T71" style:family="text">
      <style:text-properties fo:color="#000000" style:font-name="Liberation Serif" fo:font-size="12pt" style:text-underline-style="none" fo:font-weight="normal" officeooo:rsid="0023d51b" fo:background-color="transparent" loext:char-shading-value="0" style:font-size-asian="10.5pt" style:font-weight-asian="normal" style:font-size-complex="12pt" style:font-weight-complex="normal"/>
    </style:style>
    <style:style style:name="T72" style:family="text">
      <style:text-properties fo:color="#000000" style:font-name="Liberation Serif" fo:font-size="12pt" style:text-underline-style="none" fo:font-weight="normal" officeooo:rsid="002475e3" fo:background-color="transparent" loext:char-shading-value="0" style:font-size-asian="10.5pt" style:font-weight-asian="normal" style:font-size-complex="12pt" style:font-weight-complex="normal"/>
    </style:style>
    <style:style style:name="T73" style:family="text">
      <style:text-properties fo:color="#000000" style:font-name="Liberation Serif" fo:font-size="12pt" style:text-underline-style="none" fo:font-weight="normal" officeooo:rsid="0026b430" fo:background-color="transparent" loext:char-shading-value="0" style:font-size-asian="10.5pt" style:font-weight-asian="normal" style:font-size-complex="12pt" style:font-weight-complex="normal"/>
    </style:style>
    <style:style style:name="T74" style:family="text">
      <style:text-properties fo:color="#000000" style:font-name="Liberation Serif" fo:font-size="12pt" style:text-underline-style="none" fo:font-weight="normal" officeooo:rsid="002d72a4" fo:background-color="transparent" loext:char-shading-value="0" style:font-size-asian="10.5pt" style:font-weight-asian="normal" style:font-size-complex="12pt" style:font-weight-complex="normal"/>
    </style:style>
    <style:style style:name="T75" style:family="text">
      <style:text-properties fo:color="#000000" style:font-name="Liberation Serif" fo:font-size="12pt" style:text-underline-style="none" fo:font-weight="normal" officeooo:rsid="0028736e" fo:background-color="transparent" loext:char-shading-value="0" style:font-size-asian="10.5pt" style:font-weight-asian="normal" style:font-size-complex="12pt" style:font-weight-complex="normal"/>
    </style:style>
    <style:style style:name="T76" style:family="text">
      <style:text-properties fo:color="#000000" style:font-name="Liberation Serif" fo:font-size="12pt" style:text-underline-style="none" fo:font-weight="normal" officeooo:rsid="003a16ec" fo:background-color="transparent" loext:char-shading-value="0" style:font-size-asian="10.5pt" style:font-weight-asian="normal" style:font-size-complex="12pt" style:font-weight-complex="normal"/>
    </style:style>
    <style:style style:name="T77" style:family="text">
      <style:text-properties fo:color="#000000" style:font-name="Liberation Serif" fo:font-size="12pt" style:text-underline-style="none" fo:font-weight="normal" officeooo:rsid="00348dcd" fo:background-color="transparent" loext:char-shading-value="0" style:font-size-asian="10.5pt" style:font-weight-asian="normal" style:font-size-complex="12pt" style:font-weight-complex="normal"/>
    </style:style>
    <style:style style:name="T78" style:family="text">
      <style:text-properties fo:color="#000000" style:font-name="Liberation Serif" fo:font-size="12pt" style:text-underline-style="none" fo:font-weight="normal" officeooo:rsid="003db5a0" fo:background-color="transparent" loext:char-shading-value="0" style:font-size-asian="10.5pt" style:font-weight-asian="normal" style:font-size-complex="12pt" style:font-weight-complex="normal"/>
    </style:style>
    <style:style style:name="T79" style:family="text">
      <style:text-properties fo:color="#000000" style:font-name="Liberation Serif" fo:font-size="12pt" style:text-underline-style="none" fo:font-weight="normal" officeooo:rsid="00424797" fo:background-color="transparent" loext:char-shading-value="0" style:font-size-asian="10.5pt" style:font-weight-asian="normal" style:font-size-complex="12pt" style:font-weight-complex="normal"/>
    </style:style>
    <style:style style:name="T80" style:family="text">
      <style:text-properties fo:color="#000000" style:font-name="Liberation Serif" fo:font-size="12pt" style:text-underline-style="none" fo:font-weight="normal" officeooo:rsid="0046ac91" fo:background-color="transparent" loext:char-shading-value="0" style:font-size-asian="10.5pt" style:font-weight-asian="normal" style:font-size-complex="12pt" style:font-weight-complex="normal"/>
    </style:style>
    <style:style style:name="T81" style:family="text">
      <style:text-properties officeooo:rsid="0040b53b"/>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03b556"/>
    </style:style>
    <style:style style:name="T84" style:family="text">
      <style:text-properties style:text-underline-style="solid" style:text-underline-width="auto" style:text-underline-color="font-color" officeooo:rsid="0043381a"/>
    </style:style>
    <style:style style:name="T85" style:family="text">
      <style:text-properties officeooo:rsid="0003b556"/>
    </style:style>
    <style:style style:name="T86" style:family="text">
      <style:text-properties officeooo:rsid="001cbc2e"/>
    </style:style>
    <style:style style:name="T87" style:family="text">
      <style:text-properties fo:color="#0000cc"/>
    </style:style>
    <style:style style:name="T88" style:family="text">
      <style:text-properties fo:color="#0000cc" style:font-name="Noto Sans CJK TC Medium" fo:font-size="14pt"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89" style:family="text">
      <style:text-properties officeooo:rsid="0021ea10"/>
    </style:style>
    <style:style style:name="T90" style:family="text">
      <style:text-properties officeooo:rsid="0023394e"/>
    </style:style>
    <style:style style:name="T91" style:family="text">
      <style:text-properties officeooo:rsid="0023d51b"/>
    </style:style>
    <style:style style:name="T92" style:family="text">
      <style:text-properties style:text-position="super 58%"/>
    </style:style>
    <style:style style:name="T93" style:family="text">
      <style:text-properties style:text-position="super 58%" officeooo:rsid="0039a78b"/>
    </style:style>
    <style:style style:name="T94" style:family="text">
      <style:text-properties officeooo:rsid="0021365d"/>
    </style:style>
    <style:style style:name="T95" style:family="text">
      <style:text-properties officeooo:rsid="002475e3"/>
    </style:style>
    <style:style style:name="T96" style:family="text">
      <style:text-properties officeooo:rsid="0025bb11"/>
    </style:style>
    <style:style style:name="T97" style:family="text">
      <style:text-properties officeooo:rsid="0028736e"/>
    </style:style>
    <style:style style:name="T98" style:family="text">
      <style:text-properties officeooo:rsid="0029aa71"/>
    </style:style>
    <style:style style:name="T99" style:family="text">
      <style:text-properties officeooo:rsid="002a3e77"/>
    </style:style>
    <style:style style:name="T100" style:family="text">
      <style:text-properties officeooo:rsid="002e12d3"/>
    </style:style>
    <style:style style:name="T101" style:family="text">
      <style:text-properties officeooo:rsid="002be81c"/>
    </style:style>
    <style:style style:name="T102" style:family="text">
      <style:text-properties officeooo:rsid="002eb10f"/>
    </style:style>
    <style:style style:name="T103" style:family="text">
      <style:text-properties officeooo:rsid="00377174"/>
    </style:style>
    <style:style style:name="T104" style:family="text">
      <style:text-properties officeooo:rsid="002f649a"/>
    </style:style>
    <style:style style:name="T105" style:family="text">
      <style:text-properties officeooo:rsid="0030ec35"/>
    </style:style>
    <style:style style:name="T106" style:family="text">
      <style:text-properties officeooo:rsid="003149f8"/>
    </style:style>
    <style:style style:name="T107" style:family="text">
      <style:text-properties officeooo:rsid="0032e8b9"/>
    </style:style>
    <style:style style:name="T108" style:family="text">
      <style:text-properties officeooo:rsid="00348dcd"/>
    </style:style>
    <style:style style:name="T109" style:family="text">
      <style:text-properties officeooo:rsid="003587bc"/>
    </style:style>
    <style:style style:name="T110" style:family="text">
      <style:text-properties officeooo:rsid="0036ad3e"/>
    </style:style>
    <style:style style:name="T111" style:family="text">
      <style:text-properties officeooo:rsid="0039a78b"/>
    </style:style>
    <style:style style:name="T112" style:family="text">
      <style:text-properties officeooo:rsid="003b7049"/>
    </style:style>
    <style:style style:name="T113" style:family="text">
      <style:text-properties officeooo:rsid="003e4b70"/>
    </style:style>
    <style:style style:name="T114" style:family="text">
      <style:text-properties officeooo:rsid="003f1c1c"/>
    </style:style>
    <style:style style:name="T115" style:family="text">
      <style:text-properties officeooo:rsid="001d4240"/>
    </style:style>
    <style:style style:name="T116" style:family="text">
      <style:text-properties officeooo:rsid="00424797"/>
    </style:style>
    <style:style style:name="T117" style:family="text">
      <style:text-properties officeooo:rsid="00297104"/>
    </style:style>
    <style:style style:name="T118" style:family="text">
      <style:text-properties officeooo:rsid="0043381a"/>
    </style:style>
    <style:style style:name="T119" style:family="text">
      <style:text-properties fo:color="#0066ff"/>
    </style:style>
    <style:style style:name="T120" style:family="text">
      <style:text-properties fo:color="#0066ff" officeooo:rsid="002475e3"/>
    </style:style>
    <style:style style:name="T121" style:family="text">
      <style:text-properties fo:color="#0066ff" officeooo:rsid="002a3e77"/>
    </style:style>
    <style:style style:name="T122" style:family="text">
      <style:text-properties fo:color="#0066ff" style:font-name="Noto Sans CJK TC Medium" fo:font-size="14pt" style:text-underline-style="solid" style:text-underline-width="auto" style:text-underline-color="font-color" officeooo:rsid="0003b556" fo:background-color="transparent" loext:char-shading-value="0" style:font-size-asian="14pt" style:font-size-complex="14pt"/>
    </style:style>
    <style:style style:name="T123" style:family="text">
      <style:text-properties fo:color="#0066ff" style:font-name="Noto Sans CJK TC Medium" fo:font-size="14pt" style:text-underline-style="solid" style:text-underline-width="auto" style:text-underline-color="font-color" officeooo:rsid="00398cf0" fo:background-color="transparent" loext:char-shading-value="0" style:font-size-asian="14pt" style:font-size-complex="14pt"/>
    </style:style>
    <style:style style:name="T124" style:family="text">
      <style:text-properties fo:color="#0066ff" style:font-name="Noto Sans CJK TC Medium" fo:font-size="14pt"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25" style:family="text">
      <style:text-properties fo:color="#0066ff" style:font-name="Noto Sans CJK TC Medium" fo:font-size="14pt" style:text-underline-style="solid" style:text-underline-width="auto" style:text-underline-color="font-color" fo:font-weight="normal" officeooo:rsid="0033e091" fo:background-color="transparent" loext:char-shading-value="0" style:font-size-asian="14pt" style:font-weight-asian="normal" style:font-size-complex="14pt" style:font-weight-complex="normal"/>
    </style:style>
    <style:style style:name="T126" style:family="text">
      <style:text-properties fo:color="#0066ff" style:font-name="Noto Sans CJK TC Medium" fo:font-size="14pt" style:text-underline-style="solid" style:text-underline-width="auto" style:text-underline-color="font-color" fo:font-weight="normal" officeooo:rsid="001cbc2e" fo:background-color="transparent" loext:char-shading-value="0" style:font-size-asian="14pt" style:font-weight-asian="normal" style:font-size-complex="14pt" style:font-weight-complex="normal"/>
    </style:style>
    <style:style style:name="T127" style:family="text">
      <style:text-properties fo:color="#0066ff" style:font-name="Noto Sans CJK TC Medium" fo:font-size="14pt" style:text-underline-style="solid" style:text-underline-width="auto" style:text-underline-color="font-color" fo:font-weight="normal" officeooo:rsid="0039a78b" fo:background-color="transparent" loext:char-shading-value="0" style:font-size-asian="14pt" style:font-weight-asian="normal" style:font-size-complex="14pt" style:font-weight-complex="normal"/>
    </style:style>
    <style:style style:name="T128" style:family="text">
      <style:text-properties fo:color="#0066ff" style:font-name="Noto Sans CJK TC Medium" fo:font-size="14pt" style:text-underline-style="solid" style:text-underline-width="auto" style:text-underline-color="font-color" fo:font-weight="normal" officeooo:rsid="003c7d6e" fo:background-color="transparent" loext:char-shading-value="0" style:font-size-asian="14pt" style:font-weight-asian="normal" style:font-size-complex="14pt" style:font-weight-complex="normal"/>
    </style:style>
    <style:style style:name="T129" style:family="text">
      <style:text-properties fo:color="#0066ff" style:font-name="Noto Sans CJK TC Medium" fo:font-size="14pt" style:text-underline-style="solid" style:text-underline-width="auto" style:text-underline-color="font-color" fo:font-weight="normal" officeooo:rsid="00348dcd" fo:background-color="transparent" loext:char-shading-value="0" style:font-size-asian="14pt" style:font-weight-asian="normal" style:font-size-complex="14pt" style:font-weight-complex="normal"/>
    </style:style>
    <style:style style:name="T130" style:family="text">
      <style:text-properties fo:color="#0066ff" style:font-name="Noto Sans CJK TC Medium" fo:font-size="14pt" style:text-underline-style="solid" style:text-underline-width="auto" style:text-underline-color="font-color" fo:font-weight="normal" officeooo:rsid="002eb10f" fo:background-color="transparent" loext:char-shading-value="0" style:font-size-asian="14pt" style:font-weight-asian="normal" style:font-size-complex="14pt" style:font-weight-complex="normal"/>
    </style:style>
    <style:style style:name="T131" style:family="text">
      <style:text-properties officeooo:rsid="000601e4"/>
    </style:style>
    <style:style style:name="T132" style:family="text">
      <style:text-properties officeooo:rsid="0008a137"/>
    </style:style>
    <style:style style:name="T133" style:family="text">
      <style:text-properties officeooo:rsid="0012f0c8"/>
    </style:style>
    <style:style style:name="T134" style:family="text">
      <style:text-properties officeooo:rsid="0018cc33"/>
    </style:style>
    <style:style style:name="T135" style:family="text">
      <style:text-properties officeooo:rsid="0002f777"/>
    </style:style>
    <style:style style:name="T136" style:family="text">
      <style:text-properties officeooo:rsid="00469290"/>
    </style:style>
    <style:style style:name="T137" style:family="text">
      <style:text-properties officeooo:rsid="00498589"/>
    </style:style>
    <style:style style:name="T138" style:family="text">
      <style:text-properties officeooo:rsid="004c4705"/>
    </style:style>
    <style:style style:name="T139" style:family="text">
      <style:text-properties officeooo:rsid="004dd771"/>
    </style:style>
    <style:style style:name="T140" style:family="text">
      <style:text-properties officeooo:rsid="004f0966"/>
    </style:style>
    <style:style style:name="T141" style:family="text">
      <style:text-properties officeooo:rsid="0050cbe9"/>
    </style:style>
    <style:style style:name="T142" style:family="text">
      <style:text-properties officeooo:rsid="005383b5"/>
    </style:style>
    <style:style style:name="T143" style:family="text">
      <style:text-properties officeooo:rsid="00551808"/>
    </style:style>
    <style:style style:name="T144" style:family="text">
      <style:text-properties officeooo:rsid="0038ece8"/>
    </style:style>
    <style:style style:name="T145" style:family="text">
      <style:text-properties officeooo:rsid="003bcee7"/>
    </style:style>
    <style:style style:name="T146" style:family="text">
      <style:text-properties officeooo:rsid="00367cdd"/>
    </style:style>
    <style:style style:name="T147" style:family="text">
      <style:text-properties officeooo:rsid="0058cf7a"/>
    </style:style>
    <style:style style:name="T148" style:family="text">
      <style:text-properties officeooo:rsid="003eec1b"/>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 draw:name="Object1" text:anchor-type="paragraph" svg:width="17.235cm" svg:height="9.94cm" draw:z-index="0"><draw:object xlink:href="./Object 1" xlink:type="simple" xlink:show="embed" xlink:actuate="onLoad"/><draw:image xlink:href="./ObjectReplacements/Object 1" xlink:type="simple" xlink:show="embed" xlink:actuate="onLoad"/><svg:desc>OLE-object</svg:desc></draw:frame></text:p>
      <text:p text:style-name="P82">Product Backlog: <text:s/></text:p>
      <table:table table:name="Table5" table:style-name="Table5">
        <table:table-column table:style-name="Table5.A"/>
        <table:table-column table:style-name="Table5.B"/>
        <table:table-row>
          <table:table-cell table:style-name="Table5.A1" office:value-type="string">
            <text:p text:style-name="P143">Tasks</text:p>
          </table:table-cell>
          <table:table-cell table:style-name="Table5.B1" office:value-type="string">
            <text:p text:style-name="P143"><text:s/>Expected completion</text:p>
          </table:table-cell>
        </table:table-row>
        <table:table-row>
          <table:table-cell table:style-name="Table5.A2" office:value-type="string">
            <text:p text:style-name="P136">Create the following:</text:p>
            <text:list xml:id="list1297816563882906449" text:style-name="L1">
              <text:list-item>
                <text:p text:style-name="P180">RDS MySQL instance</text:p>
              </text:list-item>
              <text:list-item>
                <text:p text:style-name="P180">Trello account</text:p>
              </text:list-item>
              <text:list-item>
                <text:p text:style-name="P180">GitHub repository for this product </text:p>
              </text:list-item>
              <text:list-item>
                <text:p text:style-name="P182">Project template using PyScaffold and push to GitHub </text:p>
              </text:list-item>
              <text:list-item>
                <text:p text:style-name="P181">Amazon ec2 instance (to perform the scraping of DublinBikes Data for at least a week) </text:p>
              </text:list-item>
            </text:list>
          </table:table-cell>
          <table:table-cell table:style-name="Table5.B2" office:value-type="string">
            <text:p text:style-name="P143">Sprint 1 </text:p>
          </table:table-cell>
        </table:table-row>
        <table:table-row>
          <table:table-cell table:style-name="Table5.A2" office:value-type="string">
            <text:p text:style-name="P136">Write a script to scrape <text:span text:style-name="T131">dymamic data from the</text:span> JCDecaux Dublin bikes database every 5 minutes.</text:p>
            <text:list xml:id="list7909949210804692601" text:style-name="L2">
              <text:list-item>
                <text:p text:style-name="P183">Access the data using the API </text:p>
              </text:list-item>
              <text:list-item>
                <text:p text:style-name="P184">Save this data to Amazon RDS</text:p>
              </text:list-item>
            </text:list>
          </table:table-cell>
          <table:table-cell table:style-name="Table5.B2" office:value-type="string">
            <text:p text:style-name="P143">Sprint 1</text:p>
          </table:table-cell>
        </table:table-row>
        <table:table-row>
          <table:table-cell table:style-name="Table5.A2" office:value-type="string">
            <text:p text:style-name="P137">Write a script to obtain weather information from the OpenWeather<text:span text:style-name="T132">Maps</text:span> API</text:p>
          </table:table-cell>
          <table:table-cell table:style-name="Table5.B2" office:value-type="string">
            <text:p text:style-name="P143">Sprint 1 </text:p>
          </table:table-cell>
        </table:table-row>
        <table:table-row>
          <table:table-cell table:style-name="Table5.A2" office:value-type="string">
            <text:p text:style-name="P138">Make <text:span text:style-name="T133">3 tables on the RDS instance:</text:span></text:p>
            <text:list xml:id="list2306356691319298468" text:style-name="L3">
              <text:list-item>
                <text:p text:style-name="P185">dynamic (to store fields of the Dublin Bikes data which changes such as available bikes) </text:p>
              </text:list-item>
              <text:list-item>
                <text:p text:style-name="P185">static (to store the fields of the Dublin Bikes data which does not change such as address) </text:p>
              </text:list-item>
              <text:list-item>
                <text:p text:style-name="P185">weather (to store <text:span text:style-name="T134">data from the OpenWeatherMaps API) </text:span></text:p>
              </text:list-item>
            </text:list>
          </table:table-cell>
          <table:table-cell table:style-name="Table5.B2" office:value-type="string">
            <text:p text:style-name="P143">Sprint1</text:p>
          </table:table-cell>
        </table:table-row>
        <table:table-row>
          <table:table-cell table:style-name="Table5.A2" office:value-type="string">
            <text:p text:style-name="P137">Create a basic Flask App <text:span text:style-name="T134">and add this Flask app to the project template</text:span></text:p>
          </table:table-cell>
          <table:table-cell table:style-name="Table5.B2" office:value-type="string">
            <text:p text:style-name="P143">Sprint 1</text:p>
          </table:table-cell>
        </table:table-row>
        <table:table-row>
          <table:table-cell table:style-name="Table5.A2" office:value-type="string">
            <text:p text:style-name="P137">Display a basic Google Map on this Flask App</text:p>
          </table:table-cell>
          <table:table-cell table:style-name="Table5.B2" office:value-type="string">
            <text:p text:style-name="P143">Sprint 1 </text:p>
          </table:table-cell>
        </table:table-row>
        <table:table-row>
          <table:table-cell table:style-name="Table5.A2" office:value-type="string">
            <text:p text:style-name="P137">Learn how to display circles of varying size <text:span text:style-name="T134">on the Google Map</text:span></text:p>
          </table:table-cell>
          <table:table-cell table:style-name="Table5.B2" office:value-type="string">
            <text:p text:style-name="P143">Sprint 1</text:p>
          </table:table-cell>
        </table:table-row>
        <text:soft-page-break/>
        <table:table-row table:style-name="Table5.9">
          <table:table-cell table:style-name="Table5.A2" office:value-type="string">
            <text:p text:style-name="P140">Do a basic mock up of what the web app should look like</text:p>
          </table:table-cell>
          <table:table-cell table:style-name="Table5.B2" office:value-type="string">
            <text:p text:style-name="P143">Sprint 1</text:p>
          </table:table-cell>
        </table:table-row>
        <table:table-row table:style-name="Table5.9">
          <table:table-cell table:style-name="Table5.A2" office:value-type="string">
            <text:p text:style-name="P137">Perform basic analytics on the trends observed far <text:span text:style-name="T135">using Google Data Studio and/or pandas</text:span></text:p>
          </table:table-cell>
          <table:table-cell table:style-name="Table5.B2" office:value-type="string">
            <text:p text:style-name="P143">Sprint 1</text:p>
          </table:table-cell>
        </table:table-row>
        <table:table-row table:style-name="Table5.9">
          <table:table-cell table:style-name="Table5.A2" office:value-type="string">
            <text:p text:style-name="P140">Work on the front end – i.e. <text:s/>use CSS to style the web app</text:p>
          </table:table-cell>
          <table:table-cell table:style-name="Table5.B2" office:value-type="string">
            <text:p text:style-name="P143">Sprint 3 </text:p>
          </table:table-cell>
        </table:table-row>
        <table:table-row table:style-name="Table5.9">
          <table:table-cell table:style-name="Table5.A2" office:value-type="string">
            <text:p text:style-name="P141">Query the database using php to display pointers on the map which indicate the position of a station </text:p>
          </table:table-cell>
          <table:table-cell table:style-name="Table5.B2" office:value-type="string">
            <text:p text:style-name="P143">Sprint 2</text:p>
          </table:table-cell>
        </table:table-row>
        <table:table-row table:style-name="Table5.9">
          <table:table-cell table:style-name="Table5.A2" office:value-type="string">
            <text:p text:style-name="P141">Query the database using php to access the number of available bikes and then size the circles on google maps accordingly </text:p>
          </table:table-cell>
          <table:table-cell table:style-name="Table5.B2" office:value-type="string">
            <text:p text:style-name="P143">Sprint 2 </text:p>
          </table:table-cell>
        </table:table-row>
        <table:table-row table:style-name="Table5.9">
          <table:table-cell table:style-name="Table5.A2" office:value-type="string">
            <text:p text:style-name="P152">Display number of bikes available and number of stands available on-click of a station in a Google Maps Info Window</text:p>
          </table:table-cell>
          <table:table-cell table:style-name="Table5.B2" office:value-type="string">
            <text:p text:style-name="P145">Sprint 2 </text:p>
          </table:table-cell>
        </table:table-row>
        <table:table-row table:style-name="Table5.9">
          <table:table-cell table:style-name="Table5.A2" office:value-type="string">
            <text:p text:style-name="P149">Work on efficeincy – i.e. reduce the waiting time for an Info Window to display bike availability and stand availability <text:s/></text:p>
          </table:table-cell>
          <table:table-cell table:style-name="Table5.B2" office:value-type="string">
            <text:p text:style-name="P145">Sprint 2 </text:p>
          </table:table-cell>
        </table:table-row>
        <table:table-row table:style-name="Table5.9">
          <table:table-cell table:style-name="Table5.A2" office:value-type="string">
            <text:p text:style-name="P141">Analyse the availability of bikes with respect to:</text:p>
            <text:list xml:id="list5080539755454171544" text:style-name="L4">
              <text:list-item>
                <text:p text:style-name="P186">Time of the day </text:p>
              </text:list-item>
              <text:list-item>
                <text:p text:style-name="P186">Weather </text:p>
                <text:list>
                  <text:list-item>
                    <text:p text:style-name="P186">Rain </text:p>
                  </text:list-item>
                  <text:list-item>
                    <text:p text:style-name="P186">Temperature </text:p>
                  </text:list-item>
                  <text:list-item>
                    <text:p text:style-name="P186">Clouds </text:p>
                  </text:list-item>
                </text:list>
              </text:list-item>
            </text:list>
          </table:table-cell>
          <table:table-cell table:style-name="Table5.B2" office:value-type="string">
            <text:p text:style-name="P143">Sprint 2</text:p>
          </table:table-cell>
        </table:table-row>
        <table:table-row table:style-name="Table5.9">
          <table:table-cell table:style-name="Table5.A2" office:value-type="string">
            <text:p text:style-name="P151">Make charts of availability by rain for each station </text:p>
          </table:table-cell>
          <table:table-cell table:style-name="Table5.B2" office:value-type="string">
            <text:p text:style-name="P144">Sprint 2</text:p>
          </table:table-cell>
        </table:table-row>
        <table:table-row table:style-name="Table5.9">
          <table:table-cell table:style-name="Table5.A2" office:value-type="string">
            <text:p text:style-name="P151">Integrate availability charts with the web page</text:p>
          </table:table-cell>
          <table:table-cell table:style-name="Table5.B2" office:value-type="string">
            <text:p text:style-name="P151">Sprint 2</text:p>
          </table:table-cell>
        </table:table-row>
        <table:table-row table:style-name="Table5.9">
          <table:table-cell table:style-name="Table5.A2" office:value-type="string">
            <text:p text:style-name="P150">Display pie charts of current availability on click of a station </text:p>
          </table:table-cell>
          <table:table-cell table:style-name="Table5.B2" office:value-type="string">
            <text:p text:style-name="P148">Sprint 2</text:p>
          </table:table-cell>
        </table:table-row>
        <table:table-row table:style-name="Table5.9">
          <table:table-cell table:style-name="Table5.A2" office:value-type="string">
            <text:p text:style-name="P142">Perform unit testing on the code </text:p>
          </table:table-cell>
          <table:table-cell table:style-name="Table5.B2" office:value-type="string">
            <text:p text:style-name="P143">Sprint 3 </text:p>
          </table:table-cell>
        </table:table-row>
        <table:table-row table:style-name="Table5.9">
          <table:table-cell table:style-name="Table5.A2" office:value-type="string">
            <text:p text:style-name="P146">Make a model to predict availability of bikes for every station for every day for every hour using pickle</text:p>
          </table:table-cell>
          <table:table-cell table:style-name="Table5.B2" office:value-type="string">
            <text:p text:style-name="P146">Sprint 3</text:p>
          </table:table-cell>
        </table:table-row>
        <table:table-row table:style-name="Table5.9">
          <table:table-cell table:style-name="Table5.A2" office:value-type="string">
            <text:p text:style-name="P147">Make dropdowns to select a day and time to predict availability <text:s/></text:p>
          </table:table-cell>
          <table:table-cell table:style-name="Table5.B2" office:value-type="string">
            <text:p text:style-name="P147">Sprint 3</text:p>
          </table:table-cell>
        </table:table-row>
      </table:table>
      <text:p text:style-name="P139">* <text:span text:style-name="T136">Note: Tasks in yellow were not in the initial version of the product backlog </text:span></text:p>
      <text:p text:style-name="P73"/>
      <text:p text:style-name="P120"><text:span text:style-name="T83">S</text:span><text:span text:style-name="T82">PRINT 1 – SCRUM MASTER: </text:span><text:span text:style-name="T84">FATIMA</text:span></text:p>
      <text:p text:style-name="P76">Note: </text:p>
      <text:p text:style-name="P77">In the notes <text:span text:style-name="T15">below </text:span>of the daily stand up meetings:</text:p>
      <text:list xml:id="list2905604518433461060" text:style-name="L5">
        <text:list-item>
          <text:p text:style-name="P187">‘yesterday’ refers to what tasks that person completed yesterday for this project</text:p>
        </text:list-item>
        <text:list-item>
          <text:p text:style-name="P187">‘today’ refers to what tasks that person <text:span text:style-name="T90">or the group as a whole</text:span> intends on doing today/ before the next daily stand up</text:p>
        </text:list-item>
        <text:list-item>
          <text:p text:style-name="P188"><text:span text:style-name="T16">‘anything to overcome’ <text:s/></text:span><text:span text:style-name="T17">refers to any challenges/difficulties a person may encounter with a particular task and if they need help with it </text:span></text:p>
        </text:list-item>
      </text:list>
      <text:p text:style-name="P78"/>
      <text:p text:style-name="P91"><text:span text:style-name="T17">A</text:span><text:span text:style-name="T16">lso, for the first sprint we performed most tasks as a group during the day because we were on midterm break and dedicated our evenings towards other subjects. For this reason most of the tasks are labelled as ‘Teamwork’. </text:span></text:p>
      <text:p text:style-name="P124"><text:span text:style-name="T30">Sprint</text:span><text:span text:style-name="T31"> 1:</text:span><text:span text:style-name="T35">Planni</text:span><text:span text:style-name="T36">n</text:span><text:span text:style-name="T35">g meeting notes </text:span></text:p>
      <text:list xml:id="list3758053412990795709" text:style-name="L6">
        <text:list-item>
          <text:p text:style-name="P189"><text:span text:style-name="T22">We </text:span><text:span text:style-name="T19">decided upon who would be scrum master for each sprint <text:s/></text:span></text:p>
        </text:list-item>
        <text:list-item>
          <text:p text:style-name="P190"><text:soft-page-break/><text:span text:style-name="T19">We </text:span><text:span text:style-name="T26">made a product backlog and assigned tasks to each sprint </text:span></text:p>
        </text:list-item>
        <text:list-item>
          <text:p text:style-name="P191"><text:span text:style-name="T26">We assigned each of </text:span><text:span text:style-name="T28">user story and task </text:span><text:span text:style-name="T27">a</text:span><text:span text:style-name="T26"> complexity number based on the <text:s/>Fibonacci numbers </text:span><text:span text:style-name="T27">(1,2,3,5,8,13 ) - i.e. a task assigned as 2 is twice as complex as a task assigned as 1.</text:span></text:p>
        </text:list-item>
        <text:list-item>
          <text:p text:style-name="P193">We assigned tasks to each individual for this sprint as well as the taks expected completion dates</text:p>
        </text:list-item>
        <text:list-item>
          <text:p text:style-name="P194">We set out our medium term high level goals which were as follows:</text:p>
          <text:p text:style-name="P194">- Sprint 1: <text:s/></text:p>
          <text:list>
            <text:list-item>
              <text:p text:style-name="P194">Collect Dublin bikes and weather data. </text:p>
            </text:list-item>
            <text:list-item>
              <text:p text:style-name="P194">Display circles of varying sizes (proportional to number of bikes available) on a basic Flask app </text:p>
            </text:list-item>
          </text:list>
          <text:p text:style-name="P194">- Sprint 2:</text:p>
          <text:list text:continue-numbering="true">
            <text:list-item>
              <text:p text:style-name="P194">Analyse the data (possibly using panadas) </text:p>
            </text:list-item>
            <text:list-item>
              <text:p text:style-name="P194">Make average occupancy graphs </text:p>
            </text:list-item>
          </text:list>
          <text:p text:style-name="P194">- Sprint 3: </text:p>
          <text:list text:continue-numbering="true">
            <text:list-item>
              <text:p text:style-name="P194">Focus on the front end and styling the web page </text:p>
            </text:list-item>
            <text:list-item>
              <text:p text:style-name="P194">Clean up code, ensure it works on the instance etc. </text:p>
            </text:list-item>
          </text:list>
        </text:list-item>
      </text:list>
      <text:p text:style-name="P123"><text:span text:style-name="T30">Sprint</text:span><text:span text:style-name="T31"> 1: </text:span><text:span text:style-name="T33">Day 1 </text:span><text:span text:style-name="T34">Stand Up</text:span><text:span text:style-name="T35">(Monday </text:span><text:span text:style-name="T34">12/3/18) </text:span></text:p>
      <text:p text:style-name="P79">Robert:</text:p>
      <text:p text:style-name="P83">- yesterday: n/a on Day 1 of sprint</text:p>
      <text:p text:style-name="P83">- today: will c<text:span text:style-name="T18">reate GitHub account and repository for this project</text:span></text:p>
      <text:p text:style-name="P83">- anything to overcome: No</text:p>
      <text:p text:style-name="P83"/>
      <text:p text:style-name="P79">Fatima</text:p>
      <text:p text:style-name="P83">- yesterday: n/a on Day 1 </text:p>
      <text:p text:style-name="P83">- today:</text:p>
      <text:list xml:id="list6094847285806321003" text:style-name="L7">
        <text:list-item>
          <text:p text:style-name="P195">Create Amazon RDS instance</text:p>
        </text:list-item>
        <text:list-item>
          <text:p text:style-name="P195"><text:s/>Learn how to connect to Amazon RDS via MySQL workbench</text:p>
        </text:list-item>
      </text:list>
      <text:p text:style-name="P83">- anything to overcome: <text:span text:style-name="T29">First time using this service</text:span></text:p>
      <text:p text:style-name="P83"/>
      <text:p text:style-name="P79">Orla</text:p>
      <text:p text:style-name="P83">- yesterday: n/a on Day 1</text:p>
      <text:p text:style-name="P83">- today:</text:p>
      <text:list xml:id="list5390826093603801163" text:style-name="L8">
        <text:list-item>
          <text:p text:style-name="P196">Create project template using PyScaffold and push to Git</text:p>
        </text:list-item>
        <text:list-item>
          <text:p text:style-name="P201"><text:span text:style-name="T20">Create Amazon ec2 instance, </text:span><text:span text:style-name="T21">install Anaconda on this, send everyone the key </text:span><text:span text:style-name="T22">for instance</text:span></text:p>
        </text:list-item>
        <text:list-item>
          <text:p text:style-name="P202"><text:span text:style-name="T22">C</text:span><text:span text:style-name="T19">reate Trello account, invite members</text:span></text:p>
        </text:list-item>
      </text:list>
      <text:p text:style-name="P83">- anything to overcome: No</text:p>
      <text:p text:style-name="P74"><text:span text:style-name="T122">Sprint</text:span><text:span text:style-name="T123">1: </text:span><text:span text:style-name="T125">Day 2 Stand Up(</text:span><text:span text:style-name="T126">Tuesday </text:span><text:span text:style-name="T125">13/3/18)</text:span><text:span text:style-name="T34"> </text:span></text:p>
      <text:p text:style-name="P68"/>
      <text:p text:style-name="P80">Robert, Orla, Fatima</text:p>
      <text:p text:style-name="P86"><text:span text:style-name="T19">- yesterday: Completed</text:span><text:span text:style-name="T60"> the assigned </text:span>individual <text:span text:style-name="T60">tasks</text:span></text:p>
      <text:p text:style-name="P86"><text:span text:style-name="T60">-</text:span>today:</text:p>
      <text:list xml:id="list9067146453695206604" text:style-name="L9">
        <text:list-item>
          <text:p text:style-name="P204">Everyone will work as a group start scraping data from DublinBikes</text:p>
        </text:list-item>
        <text:list-item>
          <text:p text:style-name="P204">Orla and Robert do not have MySQL workbench on their laptops so this must be installed today</text:p>
        </text:list-item>
      </text:list>
      <text:p text:style-name="P86">-anything to overcome: see below</text:p>
      <text:p text:style-name="P81"/>
      <text:p text:style-name="P79">Teamwork <text:span text:style-name="T62">(entire group)</text:span></text:p>
      <text:p text:style-name="P83">-today:</text:p>
      <text:list xml:id="list16585446764227728" text:style-name="L10">
        <text:list-item>
          <text:p text:style-name="P197"><text:soft-page-break/>Use python to create a scraper script to query JCDecaux API </text:p>
        </text:list-item>
        <text:list-item>
          <text:p text:style-name="P203"><text:span text:style-name="T23">S</text:span><text:span text:style-name="T19">tore this data locally in an approprate format (i.e. a pandas dataframe) </text:span></text:p>
        </text:list-item>
      </text:list>
      <text:list xml:id="list3771257424454604420" text:style-name="L11">
        <text:list-item>
          <text:p text:style-name="P162">Connect t<text:span text:style-name="T62">he web scraper to RDS (using pymysql) <text:s/></text:span>and store this data </text:p>
        </text:list-item>
        <text:list-item>
          <text:p text:style-name="P164">Perform basic queries of RDS data </text:p>
        </text:list-item>
      </text:list>
      <text:p text:style-name="P1"><text:span text:style-name="T19">- </text:span><text:span text:style-name="T22">anything to overcome:</text:span></text:p>
      <text:list xml:id="list2915252697911123308" text:style-name="L12">
        <text:list-item>
          <text:p text:style-name="P163">Our l<text:span text:style-name="T63">imited</text:span> knowledge of <text:span text:style-name="T63">RESTful APIs making it difficult to use </text:span>JCDecaux API</text:p>
        </text:list-item>
        <text:list-item>
          <text:p text:style-name="P163"><text:span text:style-name="T63">No prior experience with using </text:span>Amazon RDS </text:p>
        </text:list-item>
        <text:list-item>
          <text:p text:style-name="P165">How to convert the JSON data obtained from the API into a relational database</text:p>
        </text:list-item>
      </text:list>
      <text:p text:style-name="P123"><text:span text:style-name="T30">Sprint</text:span><text:span text:style-name="T31">1: </text:span><text:span text:style-name="T34">Day 3 Stand Up(</text:span><text:span text:style-name="T35">Wednesday </text:span><text:span text:style-name="T34">14/3/18) </text:span></text:p>
      <text:p text:style-name="P80">Robert, Orla, Fatima</text:p>
      <text:p text:style-name="P85">- yesterday:</text:p>
      <text:list xml:id="list2096038107478513324" text:style-name="L13">
        <text:list-item>
          <text:p text:style-name="P198">Worked as a team</text:p>
        </text:list-item>
        <text:list-item>
          <text:p text:style-name="P198">Orla and Robert got MySQL workbench installed </text:p>
        </text:list-item>
      </text:list>
      <text:p text:style-name="P86"><text:span text:style-name="T60">-</text:span>today: <text:span text:style-name="T61">More trio programming</text:span></text:p>
      <text:p text:style-name="P83">-anything to overcome: see below</text:p>
      <text:p text:style-name="P6"/>
      <text:p text:style-name="P79">Teamwork <text:span text:style-name="T62">(entire group)</text:span></text:p>
      <text:p text:style-name="P90"><text:span text:style-name="T22">- </text:span><text:span text:style-name="T24">yesterday:</text:span></text:p>
      <text:list xml:id="list3202028548537081269" text:style-name="L14">
        <text:list-item>
          <text:p text:style-name="P199">Connected the scraper to Amazon RDS and started storing data </text:p>
        </text:list-item>
        <text:list-item>
          <text:p text:style-name="P172"><text:span text:style-name="T22">Re</text:span><text:span text:style-name="T19">alised we need to store data in a format that will be most convenient for analysis</text:span></text:p>
        </text:list-item>
        <text:list-item>
          <text:p text:style-name="P166">Decided our database would require the following:</text:p>
          <text:list>
            <text:list-item>
              <text:p text:style-name="P166">static table – for station information that does not change (such as address) </text:p>
            </text:list-item>
            <text:list-item>
              <text:p text:style-name="P166">dynamic information - for station information that will change (such as bike availability)</text:p>
            </text:list-item>
            <text:list-item>
              <text:p text:style-name="P166">weather information – to hold the weather which we intend on scraping from OpenWeatherMaps API</text:p>
            </text:list-item>
            <text:list-item>
              <text:p text:style-name="P166">foreign keys to link the above 3 tables</text:p>
            </text:list-item>
            <text:list-item>
              <text:p text:style-name="P166">stored procedures – such as: find the time of the most recent insertion into the dynamic table (to ensure our scraper is still running)</text:p>
            </text:list-item>
          </text:list>
        </text:list-item>
      </text:list>
      <text:p text:style-name="P83">-today: </text:p>
      <text:list xml:id="list3191794706519009023" text:style-name="L15">
        <text:list-item>
          <text:p text:style-name="P167">Make a static, dynamic and weather table in our database</text:p>
        </text:list-item>
        <text:list-item>
          <text:p text:style-name="P173"><text:span text:style-name="T24">W</text:span><text:span text:style-name="T19">rite a console script to run the scraper on ec2 (currently we have only practiced using the scraper locally on our machines) <text:s/></text:span></text:p>
        </text:list-item>
        <text:list-item>
          <text:p text:style-name="P168">Change any security settings on the ec2 instance if required </text:p>
        </text:list-item>
        <text:list-item>
          <text:p text:style-name="P168">By the end of the day have the scraper for Dublin Bikes data fully functioning on ec2 instance</text:p>
        </text:list-item>
      </text:list>
      <text:p text:style-name="P2"><text:span text:style-name="T19">- </text:span><text:span text:style-name="T22">anything to overcome:</text:span></text:p>
      <text:list xml:id="list2416113386991992916" text:style-name="L16">
        <text:list-item>
          <text:p text:style-name="P174"><text:span text:style-name="T22">F</text:span><text:span text:style-name="T19">igure out appropriate data types to store variables in (eg may need to change date into a more human readable format) </text:span></text:p>
        </text:list-item>
        <text:list-item>
          <text:p text:style-name="P169">Figure out which foreign keys should be used to link the tables </text:p>
        </text:list-item>
        <text:list-item>
          <text:p text:style-name="P169">Need to revise how to create stored procedures in MySQL workbench </text:p>
        </text:list-item>
        <text:list-item>
          <text:p text:style-name="P170">Need to look over previous assignments to learn how to create console scripts </text:p>
        </text:list-item>
      </text:list>
      <text:p text:style-name="P121"><text:span text:style-name="T11">Sprint1: </text:span><text:span text:style-name="T12">Day </text:span><text:span text:style-name="T13">4 Stand Up(</text:span><text:span text:style-name="T14">Thursday </text:span><text:span text:style-name="T13">15/3/18) </text:span></text:p>
      <text:p text:style-name="P80">Robert, Orla, Fatima</text:p>
      <text:p text:style-name="P90"><text:span text:style-name="T25">- yesterday:</text:span><text:span text:style-name="T24">Worked as a team</text:span></text:p>
      <text:p text:style-name="P86"><text:span text:style-name="T60">-</text:span>today: <text:span text:style-name="T61">More trio programming</text:span></text:p>
      <text:p text:style-name="P71">-anything to overcome: see below</text:p>
      <text:p text:style-name="P79">Teamwork <text:span text:style-name="T62">(entire group)</text:span></text:p>
      <text:p text:style-name="P71"><text:soft-page-break/>- yesterday:</text:p>
      <text:list xml:id="list1174666418004634883" text:style-name="L17">
        <text:list-item>
          <text:p text:style-name="P205">Achieved the tasks we had set out to do as a group – made 3 tables with appropriate foreign keys </text:p>
        </text:list-item>
        <text:list-item>
          <text:p text:style-name="P205">When we left last night the scraper was running and updating our database</text:p>
        </text:list-item>
        <text:list-item>
          <text:p text:style-name="P205">This moring before the stand up, I <text:s/>noticed that the scraper was no longer running on the instance (I used the command ps) ; we looked into this at the stand up (i.e. the time of the last entry to the database) and quickly realised that this happend because I logged out of my account last night and did not run the process with ‘nohup’</text:p>
        </text:list-item>
      </text:list>
      <text:p text:style-name="P70">-<text:span text:style-name="T64">today:</text:span></text:p>
      <text:list xml:id="list3325741742014129627" text:style-name="L18">
        <text:list-item>
          <text:p text:style-name="P175">Add try/catch block to catch certain exceptions <text:span text:style-name="T65">such as Interity errors when inserting into the database</text:span> </text:p>
        </text:list-item>
      </text:list>
      <text:list xml:id="list6427478732322661841" text:style-name="L19">
        <text:list-item>
          <text:p text:style-name="P176"><text:span text:style-name="T65">Look into seeing if we can make e-mails be sent to us if an exception occurs that is not in the try/catch block so that we will be notified immediately if the scraping </text:span>script stopped working because of an error.</text:p>
        </text:list-item>
        <text:list-item>
          <text:p text:style-name="P177">Obtain a key from OpenWeatherMaps API and do basic queries</text:p>
        </text:list-item>
        <text:list-item>
          <text:p text:style-name="P177">Determine which fields to store in RDS (i.e. which fields will be most useful to our application) </text:p>
        </text:list-item>
        <text:list-item>
          <text:p text:style-name="P177">Convert the data from OpenWeatherMaps API from JSON to Pandas Dataframe to SQL which can be stored on RDS</text:p>
        </text:list-item>
      </text:list>
      <text:p text:style-name="P5"><text:span text:style-name="T66">-</text:span><text:span text:style-name="T67">-anything to overcome: </text:span></text:p>
      <text:list xml:id="list2684162929927346242" text:style-name="L20">
        <text:list-item>
          <text:p text:style-name="P171"><text:span text:style-name="T67">H</text:span><text:span text:style-name="T66">ave never sent e-mails via python before but are aware that such functionality exists (is not particualry imortant if we cannot achieve this (low priority task)) </text:span></text:p>
        </text:list-item>
        <text:list-item>
          <text:p text:style-name="P178">Getting the data into a format that can be inserted into our database can be tricky and time consuming </text:p>
        </text:list-item>
      </text:list>
      <text:p text:style-name="P123"><text:span text:style-name="T30">Sprint</text:span><text:span text:style-name="T31">1 </text:span><text:span text:style-name="T34">Day 5 Stand Up(</text:span><text:span text:style-name="T35">Friday </text:span><text:span text:style-name="T34">16/3/18) </text:span></text:p>
      <text:p text:style-name="P84">n/a: Did not meet up today (Midterm break) </text:p>
      <text:p text:style-name="P81"/>
      <text:p text:style-name="P105"><text:span text:style-name="T55">Sprint</text:span><text:span text:style-name="T56">1 </text:span><text:span text:style-name="T57">Day </text:span><text:span text:style-name="T56">6</text:span><text:span text:style-name="T57"> Stand Up(</text:span><text:span text:style-name="T58">Monday </text:span><text:span text:style-name="T57">1</text:span><text:span text:style-name="T56">9</text:span><text:span text:style-name="T57">/3/18) </text:span></text:p>
      <text:p text:style-name="P80">Robert</text:p>
      <text:p text:style-name="P7"><text:span text:style-name="T3">- yesterday</text:span><text:span text:style-name="T4">: </text:span><text:span text:style-name="T5">see Teamwork section</text:span></text:p>
      <text:p text:style-name="P10">-today:</text:p>
      <text:list xml:id="list4500570422903631384" text:style-name="L21">
        <text:list-item>
          <text:p text:style-name="P206">Create a basic Flask App</text:p>
        </text:list-item>
      </text:list>
      <text:p text:style-name="P4">-anything to overcome: </text:p>
      <text:list xml:id="list6522975467266358391" text:style-name="L22">
        <text:list-item>
          <text:p text:style-name="P179"><text:span text:style-name="T2">N</text:span><text:span text:style-name="T1">eed to revise the directory structure and code needed for a Flask App from Assignment 2</text:span></text:p>
        </text:list-item>
      </text:list>
      <text:p text:style-name="P11"/>
      <text:p text:style-name="P46">Orla</text:p>
      <text:p text:style-name="P7"><text:span text:style-name="T3">- yesterday: </text:span><text:span text:style-name="T5">see Teamwork section</text:span></text:p>
      <text:p text:style-name="P10">- today:</text:p>
      <text:list xml:id="list8800603189847223257" text:style-name="L23">
        <text:list-item>
          <text:p text:style-name="P207">Look into how to visualise data using Google Data Studio and make basic plots with our data using this tool</text:p>
        </text:list-item>
      </text:list>
      <text:p text:style-name="P3"><text:span text:style-name="T2">-anything to overcome: H</text:span><text:span text:style-name="T5">ave never used Google Data Studio before </text:span></text:p>
      <text:p text:style-name="P46">Fatima</text:p>
      <text:p text:style-name="P7"><text:span text:style-name="T3">- yesterday : </text:span><text:span text:style-name="T5">see Teamwork section</text:span></text:p>
      <text:p text:style-name="P10">-today:</text:p>
      <text:list xml:id="list5169113118557715335" text:style-name="L24">
        <text:list-item>
          <text:p text:style-name="P208">Create a basic web page that can connect to Google Maps API and display a map of Dublin. (Use Brackets for now to display the webpage – not Flask as we do not have this up and running yet) </text:p>
        </text:list-item>
        <text:list-item>
          <text:p text:style-name="P208">Add additional extras to this page such as footers etc. </text:p>
        </text:list-item>
      </text:list>
      <text:p text:style-name="P10"><text:soft-page-break/>- anything to overcome: No – Have used Google Maps API last semester</text:p>
      <text:p text:style-name="P11"/>
      <text:p text:style-name="P79">Teamwork <text:span text:style-name="T62">(entire group)</text:span></text:p>
      <text:p text:style-name="P9"><text:span text:style-name="T2">- yesterday </text:span><text:span text:style-name="T6">(i.e. Day 4)</text:span></text:p>
      <text:list xml:id="list3143867883557385408" text:style-name="L25">
        <text:list-item>
          <text:p text:style-name="P266"><text:span text:style-name="T6">W</text:span><text:span text:style-name="T1">e got the scraper back up and running on ec2 using the nohup command before the name of the process</text:span></text:p>
        </text:list-item>
      </text:list>
      <text:list xml:id="list6083184151713746452" text:style-name="L26">
        <text:list-item>
          <text:p text:style-name="P267"><text:span text:style-name="T6">We </text:span><text:span text:style-name="T1">got the e-mail functionality working – i.e. an email is sent if an error occurs in the scraper that was not covered in the catch block (However this was only tested on our local machines, not on the instance; perhaps there are security issues in sending emails?)</text:span></text:p>
        </text:list-item>
        <text:list-item>
          <text:p text:style-name="P209">Started saving weather data down and added a foreign key of last updated weather to dynamic table for ease of analysis later in this sprint </text:p>
        </text:list-item>
      </text:list>
      <text:p text:style-name="P12">- today:</text:p>
      <text:list xml:id="list5652097110296423853" text:style-name="L27">
        <text:list-item>
          <text:p text:style-name="P210">Focus on individual tasks</text:p>
        </text:list-item>
      </text:list>
      <text:p text:style-name="P3"><text:span text:style-name="T1">-</text:span><text:span text:style-name="T2">-anything to overcome: </text:span><text:span text:style-name="T7">n/a</text:span></text:p>
      <text:p text:style-name="P105"><text:span text:style-name="T55">Sprint</text:span><text:span text:style-name="T56">1 </text:span><text:span text:style-name="T57">Day </text:span><text:span text:style-name="T56">7</text:span><text:span text:style-name="T57"> Stand Up(</text:span><text:span text:style-name="T58">Tuesday </text:span><text:span text:style-name="T56">20</text:span><text:span text:style-name="T57">/3/18) </text:span></text:p>
      <text:p text:style-name="P80">Robert</text:p>
      <text:p text:style-name="P7"><text:span text:style-name="T3">- yesterday</text:span><text:span text:style-name="T4">: </text:span><text:span text:style-name="T8">Created a basic Flask app but we will still use Brackets currently for testing</text:span></text:p>
      <text:p text:style-name="P13">- today: Teamwork</text:p>
      <text:p text:style-name="P7"><text:span text:style-name="T8">-</text:span><text:span text:style-name="T2">anything to overcome: </text:span><text:span text:style-name="T8">see Teamwork</text:span></text:p>
      <text:p text:style-name="P13"/>
      <text:p text:style-name="P47">Orla</text:p>
      <text:p text:style-name="P7"><text:span text:style-name="T3">- yesterday</text:span><text:span text:style-name="T4">:</text:span></text:p>
      <text:list xml:id="list7682102328789478508" text:style-name="L28">
        <text:list-item>
          <text:p text:style-name="P211">Worked on scrum master notes such as how to make a BurnDown Chart </text:p>
        </text:list-item>
        <text:list-item>
          <text:p text:style-name="P211">Tried to use Google Data Studio but found it quite difficult and unintuitive to use – also found it difficult to find tutorials/help online for this tool </text:p>
        </text:list-item>
      </text:list>
      <text:p text:style-name="P13">- today: Teamwork</text:p>
      <text:p text:style-name="P13">- anything to overcome:</text:p>
      <text:list xml:id="list7678792073162025286" text:style-name="L29">
        <text:list-item>
          <text:p text:style-name="P212">May have to use pandas to analyse the data in future instead - also will ask Jake if this was what he recommended or was it called something else</text:p>
        </text:list-item>
      </text:list>
      <text:p text:style-name="P13"/>
      <text:p text:style-name="P47">Fatima: </text:p>
      <text:p text:style-name="P7"><text:span text:style-name="T3">- yesterday</text:span><text:span text:style-name="T4">: G</text:span><text:span text:style-name="T8">ot a map of Dublin to display on the brower</text:span></text:p>
      <text:p text:style-name="P13">-today: Teamwork</text:p>
      <text:p text:style-name="P13">- anything to overcome: stylesheet not working, also having issues getting footer to stay at bottom of page</text:p>
      <text:p text:style-name="P13"/>
      <text:p text:style-name="P48">Teamwork</text:p>
      <text:p text:style-name="P7"><text:span text:style-name="T3">- yesterday</text:span><text:span text:style-name="T4">: </text:span><text:span text:style-name="T9">n/a (worked on individual tasks)</text:span></text:p>
      <text:p text:style-name="P14">- toaday:</text:p>
      <text:list xml:id="list6642382771775094029" text:style-name="L30">
        <text:list-item>
          <text:p text:style-name="P213">Ensure scraper is still running</text:p>
        </text:list-item>
      </text:list>
      <text:list xml:id="list4267965110800346828" text:style-name="L31">
        <text:list-item>
          <text:p text:style-name="P214">Try get circles to appear on Google maps which are at the locations of the bike stations</text:p>
        </text:list-item>
        <text:list-item>
          <text:p text:style-name="P214">Try get circles of varying sizes and colouts to appear </text:p>
        </text:list-item>
      </text:list>
      <text:p text:style-name="P13">- anything to overcome:</text:p>
      <text:list xml:id="list8096895938051721112" text:style-name="L32">
        <text:list-item>
          <text:p text:style-name="P268"><text:span text:style-name="T8">H</text:span><text:span text:style-name="T1">ave never displayed a circle on a google map before; only displayed a hardcoded marker in Web Development module before</text:span></text:p>
        </text:list-item>
        <text:list-item>
          <text:p text:style-name="P215">Have to read the stations location from RDS database and store this in a form that can be read by JavaScript (May have to convert SQL to pandas dataframe to JSON to JSON of the correct format) </text:p>
        </text:list-item>
      </text:list>
      <text:p text:style-name="P105"><text:soft-page-break/><text:span text:style-name="T55">Sprint</text:span><text:span text:style-name="T56">1 </text:span><text:span text:style-name="T57">Day </text:span><text:span text:style-name="T56">8</text:span><text:span text:style-name="T57"> Stand Up(</text:span><text:span text:style-name="T58">Wednesday </text:span><text:span text:style-name="T56">21</text:span><text:span text:style-name="T57">/3/18) </text:span></text:p>
      <text:p text:style-name="P69">n/a: Did not meet up today (Midterm break) </text:p>
      <text:p text:style-name="P75"/>
      <text:p text:style-name="P105"><text:span text:style-name="T55">Sprint</text:span><text:span text:style-name="T56">1 </text:span><text:span text:style-name="T57">Day </text:span><text:span text:style-name="T56">9</text:span><text:span text:style-name="T57"> Stand Up(</text:span><text:span text:style-name="T58">Thursday </text:span><text:span text:style-name="T56">22</text:span><text:span text:style-name="T57">/3/18) </text:span></text:p>
      <text:p text:style-name="P80">Robert, <text:span text:style-name="T81">Fatima, Orla</text:span></text:p>
      <text:p text:style-name="P7"><text:span text:style-name="T3">- yesterday</text:span><text:span text:style-name="T4">: </text:span><text:span text:style-name="T9">Teamwork</text:span></text:p>
      <text:p text:style-name="P14">-today Teamwork </text:p>
      <text:p text:style-name="P14">- anything to overcome: see below</text:p>
      <text:p text:style-name="P14"/>
      <text:p text:style-name="P49">Teamwork:</text:p>
      <text:p text:style-name="P14">- yesterday:</text:p>
      <text:list xml:id="list3230114443394941336" text:style-name="L33">
        <text:list-item>
          <text:p text:style-name="P217">Got blue circles to display by reading from a JSON object with three hard coded locations</text:p>
        </text:list-item>
      </text:list>
      <text:list xml:id="list4967246457829774198" text:style-name="L34">
        <text:list-item>
          <text:p text:style-name="P269"><text:span text:style-name="T1">Had diffiulty getting </text:span><text:span text:style-name="T10">the locations of the stations into the correct JSON format (Currently it is in a JSON format but not one which is required by the GoogleMaps API </text:span></text:p>
        </text:list-item>
      </text:list>
      <text:p text:style-name="P14">-today:</text:p>
      <text:list xml:id="list5389974425390357362" text:style-name="L35">
        <text:list-item>
          <text:p text:style-name="P216">Ensure scraper is still running</text:p>
        </text:list-item>
        <text:list-item>
          <text:p text:style-name="P218">Get JSON into the format needed by Google Maps API </text:p>
        </text:list-item>
        <text:list-item>
          <text:p text:style-name="P218">Goal again for today is to have a circle on Google Maps everywhere there is a Dublin bikes station </text:p>
        </text:list-item>
        <text:list-item>
          <text:p text:style-name="P218">Attend Sprint Retrospective meeting which will be held later in the day</text:p>
        </text:list-item>
      </text:list>
      <text:p text:style-name="P7"><text:span text:style-name="T9">- anything to overcome: <text:s/></text:span><text:span text:style-name="T10">No - Should get ciircles to appear today after progress that was made yesterday</text:span></text:p>
      <text:p text:style-name="P105"><text:span text:style-name="T55">Sprint</text:span><text:span text:style-name="T56">1 </text:span><text:span text:style-name="T57">Day </text:span><text:span text:style-name="T56">10</text:span><text:span text:style-name="T57"> Stand Up(</text:span><text:span text:style-name="T58">Friday </text:span><text:span text:style-name="T56">2</text:span><text:span text:style-name="T59">3</text:span><text:span text:style-name="T57">/3/18) </text:span></text:p>
      <text:p text:style-name="P65">n/a: Did not meet up today (Midterm break)</text:p>
      <text:p text:style-name="P65"/>
      <text:p text:style-name="P106">Sprint 1: Retrospective Meeting Notes (Thursday 22/3/18) </text:p>
      <text:list xml:id="list6063173372181444575" text:style-name="L36">
        <text:list-item>
          <text:p text:style-name="P219">We looked at our Trello board to see which tasks were still in progress and not completed </text:p>
        </text:list-item>
        <text:list-item>
          <text:p text:style-name="P219">We added tasks which were not completed to the previous sprint </text:p>
        </text:list-item>
        <text:list-item>
          <text:p text:style-name="P219">We reflected upon the progress made and acknowledged that we had reached our medium term goals <text:span text:style-name="T136">that we</text:span> set out to achieve for this sprint </text:p>
        </text:list-item>
        <text:list-item>
          <text:p text:style-name="P220">We reflected that we should take more detailed and informative minutes of our daily stand ups. The minutes were originally written using pen and paper in the morning and typed up that evening. In future we will type these directly in to save time and avoid duplication of work. <text:s/></text:p>
        </text:list-item>
      </text:list>
      <text:p text:style-name="P115">Sprint 1: Re<text:span text:style-name="T138">view</text:span> Meeting Notes (<text:span text:style-name="T91">Tuesday</text:span> 2<text:span text:style-name="T99">7</text:span>/3/18: <text:span text:style-name="T138">during practical</text:span>) </text:p>
      <text:list xml:id="list185938768317412" text:continue-numbering="true" text:style-name="L36">
        <text:list-item>
          <text:p text:style-name="P221">We met <text:span text:style-name="T94">with </text:span>the <text:span text:style-name="T94">product owner </text:span>(Jake)<text:span text:style-name="T94"> to </text:span>show him <text:span text:style-name="T95">the progress made over the past 2 weeks</text:span></text:p>
        </text:list-item>
        <text:list-item>
          <text:p text:style-name="P221">Jake also<text:span text:style-name="T94"> help</text:span>ed<text:span text:style-name="T94"> us determine what should be next on our priority list.</text:span></text:p>
        </text:list-item>
        <text:list-item>
          <text:p text:style-name="P272"><text:span text:style-name="T72">We learned from this meeting that</text:span><text:span text:style-name="T71"> </text:span><text:span text:style-name="T68">we do not have to use php to query the RDS data base to display information for each station </text:span></text:p>
        </text:list-item>
        <text:list-item>
          <text:p text:style-name="P273"><text:span text:style-name="T95">We l</text:span>earned we should use Google Chart<text:span text:style-name="T95">s</text:span> instead of Google Data studio to display our graphs on our website </text:p>
        </text:list-item>
        <text:list-item>
          <text:p text:style-name="P273">Jake recommended us to look at the nohup.out file to see why our scraper went down in the 1<text:span text:style-name="T92">st</text:span> place </text:p>
        </text:list-item>
        <text:list-item>
          <text:p text:style-name="P220"><text:span text:style-name="T94">We looked at this file in the practical and realised there was a TypeError caused by trying to convert an object of type none into a string in date format. This means that either the dublin bikes scraper or weather scraper must have returned none for the date</text:span> </text:p>
        </text:list-item>
      </text:list>
      <text:p text:style-name="P118"><text:soft-page-break/><text:span text:style-name="T85">S</text:span>PRINT<text:span text:style-name="T86">2</text:span> SCRUM MASTER: <text:span text:style-name="T118">ORLA</text:span></text:p>
      <text:p text:style-name="P122"><text:span text:style-name="T30">Sprint</text:span><text:span text:style-name="T31"> </text:span><text:span text:style-name="T32">2</text:span><text:span text:style-name="T31">:</text:span><text:span text:style-name="T35">Planni</text:span><text:span text:style-name="T36">n</text:span><text:span text:style-name="T35">g meeting notes </text:span></text:p>
      <text:list xml:id="list185938550437668" text:continue-list="list3758053412990795709" text:style-name="L6">
        <text:list-item>
          <text:p text:style-name="P200">We set up a Trello board for this sprint.</text:p>
        </text:list-item>
        <text:list-item>
          <text:p text:style-name="P192"><text:span text:style-name="T19">We </text:span><text:span text:style-name="T28">analysed the </text:span><text:span text:style-name="T26">product backlog and </text:span><text:span text:style-name="T28">moved tasks that were not completed such as testing to the ‘to do’ list of this Trello board. </text:span></text:p>
        </text:list-item>
        <text:list-item>
          <text:p text:style-name="P192"><text:span text:style-name="T26">We</text:span><text:span text:style-name="T27"> </text:span><text:span text:style-name="T26">assigned </text:span><text:span text:style-name="T28">tasks to people as well as expected completion dates</text:span><text:span text:style-name="T27">. </text:span></text:p>
          <text:p text:style-name="P200"/>
        </text:list-item>
      </text:list>
      <text:p text:style-name="P107">Sprint2 Day 1 Stand Up(<text:span text:style-name="T89">Monday</text:span> 2<text:span text:style-name="T99">6</text:span>/3/18) </text:p>
      <text:p text:style-name="P50">Robert, <text:span text:style-name="T81">Fatima, Orla</text:span></text:p>
      <text:p text:style-name="P8"><text:span text:style-name="T3">- yesterday</text:span><text:span text:style-name="T4">:</text:span></text:p>
      <text:list xml:id="list7556196917820421210" text:style-name="L37">
        <text:list-item>
          <text:p text:style-name="P274"><text:span text:style-name="T70">Robert checked the RDS database last night and realised that the dynamic table in the database was last updated on </text:span><text:span text:style-name="T69">Tuesday 20 March </text:span><text:span text:style-name="T70">meaning that we have collected</text:span><text:span text:style-name="T69"> </text:span><text:span text:style-name="T70">data for 5 consecutive days (from 15th March – 20th March) but have not collected any data for the past 4 days </text:span></text:p>
        </text:list-item>
      </text:list>
      <text:p text:style-name="P15">- today:</text:p>
      <text:list xml:id="list6705425299571103381" text:style-name="L38">
        <text:list-item>
          <text:p text:style-name="P223"><text:span text:style-name="T118">G</text:span>et the scraper back up and running on the instance </text:p>
        </text:list-item>
        <text:list-item>
          <text:p text:style-name="P223"><text:span text:style-name="T118">D</text:span>etermine what caused the scraper to stop working in the first place to ensure this does not happen again </text:p>
        </text:list-item>
        <text:list-item>
          <text:p text:style-name="P223"><text:span text:style-name="T118">From now on</text:span> check the database more regularly (ideally everyday before we leave college) to ensure that if it does stop working again, the issue <text:span text:style-name="T118">will be fixed </text:span>as soon as it arises and start collecting data again straight away <text:s/></text:p>
        </text:list-item>
      </text:list>
      <text:p text:style-name="P15">- anything to overcome:</text:p>
      <text:list xml:id="list3905201586226201692" text:style-name="L39">
        <text:list-item>
          <text:p text:style-name="P224"><text:span text:style-name="T118">D</text:span>etermine what caused the scraper to stop woring and why we did not get an e-mail to notify us of the error (perhaps there are security settings on the <text:s/>instance with sending outbund traffic?) We need to look into this further. </text:p>
        </text:list-item>
      </text:list>
      <text:p text:style-name="P16"/>
      <text:p text:style-name="P108">Sprint2 Day <text:span text:style-name="T91">2</text:span> Stand Up(<text:span text:style-name="T91">Tuesday</text:span> 2<text:span text:style-name="T99">7</text:span>/3/18) </text:p>
      <text:p text:style-name="P51">Robert, <text:span text:style-name="T81">Fatima, Orla</text:span></text:p>
      <text:p text:style-name="P29">- yesterday:</text:p>
      <text:list xml:id="list7949180600730889190" text:style-name="L40">
        <text:list-item>
          <text:p text:style-name="P222">The group worked together to get the scraper process back running on the instance and to start storing data into the dynamic table in RDS. </text:p>
        </text:list-item>
        <text:list-item>
          <text:p text:style-name="P222">We did not have any issues with this but <text:span text:style-name="T138">did not change the code as we </text:span>still did not yet <text:span text:style-name="T138">know</text:span> what caused the scarper to stop running </text:p>
        </text:list-item>
      </text:list>
      <text:p text:style-name="P17">- today:</text:p>
      <text:list xml:id="list3564999452709570111" text:style-name="L41">
        <text:list-item>
          <text:p text:style-name="P275">Determine what caused API scraper to stop working and catch any errors.</text:p>
        </text:list-item>
      </text:list>
      <text:p text:style-name="P92">- <text:span text:style-name="T95">anything to overcome:</text:span></text:p>
      <text:list xml:id="list7535278783305742102" text:style-name="L42">
        <text:list-item>
          <text:p text:style-name="P276">Need to add a try/catch block to ensure that the scraper does not stop working in cases like this in future </text:p>
        </text:list-item>
        <text:list-item>
          <text:p text:style-name="P276">Need to test that the scraper will still work with this piece of code included </text:p>
        </text:list-item>
      </text:list>
      <text:p text:style-name="P92"/>
      <text:p text:style-name="P72"><text:span text:style-name="T119">Sprint2 Day </text:span><text:span text:style-name="T120">3</text:span><text:span text:style-name="T119"> Stand Up(</text:span><text:span text:style-name="T120">Wednesday</text:span><text:span text:style-name="T119"> 2</text:span><text:span text:style-name="T121">8</text:span><text:span text:style-name="T119">/3/18) </text:span></text:p>
      <text:p text:style-name="P52">Robert, <text:span text:style-name="T81">Fatima, Orla</text:span></text:p>
      <text:p text:style-name="P30">- yesterday:</text:p>
      <text:list xml:id="list5635860254004000186" text:style-name="L43">
        <text:list-item>
          <text:p text:style-name="P277">We worked on adding an appropriate try catch block (e.g. <text:s/>try insert this formatted date – except type error – if this happens insert 1/1/1970) </text:p>
        </text:list-item>
      </text:list>
      <text:list xml:id="list4151451319845458047" text:style-name="L44">
        <text:list-item>
          <text:p text:style-name="P278"><text:soft-page-break/><text:span text:style-name="T96">We </text:span>implemented this, re-installed the packag<text:span text:style-name="T96">e and </text:span>tried to get scraper working on ec2 <text:span text:style-name="T96">but this was not working </text:span></text:p>
        </text:list-item>
        <text:list-item>
          <text:p text:style-name="P278"><text:span text:style-name="T96">We decided to d</text:span>ro<text:span text:style-name="T96">p </text:span>the column from rds that converts the unix time stamp to a date </text:p>
        </text:list-item>
        <text:list-item>
          <text:p text:style-name="P278"><text:span text:style-name="T96">We </text:span>worked on the fr<text:span text:style-name="T96">ont end and now have the </text:span>name of the station appear<text:span text:style-name="T96">ing</text:span> on click of one of the circles <text:span text:style-name="T96">but our scraper was still not functioning</text:span></text:p>
        </text:list-item>
        <text:list-item>
          <text:p text:style-name="P225"><text:span text:style-name="T96">An issue is that ‘</text:span>on-click’ , these boxes will not disppear <text:span text:style-name="T96">(perhaps we </text:span>need <text:span text:style-name="T96">an </text:span>if/else <text:span text:style-name="T96">statement)</text:span></text:p>
        </text:list-item>
        <text:list-item>
          <text:p text:style-name="P226">Robert realised last night that 4 new Dublin bikes stations were added which was the cause of our scraper not working because of the foreign key constraint of ‘station number’ imposed on the dynamic table – The scraper was trying to insert numbers into the dynamic table which were not found in the primary key of the static table</text:p>
        </text:list-item>
      </text:list>
      <text:p text:style-name="P93">-<text:span text:style-name="T96">today:</text:span></text:p>
      <text:list xml:id="list7135720876711759613" text:style-name="L45">
        <text:list-item>
          <text:p text:style-name="P279">Back end: Figure out a way to update the static table if a new station gets added and implement this. (Rob<text:span text:style-name="T101">ert</text:span> and Fatima) </text:p>
        </text:list-item>
        <text:list-item>
          <text:p text:style-name="P279">Front end: Figure out how to have the circles displaying on a map in a way that is not hard coded; currently the circles where the stations are located are being displayed by reading from a JSON object that has 104 entries in the javascript file, which is not good practice. (Orla) </text:p>
        </text:list-item>
      </text:list>
      <text:p text:style-name="P95">- anything to overcome:</text:p>
      <text:list xml:id="list4364243481716902172" text:style-name="L46">
        <text:list-item>
          <text:p text:style-name="P280">Back end: <text:span text:style-name="T97">Need to revise foreign key/referential integrity constarints from Databases moule.</text:span></text:p>
        </text:list-item>
        <text:list-item>
          <text:p text:style-name="P280">Front end: Need to look up pandas documentation <text:span text:style-name="T105">to convert to JSON</text:span>. Also need to revise XMLHttp requests because to display the markers/circles in a way that is not hard coded we will need to read JSON from a file </text:p>
        </text:list-item>
      </text:list>
      <text:p text:style-name="P95"/>
      <text:p text:style-name="P109">Sprint2 Day <text:span text:style-name="T97">4</text:span> Stand Up(<text:span text:style-name="T97">Thursday</text:span> 2<text:span text:style-name="T99">9</text:span>/3/18) </text:p>
      <text:p text:style-name="P53">Robert, <text:span text:style-name="T81">Fatima, Orla</text:span></text:p>
      <text:p text:style-name="P18">- <text:span text:style-name="T97">yesterday:</text:span></text:p>
      <text:list xml:id="list5405674150560494042" text:style-name="L47">
        <text:list-item>
          <text:p text:style-name="P227"><text:span text:style-name="T99">w</text:span>eather.html file <text:span text:style-name="T101">was updated </text:span>so that it reads the latitude/longitude and name of station from a json file as opposed to it being hard coded in. <text:span text:style-name="T99">This is still not ideal as it does not allow stations to be dynamically added (Orla) </text:span></text:p>
        </text:list-item>
        <text:list-item>
          <text:p text:style-name="P281"><text:span text:style-name="T68">updateStaticTable.py file was made and imported into API_scraper.py file so that the database tables can handle new stations being added</text:span><text:span text:style-name="T73">. (Robert and Fatima) </text:span></text:p>
        </text:list-item>
        <text:list-item>
          <text:p text:style-name="P282"><text:span text:style-name="T74"><text:s/></text:span><text:span text:style-name="T68">Rob</text:span><text:span text:style-name="T74">ert </text:span><text:span text:style-name="T80">got</text:span><text:span text:style-name="T68"> the pointers on the map </text:span><text:span text:style-name="T74">to display </text:span><text:span text:style-name="T68">by reading a json object in flask. </text:span><text:span text:style-name="T74">In other words there is now a </text:span><text:span text:style-name="T80">Flaks </text:span><text:span text:style-name="T74">route which holds the static JSON data such as station number, latitude and longitude for each station. </text:span></text:p>
        </text:list-item>
      </text:list>
      <text:p text:style-name="P94">- <text:span text:style-name="T101">today:</text:span></text:p>
      <text:list xml:id="list5759785192842364161" text:style-name="L48">
        <text:list-item>
          <text:p text:style-name="P283">Front end: Get InfoWindows to close when you click another station (currently they stay open <text:span text:style-name="T139">and display no information)</text:span></text:p>
        </text:list-item>
        <text:list-item>
          <text:p text:style-name="P283">Since Good Friday and Easter Monday are coming up and we may not be meeting up until Tuesday, we set up 3 different routes on the flask app (<text:span text:style-name="T100">localhost:5000/&lt;persons_name&gt;</text:span>) and 3 different weather files. This will enable us to have 3 <text:span text:style-name="T100">different development environments </text:span>thereby preventing<text:span text:style-name="T100"> merge error</text:span>s over the weekend. </text:p>
        </text:list-item>
      </text:list>
      <text:p text:style-name="P96">- anything to overcome:</text:p>
      <text:list xml:id="list2555503677029151197" text:style-name="L49">
        <text:list-item>
          <text:p text:style-name="P284">No- there should be no issues setting up different routes on flask <text:span text:style-name="T105">as w</text:span>e have done this in the past.</text:p>
        </text:list-item>
      </text:list>
      <text:p text:style-name="P110">Sprint2 Day <text:span text:style-name="T98">5</text:span> Stand Up(<text:span text:style-name="T98">Friday 30</text:span>/3/18) </text:p>
      <text:p text:style-name="P67">n/a: Did not meet up today (<text:span text:style-name="T102">Good Friday</text:span>)</text:p>
      <text:p text:style-name="P19"/>
      <text:p text:style-name="P110"><text:soft-page-break/>Sprint2 Day <text:span text:style-name="T98">6</text:span> Stand Up(<text:span text:style-name="T98">Monday</text:span> <text:span text:style-name="T137">2</text:span>/3/18) </text:p>
      <text:p text:style-name="P66">n/a: Did not meet up today (<text:span text:style-name="T99">Easter Monday</text:span>)</text:p>
      <text:p text:style-name="P66"/>
      <text:p text:style-name="P111">Sprint2 Day <text:span text:style-name="T102">7</text:span> Stand Up <text:span text:style-name="T102">(Tuesday</text:span> <text:span text:style-name="T137">3</text:span>/<text:span text:style-name="T102">4</text:span>/18) </text:p>
      <text:p text:style-name="P54">Robert, <text:span text:style-name="T81">Fatima, Orla</text:span></text:p>
      <text:p text:style-name="P20">- <text:span text:style-name="T97">yesterday:</text:span></text:p>
      <text:list xml:id="list8297217614770788701" text:style-name="L50">
        <text:list-item>
          <text:p text:style-name="P228">Currently the project is set up as a package i.e. it can be installed using ‘pip install git+&lt;url&gt;’ instead of git clone &lt;url&gt;. The only issue with this is that the static and templates files are not getting copied into the site packages folder in Anaconda. Over the weekend all members of the group looked into whether it was a good idea to have a Flask app set up as a package. The general consensus was that it was not recommended </text:p>
        </text:list-item>
      </text:list>
      <text:list xml:id="list2226845454753648221" text:style-name="L51">
        <text:list-item>
          <text:p text:style-name="P229">Robert looked into MANUSCRIPT.in which can be added into package structure which should overcome the issue of templates and static not being installed. </text:p>
        </text:list-item>
      </text:list>
      <text:p text:style-name="P20">- <text:span text:style-name="T104">today:</text:span></text:p>
      <text:list xml:id="list6693489045677808286" text:style-name="L52">
        <text:list-item>
          <text:p text:style-name="P232">From now on don’t install it as a package. Use git clone when we need to run it on the instance. </text:p>
        </text:list-item>
      </text:list>
      <text:list xml:id="list2286796206222501626" text:style-name="L53">
        <text:list-item>
          <text:p text:style-name="P230">Get webiste to display <text:span text:style-name="T139">static data (i.e. station number and name) and dynamic data (i.e. </text:span>current availability<text:span text:style-name="T139">) </text:span>on-click of a <text:span text:style-name="T139">circle/marker</text:span></text:p>
        </text:list-item>
      </text:list>
      <text:p text:style-name="P33">- anything to overcome:</text:p>
      <text:list xml:id="list3751375196578904594" text:style-name="L54">
        <text:list-item>
          <text:p text:style-name="P233">Displaying dynamc information will be more difficult than static information</text:p>
        </text:list-item>
      </text:list>
      <text:p text:style-name="P125"/>
      <text:p text:style-name="P112">Sprint2 Day <text:span text:style-name="T106">8 </text:span>Stand Up <text:span text:style-name="T102">(Wednesday</text:span> <text:span text:style-name="T137">4</text:span>/<text:span text:style-name="T102">4</text:span>/18) </text:p>
      <text:p text:style-name="P55">Robert, <text:span text:style-name="T81">Fatima, Orla</text:span></text:p>
      <text:p text:style-name="P87"><text:span text:style-name="T68">- </text:span><text:span text:style-name="T75">yesterday:</text:span></text:p>
      <text:list xml:id="list8648195701352580092" text:style-name="L55">
        <text:list-item>
          <text:p text:style-name="P285"><text:span text:style-name="T106">W</text:span>e tried to get the circles to display dynamic data for the stations <text:span text:style-name="T106">but</text:span> did not achieve this. <text:span text:style-name="T106">We</text:span> had issues with <text:span text:style-name="T106">the correct ordering of </text:span>functions in javascript. </text:p>
        </text:list-item>
        <text:list-item>
          <text:p text:style-name="P234"><text:span text:style-name="T106">W</text:span>e did manage to get a webpage which displays the dynamic information for each station in json format (as provided <text:span text:style-name="T106">in lectures</text:span>) <text:span text:style-name="T103">(i.e. ‘localhost:500/availablity/6’ will display most recent bike availability for station number 6) </text:span></text:p>
        </text:list-item>
      </text:list>
      <text:p text:style-name="P21">- <text:span text:style-name="T104">today:</text:span></text:p>
      <text:list xml:id="list9032514146974201291" text:style-name="L56">
        <text:list-item>
          <text:p text:style-name="P235">We realised that our database was last updated at 6am this morning so we plan on getting the scraper back running today and looking at the nohup.out file to determine the error that occurred. </text:p>
        </text:list-item>
      </text:list>
      <text:p text:style-name="P34">- anything to overcome:</text:p>
      <text:list xml:id="list6332248312414934226" text:style-name="L57">
        <text:list-item>
          <text:p text:style-name="P236">Need to get scraper back running .</text:p>
          <text:p text:style-name="P236"/>
        </text:list-item>
      </text:list>
      <text:p text:style-name="P113">Sprint2 Day <text:span text:style-name="T107">9 </text:span>Stand Up <text:span text:style-name="T102">(Thursday</text:span> <text:span text:style-name="T137">5</text:span>/<text:span text:style-name="T102">4</text:span>/18) </text:p>
      <text:p text:style-name="P56">Robert, <text:span text:style-name="T81">Fatima, Orla</text:span></text:p>
      <text:p text:style-name="P88"><text:span text:style-name="T68">- </text:span><text:span text:style-name="T75">yesterday:</text:span></text:p>
      <text:list xml:id="list4026631668315792892" text:style-name="L58">
        <text:list-item>
          <text:p text:style-name="P286"><text:span text:style-name="T68">We read the nohup.out file to find out the scraper stopped working because of a <text:s/></text:span><text:span text:style-name="T76">MaxRetry error from the Open weather maps API. </text:span><text:span text:style-name="T68">W</text:span><text:span text:style-name="T76">e thought we were only querying the database every 15 mins but because of a bug in our code we were actually querying data every 5 mins. </text:span><text:span text:style-name="T68">W</text:span><text:span text:style-name="T76">e are getting data from dublin bikes and open weather maps every 10 minutes.</text:span></text:p>
        </text:list-item>
        <text:list-item>
          <text:p text:style-name="P286"><text:span text:style-name="T76">A</text:span><text:span text:style-name="T68">lso deleted the code that sends us an e-mail because we got an e-mail to say that there was a syntax error when we were testing the adjusted code. We maintained that it is best for all errors to go to the 1 file.</text:span></text:p>
        </text:list-item>
        <text:list-item>
          <text:p text:style-name="P237">We also added a logger file where our exceptions that we are catching will get written to </text:p>
        </text:list-item>
      </text:list>
      <text:p text:style-name="P89"><text:soft-page-break/><text:span text:style-name="T77">- today</text:span><text:span text:style-name="T75">:</text:span></text:p>
      <text:list xml:id="list5370319468202602108" text:style-name="L59">
        <text:list-item>
          <text:p text:style-name="P231">Get <text:span text:style-name="T108">dynamic information such as</text:span> current availability <text:span text:style-name="T108">to display</text:span> on-click of a statio<text:span text:style-name="T108">n. (We did achieve this yet because we were derailed when the scarper stopped working, but we did make an attempt at it and pushed it to GitHub) </text:span></text:p>
        </text:list-item>
      </text:list>
      <text:p text:style-name="P32">- <text:span text:style-name="T108">anything to overcome:</text:span></text:p>
      <text:list xml:id="list1293169152713874864" text:style-name="L60">
        <text:list-item>
          <text:p text:style-name="P238">No </text:p>
          <text:p text:style-name="P270">----------------------------<text:span text:style-name="T112">SCREENSHOT OF EMAIL -----------------</text:span></text:p>
        </text:list-item>
      </text:list>
      <text:p text:style-name="P135"><text:span text:style-name="T33">Sprint2 Day </text:span><text:span text:style-name="T37">10 </text:span><text:span text:style-name="T33">Stand Up </text:span><text:span text:style-name="T38">(Friday </text:span><text:span text:style-name="T42">6</text:span><text:span text:style-name="T33">/</text:span><text:span text:style-name="T38">4</text:span><text:span text:style-name="T33">/18) </text:span></text:p>
      <text:p text:style-name="P57">Robert, <text:span text:style-name="T81">Orla</text:span></text:p>
      <text:p text:style-name="P89"><text:span text:style-name="T68">- </text:span><text:span text:style-name="T75">yesterday:</text:span></text:p>
      <text:list xml:id="list5040851227726813808" text:style-name="L61">
        <text:list-item>
          <text:p text:style-name="P287">We got dynamic data in particular bike availability and number of stands to display for each station. <text:span text:style-name="T108">The </text:span>only issue is that a call is made to the database everytime the user clicks on a station <text:span text:style-name="T108">meaning it takes</text:span> 4 seconds for the data for a particular station to display on click.</text:p>
        </text:list-item>
      </text:list>
      <text:p text:style-name="P98">- <text:span text:style-name="T108">today:</text:span></text:p>
      <text:list xml:id="list6814854538376037994" text:style-name="L62">
        <text:list-item>
          <text:p text:style-name="P288">Check that the web application (which now includes dynamic information) will still work on the ec2 instance. </text:p>
        </text:list-item>
        <text:list-item>
          <text:p text:style-name="P288">Start graphing the availability data by rain/no_rain for a given station using pandas </text:p>
        </text:list-item>
      </text:list>
      <text:p text:style-name="P99">- <text:span text:style-name="T109">anything to overcome:</text:span></text:p>
      <text:list xml:id="list4541865286431851599" text:style-name="L63">
        <text:list-item>
          <text:p text:style-name="P289">Need to look over the ‘df.resample’ method that was recommended to us in lectures </text:p>
        </text:list-item>
        <text:list-item>
          <text:p text:style-name="P289">Need to look over Data Analytics practicals on generating bar charts that are grouped by a cateorical feature.</text:p>
        </text:list-item>
      </text:list>
      <text:p text:style-name="P153"/>
      <text:p text:style-name="P116">Sprint 2: Retrospective Meeting Notes (Monday <text:span text:style-name="T137">9/4</text:span>/18) </text:p>
      <text:list xml:id="list5226474337752198427" text:style-name="L64">
        <text:list-item>
          <text:p text:style-name="P290">The group acknowldeged that we need to get into the habit of using Trello more. We decided that we should have this open during every stand up meeting in future as opposed to relying on what tasks still need to be done from memory. </text:p>
          <text:p text:style-name="P291"/>
        </text:list-item>
      </text:list>
      <text:p text:style-name="P153"/>
      <text:p text:style-name="P117">Sprint 2: Re<text:span text:style-name="T140">view</text:span> Meeting Notes <text:span text:style-name="T102">(Tuesday 10</text:span>/<text:span text:style-name="T102">4</text:span>/18: <text:span text:style-name="T141">during practical</text:span><text:span text:style-name="T87">) </text:span></text:p>
      <text:list xml:id="list5079274317686618726" text:style-name="L65">
        <text:list-item>
          <text:p text:style-name="P239"><text:span text:style-name="T114">We had a meeting with our product owner, J</text:span>ake, <text:span text:style-name="T114">who</text:span> recommended that we implement <text:span text:style-name="T115">a location feature – ie get location/enter location and find the nearest station toyou</text:span></text:p>
        </text:list-item>
        <text:list-item>
          <text:p text:style-name="P240">We added this to the product backlog but still intend on focusing on getting the availibility charts to display </text:p>
        </text:list-item>
      </text:list>
      <text:list xml:id="list7479258673829771996" text:style-name="L66">
        <text:list-item>
          <text:p text:style-name="P293">The group ackowledged that we did not achieve our medium term goals of having availability charts for every station displaying on the web page </text:p>
        </text:list-item>
        <text:list-item>
          <text:p text:style-name="P293">We looked at our Trello board for the previous sprint and noted tasks that <text:s/>did not get completed which were:</text:p>
          <text:list>
            <text:list-item>
              <text:p text:style-name="P244"><text:span text:style-name="T110">Integrate the availability charts for each station with the web page. </text:span><text:s/></text:p>
            </text:list-item>
            <text:list-item>
              <text:p text:style-name="P295">Display real time weather information on the web app</text:p>
            </text:list-item>
            <text:list-item>
              <text:p text:style-name="P295">Testing</text:p>
            </text:list-item>
            <text:list-item>
              <text:p text:style-name="P295">Comment our code</text:p>
            </text:list-item>
            <text:list-item>
              <text:p text:style-name="P295">Make our keys hidden </text:p>
            </text:list-item>
          </text:list>
        </text:list-item>
      </text:list>
      <text:p text:style-name="P97"/>
      <text:p text:style-name="P97"/>
      <text:p text:style-name="P97"/>
      <text:p text:style-name="P97"/>
      <text:p text:style-name="P119"><text:soft-page-break/><text:span text:style-name="T85">S</text:span>PRINT<text:span text:style-name="T110">3</text:span> SCRUM MASTER: <text:span text:style-name="T110">Robert</text:span></text:p>
      <text:p text:style-name="P114">Sprint 3:Planning meeting notes </text:p>
      <text:p text:style-name="P97"/>
      <text:list xml:id="list1734540922028130960" text:style-name="L67">
        <text:list-item>
          <text:p text:style-name="P294"><text:span text:style-name="T111">We m</text:span>ade a Trello board for the new sprint </text:p>
        </text:list-item>
        <text:list-item>
          <text:p text:style-name="P296">Since we did not reach our medium term goal for the previous sprint <text:s/>we reprioritsed our tasks.</text:p>
        </text:list-item>
        <text:list-item>
          <text:p text:style-name="P296">We set out a goal of having the entire website done by next Monday (Monday <text:span text:style-name="T111">16</text:span><text:span text:style-name="T93">th</text:span><text:span text:style-name="T111"> April) so that we could focus on other aspects of the project (such as personal reflection/documentation etc.) for the remainder of the week. </text:span></text:p>
        </text:list-item>
        <text:list-item>
          <text:p text:style-name="P296">We <text:span text:style-name="T111">decided to all focus on getting</text:span> the essential parts <text:span text:style-name="T111">of the website completed (such as</text:span> integrating the graphs withthe web page) <text:s/><text:span text:style-name="T112">before we go about minor tasks (such as hiding our keys, commenting code etc. ) </text:span></text:p>
        </text:list-item>
      </text:list>
      <text:p text:style-name="P101"/>
      <text:p text:style-name="P133"><text:span text:style-name="T33">Sprint</text:span><text:span text:style-name="T39">3</text:span><text:span text:style-name="T33"> Day </text:span><text:span text:style-name="T37">1 </text:span><text:span text:style-name="T33">Stand Up </text:span><text:span text:style-name="T38">(</text:span><text:span text:style-name="T39">Monday</text:span><text:span text:style-name="T38"> </text:span><text:span text:style-name="T39">9</text:span><text:span text:style-name="T33">/</text:span><text:span text:style-name="T38">4</text:span><text:span text:style-name="T33">/18) </text:span></text:p>
      <text:p text:style-name="P58">Robert, <text:span text:style-name="T81">Orla, Fatima</text:span></text:p>
      <text:p text:style-name="P22">- <text:span text:style-name="T97">yesterday:</text:span></text:p>
      <text:list xml:id="list6704252204914128293" text:style-name="L68">
        <text:list-item>
          <text:p text:style-name="P297"><text:span text:style-name="T68">We </text:span><text:span text:style-name="T78">displayed the web page on the instance </text:span><text:span text:style-name="T68">by changing the URL from localhost to the URL of the instance. </text:span></text:p>
        </text:list-item>
        <text:list-item>
          <text:p text:style-name="P297"><text:span text:style-name="T68">We used pandas to </text:span><text:span text:style-name="T78">manipulate the data to extract the necessary data such as bike ‘availabiity by station number by time of day by weather’. </text:span></text:p>
        </text:list-item>
        <text:list-item>
          <text:p text:style-name="P297"><text:span text:style-name="T78">W</text:span><text:span text:style-name="T68">e used pandas to plot a graph </text:span><text:span text:style-name="T78">when you hardcode the station number into it. </text:span><text:span text:style-name="T68">See graph below.</text:span><text:span text:style-name="T78"> </text:span></text:p>
        </text:list-item>
      </text:list>
      <text:p text:style-name="P102">-----------------------------<text:span text:style-name="T111">PICTURE OF PANDAS GRAPH-----------------------------------------------</text:span></text:p>
      <text:p text:style-name="P23">- <text:span text:style-name="T112">today:</text:span></text:p>
      <text:list xml:id="list7757012301303237577" text:style-name="L69">
        <text:list-item>
          <text:p text:style-name="P298">We realised that the scraper stopped wroking at 6.30 am on Sunday morning so we aim to get this back working by the end of the day and determine what caused the error. </text:p>
        </text:list-item>
      </text:list>
      <text:p text:style-name="P103">- anything to overcome:</text:p>
      <text:list xml:id="list2396150688761143518" text:style-name="L70">
        <text:list-item>
          <text:p text:style-name="P299">Do not know what caused the scraper to stop working again </text:p>
        </text:list-item>
      </text:list>
      <text:p text:style-name="P103"/>
      <text:p text:style-name="P100"><text:span text:style-name="T124">Sprint</text:span><text:span text:style-name="T127">3</text:span><text:span text:style-name="T124"> Day </text:span><text:span text:style-name="T128">2</text:span><text:span text:style-name="T129"> </text:span><text:span text:style-name="T124">Stand Up </text:span><text:span text:style-name="T130">(</text:span><text:span text:style-name="T128">Tuesday 10</text:span><text:span text:style-name="T124">/</text:span><text:span text:style-name="T130">4</text:span><text:span text:style-name="T124">/18</text:span><text:span text:style-name="T88">) </text:span></text:p>
      <text:p text:style-name="P59">Robert, <text:span text:style-name="T81">Orla, Fatima</text:span></text:p>
      <text:p text:style-name="P24">- <text:span text:style-name="T97">yesterday:</text:span></text:p>
      <text:list xml:id="list3241449194491018981" text:style-name="L71">
        <text:list-item>
          <text:p text:style-name="P245">We analysed the nohup.out file</text:p>
        </text:list-item>
        <text:list-item>
          <text:p text:style-name="P245">Determined that 1 of the stations (station 90) is not updating its information according to the Dublin Bikes website.</text:p>
        </text:list-item>
        <text:list-item>
          <text:p text:style-name="P245">The API_scraper file only updates the dynamic table when all stations are updated (to avoid duplicates). However because station 90 was not updating, our entire table was not storing new information. We edited our API_scraper file to account for this in future. </text:p>
        </text:list-item>
      </text:list>
      <text:p text:style-name="P35">- today:</text:p>
      <text:list xml:id="list8211629292157824750" text:style-name="L72">
        <text:list-item>
          <text:p text:style-name="P246">Do a basic sketch of what the website should look like</text:p>
        </text:list-item>
        <text:list-item>
          <text:p text:style-name="P246">Work on the front end i.e. include a picture of dublin bikes logo, add a navbar with links to facebook etc.</text:p>
        </text:list-item>
        <text:list-item>
          <text:p text:style-name="P246">Get a basic Google Chart to display on click of a station (Does not have to be a meaningful chart as of yet) </text:p>
        </text:list-item>
      </text:list>
      <text:p text:style-name="P35">- anything to overcome:</text:p>
      <text:list xml:id="list5944715681849870711" text:style-name="L73">
        <text:list-item>
          <text:p text:style-name="P247">None of us have ever used Google Charts before. </text:p>
        </text:list-item>
      </text:list>
      <text:p text:style-name="P134"><text:soft-page-break/><text:span text:style-name="T33">Sprint</text:span><text:span text:style-name="T40">3</text:span><text:span text:style-name="T33"> Day </text:span><text:span text:style-name="T41">3</text:span><text:span text:style-name="T37"> </text:span><text:span text:style-name="T33">Stand Up </text:span><text:span text:style-name="T38">(</text:span><text:span text:style-name="T40">Wednesday 11</text:span><text:span text:style-name="T33">/</text:span><text:span text:style-name="T38">4</text:span><text:span text:style-name="T33">/18) </text:span></text:p>
      <text:p text:style-name="P60">Robert, <text:span text:style-name="T81">Orla, Fatima </text:span></text:p>
      <text:p text:style-name="P25">- <text:span text:style-name="T113">yesterday:</text:span></text:p>
      <text:list xml:id="list6057883406003696961" text:style-name="L74">
        <text:list-item>
          <text:p text:style-name="P248">We managed to display a basic pie chart of available bikes and available stands on click of a given station </text:p>
        </text:list-item>
      </text:list>
      <text:p text:style-name="P36">- today:</text:p>
      <text:list xml:id="list7484502203920287826" text:style-name="L75">
        <text:list-item>
          <text:p text:style-name="P241">Brainstorm how we should go about extracting and parsing the data we need to plot an avaialbility by rain chart for each station using Google Charts.</text:p>
        </text:list-item>
        <text:list-item>
          <text:p text:style-name="P241">Detemine <text:span text:style-name="T143">how t</text:span>he graphs <text:span text:style-name="T143">we generated using</text:span> pandas will help for plotting the information with Google Charts </text:p>
        </text:list-item>
      </text:list>
      <text:p text:style-name="P37">- anything to overcome:</text:p>
      <text:list xml:id="list2544816678363717961" text:style-name="L76">
        <text:list-item>
          <text:p text:style-name="P242">Accessing the requred data and getting it into the format required by Google Charts may prove difficult. <text:s/></text:p>
        </text:list-item>
      </text:list>
      <text:p text:style-name="P25"/>
      <text:p text:style-name="P126"><text:span text:style-name="T43">Sprint</text:span><text:span text:style-name="T44">3</text:span><text:span text:style-name="T43"> Day </text:span><text:span text:style-name="T45">4</text:span><text:span text:style-name="T46"> </text:span><text:span text:style-name="T43">Stand Up </text:span><text:span text:style-name="T47">(</text:span><text:span text:style-name="T48">Thursday</text:span><text:span text:style-name="T44"> 1</text:span><text:span text:style-name="T48">2</text:span><text:span text:style-name="T43">/</text:span><text:span text:style-name="T47">4</text:span><text:span text:style-name="T43">/18) </text:span></text:p>
      <text:p text:style-name="P61">Robert, <text:span text:style-name="T81">Orla, Fatima </text:span></text:p>
      <text:p text:style-name="P26">- <text:span text:style-name="T113">yesterday:</text:span></text:p>
      <text:list xml:id="list3692369494672482563" text:style-name="L77">
        <text:list-item>
          <text:p text:style-name="P243">No progress <text:span text:style-name="T143">made yesterday </text:span>as we were <text:span text:style-name="T143">all</text:span> pre-occupied with other modules.</text:p>
        </text:list-item>
      </text:list>
      <text:p text:style-name="P37">- today:</text:p>
      <text:list xml:id="list185939035568067" text:continue-list="list5079274317686618726" text:style-name="L65">
        <text:list-item>
          <text:p text:style-name="P249">Get rid of a bug we have in the code; Currently the info window for the first station stays open (i.e. it will not disappear on-clcik of another station, but all other info windows are functioning as expected) </text:p>
        </text:list-item>
      </text:list>
      <text:p text:style-name="P38">- anything to overcome:</text:p>
      <text:list xml:id="list6021652134135806894" text:style-name="L78">
        <text:list-item>
          <text:p text:style-name="P250">No. It should not be too difficult to fix this issue. </text:p>
        </text:list-item>
      </text:list>
      <text:p text:style-name="P104"/>
      <text:p text:style-name="P127"><text:span text:style-name="T43">Sprint</text:span><text:span text:style-name="T44">3</text:span><text:span text:style-name="T43"> Day </text:span><text:span text:style-name="T45">5</text:span><text:span text:style-name="T46"> </text:span><text:span text:style-name="T43">Stand Up </text:span><text:span text:style-name="T47">(</text:span><text:span text:style-name="T49">Friday </text:span><text:span text:style-name="T44">1</text:span><text:span text:style-name="T48">2</text:span><text:span text:style-name="T43">/</text:span><text:span text:style-name="T47">4</text:span><text:span text:style-name="T43">/18) </text:span></text:p>
      <text:p text:style-name="P62">Robert, <text:span text:style-name="T81">Orla, Fatima </text:span></text:p>
      <text:p text:style-name="P27">- <text:span text:style-name="T113">yesterday:</text:span></text:p>
      <text:list xml:id="list953605476406034029" text:style-name="L79">
        <text:list-item>
          <text:p text:style-name="P251"><text:span text:style-name="T116">We f</text:span>ixed the issue of the info window staying open for the first station that was clicked. </text:p>
        </text:list-item>
        <text:list-item>
          <text:p text:style-name="P300"><text:span text:style-name="T79">We then fixed another problem we </text:span><text:span text:style-name="T68">encuntered where</text:span><text:span text:style-name="T79">by </text:span><text:span text:style-name="T68">the pie chart would not display on the first station clicked <text:s/>but it would display there-after. </text:span></text:p>
        </text:list-item>
      </text:list>
      <text:p text:style-name="P39">- today:</text:p>
      <text:list xml:id="list4507217766035964909" text:style-name="L80">
        <text:list-item>
          <text:p text:style-name="P301"><text:span text:style-name="T79">P</text:span><text:span text:style-name="T68">ut data such as average availability by hour and average availabilty by day </text:span><text:span text:style-name="T79">i</text:span><text:span text:style-name="T68">nto </text:span><text:span text:style-name="T79">a local</text:span><text:span text:style-name="T68"> URL </text:span><text:span text:style-name="T79">using Flask and then plot data from this URL using Google Charts and have it display on click of a station </text:span></text:p>
        </text:list-item>
      </text:list>
      <text:p text:style-name="P40">- anythig to overcome:</text:p>
      <text:list xml:id="list1277846269108073678" text:style-name="L81">
        <text:list-item>
          <text:p text:style-name="P252">No; We now have a better understanding of how to go about this because of recent lectures.</text:p>
        </text:list-item>
      </text:list>
      <text:p text:style-name="P292"/>
      <text:p text:style-name="P292"/>
      <text:p text:style-name="P292"/>
      <text:p text:style-name="P292"/>
      <text:p text:style-name="P292"/>
      <text:p text:style-name="P292"/>
      <text:p text:style-name="P292"/>
      <text:p text:style-name="P128"><text:soft-page-break/><text:span text:style-name="T43">Sprint</text:span><text:span text:style-name="T44">3</text:span><text:span text:style-name="T43"> Day </text:span><text:span text:style-name="T50">6</text:span><text:span text:style-name="T46"> </text:span><text:span text:style-name="T43">Stand Up </text:span><text:span text:style-name="T47">(</text:span><text:span text:style-name="T49">Monday</text:span><text:span text:style-name="T44"> 1</text:span><text:span text:style-name="T49">6</text:span><text:span text:style-name="T43">/</text:span><text:span text:style-name="T47">4</text:span><text:span text:style-name="T43">/18) </text:span></text:p>
      <text:p text:style-name="P63">Robert, <text:span text:style-name="T81">Orla, Fatima</text:span></text:p>
      <text:p text:style-name="P28">- <text:span text:style-name="T116">yesterday:</text:span></text:p>
      <text:list xml:id="list8856744088877860991" text:style-name="L82">
        <text:list-item>
          <text:p text:style-name="P253"><text:span text:style-name="T116">W</text:span>e now <text:span text:style-name="T117">have bar charts of availability by rain vs no rain (for ach hour) on click of a station (as well as the pie charts we had made before). However we currently only have hourly availability trends chart (NOT daily availability trend chart). <text:s text:c="2"/></text:span></text:p>
        </text:list-item>
      </text:list>
      <text:p text:style-name="P41">- <text:span text:style-name="T142">today:</text:span></text:p>
      <text:list xml:id="list1627400171159573944" text:style-name="L83">
        <text:list-item>
          <text:p text:style-name="P254"><text:span text:style-name="T143">Backend: </text:span>Consider what features to include in the model and look into how to use pickle to store objects in Python</text:p>
        </text:list-item>
        <text:list-item>
          <text:p text:style-name="P254"><text:span text:style-name="T143">Frontend:</text:span>Make drop downs on the web page to select time and day <text:span text:style-name="T143">for a prediction</text:span></text:p>
        </text:list-item>
        <text:list-item>
          <text:p text:style-name="P255">Frontend:Display real time weather information (icon and temperature) as well as current time on the web app </text:p>
        </text:list-item>
      </text:list>
      <text:p text:style-name="P43">- anyting to overcome:</text:p>
      <text:list xml:id="list2275078335451094503" text:style-name="L84">
        <text:list-item>
          <text:p text:style-name="P256">We have never used pickle before </text:p>
        </text:list-item>
      </text:list>
      <text:p text:style-name="P43"/>
      <text:p text:style-name="P129"><text:span text:style-name="T43">Sprint</text:span><text:span text:style-name="T44">3</text:span><text:span text:style-name="T43"> Day </text:span><text:span text:style-name="T51">7</text:span><text:span text:style-name="T46"> </text:span><text:span text:style-name="T43">Stand Up </text:span><text:span text:style-name="T47">(</text:span><text:span text:style-name="T51">Tuesday</text:span><text:span text:style-name="T44"> 1</text:span><text:span text:style-name="T49">6</text:span><text:span text:style-name="T43">/</text:span><text:span text:style-name="T47">4</text:span><text:span text:style-name="T43">/18) </text:span></text:p>
      <text:p text:style-name="P64">Robert, <text:span text:style-name="T81">Orla, Fatima</text:span></text:p>
      <text:p text:style-name="P31">- <text:span text:style-name="T116">yesterday:</text:span></text:p>
      <text:list xml:id="list4696374888133908732" text:style-name="L85">
        <text:list-item>
          <text:p text:style-name="P257">Robert practiced using pickle to make objects in python </text:p>
        </text:list-item>
      </text:list>
      <text:p text:style-name="P45">- today:</text:p>
      <text:list xml:id="list8250876062860634877" text:style-name="L86">
        <text:list-item>
          <text:p text:style-name="P258">Have a sprint 3 reeview meeting with Jake during the practical (See below)</text:p>
        </text:list-item>
      </text:list>
      <text:list xml:id="list185938827531761" text:continue-list="list4696374888133908732" text:style-name="L85">
        <text:list-item>
          <text:p text:style-name="P257">Use pickle to create a model for each station for each hour for each day.</text:p>
        </text:list-item>
        <text:list-item>
          <text:p text:style-name="P257">Create directories do not exist ( 104 directories for the stations, each with 7 folders for the days, each with 24 folders for the hours, each of these containing a model.pkl file) </text:p>
        </text:list-item>
        <text:list-item>
          <text:p text:style-name="P260">Realised the scraper stopped working – Need to get it back running today and determine the cause of the problem. </text:p>
        </text:list-item>
      </text:list>
      <text:p text:style-name="P44">- anyting to overcome:</text:p>
      <text:list xml:id="list2043806542391937111" text:style-name="L87">
        <text:list-item>
          <text:p text:style-name="P259">Unfamiliar with using pickle</text:p>
        </text:list-item>
      </text:list>
      <text:p text:style-name="P41"/>
      <text:p text:style-name="P130"><text:span text:style-name="T52">ASIDE: </text:span><text:span text:style-name="T43">Sprint</text:span><text:span text:style-name="T44">3</text:span><text:span text:style-name="T43"> </text:span><text:span text:style-name="T52">Review Meeting </text:span><text:span text:style-name="T47">(</text:span><text:span text:style-name="T51">Tuesday</text:span><text:span text:style-name="T44"> 1</text:span><text:span text:style-name="T49">6</text:span><text:span text:style-name="T43">/</text:span><text:span text:style-name="T47">4</text:span><text:span text:style-name="T43">/18) </text:span></text:p>
      <text:list xml:id="list6149191855386404296" text:style-name="L88">
        <text:list-item>
          <text:p text:style-name="P262">We acknowledged that we are behind for this sprint and are at risk of not meeting all the requirements of the specification. </text:p>
        </text:list-item>
        <text:list-item>
          <text:p text:style-name="P263">We looked at our Trello board to see which tasks were of a low priority and decided to only implement these later in the week if we had time even if they were not complex tasks (such as recentering the map a better position that displays more stations.</text:p>
        </text:list-item>
        <text:list-item>
          <text:p text:style-name="P263">Our product owner informed us that we should try to have a<text:span text:style-name="T146"> chart that varies depending on the day </text:span>(currently our bar chart will be the same for weekends and weekdays) </text:p>
        </text:list-item>
        <text:list-item>
          <text:p text:style-name="P263">We acknowledged that such a feature would be more beneficial and informative to the user, but is of a lower priority right now. We will most likely not have time to implement such a feature. </text:p>
        </text:list-item>
        <text:list-item>
          <text:p text:style-name="P263">We set ourselves the following targets for the rest of the week: </text:p>
          <text:list>
            <text:list-item>
              <text:p text:style-name="P264"><text:s/>by <text:span text:style-name="T147">T</text:span>uesdat night – get <text:span text:style-name="T147">a predictive model for each station for each day for each hour</text:span></text:p>
            </text:list-item>
            <text:list-item>
              <text:p text:style-name="P261">by Wednesday night – have the predictive model integrated with the website </text:p>
            </text:list-item>
            <text:list-item>
              <text:p text:style-name="P261">by <text:s/>Thursday night – have all unit tests, documentation and burndown charts completed</text:p>
            </text:list-item>
            <text:list-item>
              <text:p text:style-name="P261">by Friday evening – have GitHub repository tidied up and have personal reflections completed. </text:p>
            </text:list-item>
          </text:list>
        </text:list-item>
      </text:list>
      <text:p text:style-name="P41"/>
      <text:p text:style-name="P41"><text:soft-page-break/></text:p>
      <text:p text:style-name="P41"/>
      <text:p text:style-name="P131"><text:span text:style-name="T43">Sprint</text:span><text:span text:style-name="T44">3</text:span><text:span text:style-name="T43"> Day </text:span><text:span text:style-name="T53">8</text:span><text:span text:style-name="T46"> </text:span><text:span text:style-name="T43">Stand Up </text:span><text:span text:style-name="T47">(</text:span><text:span text:style-name="T53">Wednesday</text:span><text:span text:style-name="T44"> 1</text:span><text:span text:style-name="T53">7</text:span><text:span text:style-name="T43">/</text:span><text:span text:style-name="T47">4</text:span><text:span text:style-name="T43">/18) </text:span></text:p>
      <text:p text:style-name="P154">- <text:span text:style-name="T147">yesterday:</text:span></text:p>
      <text:list xml:id="list6966158694335956101" text:style-name="L89">
        <text:list-item>
          <text:p text:style-name="P302">Robert and Fatima created models using pickle</text:p>
        </text:list-item>
        <text:list-item>
          <text:p text:style-name="P302">Orla wrote unit tests to check the connection to Open Weather Maps API and JCDecaux API </text:p>
        </text:list-item>
      </text:list>
      <text:p text:style-name="P159">- today:</text:p>
      <text:list xml:id="list7010788084104945700" text:style-name="L90">
        <text:list-item>
          <text:p text:style-name="P303"/>
        </text:list-item>
      </text:list>
      <text:p text:style-name="P159">- anything to overcome:</text:p>
      <text:list xml:id="list4524544229755737840" text:style-name="L91">
        <text:list-item>
          <text:p text:style-name="P304"/>
        </text:list-item>
      </text:list>
      <text:p text:style-name="P159"/>
      <text:p text:style-name="P271"/>
      <text:p text:style-name="P132"><text:span text:style-name="T43">Sprint</text:span><text:span text:style-name="T44">3</text:span><text:span text:style-name="T43"> Day </text:span><text:span text:style-name="T54">9</text:span><text:span text:style-name="T46"> </text:span><text:span text:style-name="T43">Stand Up </text:span><text:span text:style-name="T47">(</text:span><text:span text:style-name="T54">Thursday </text:span><text:span text:style-name="T44">1</text:span><text:span text:style-name="T54">8</text:span><text:span text:style-name="T43">/</text:span><text:span text:style-name="T47">4</text:span><text:span text:style-name="T43">/18) </text:span></text:p>
      <text:p text:style-name="P2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TC Medium" svg:font-family="'Noto Sans CJK TC Medium'"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26cm" style:writing-mode="lr-tb"/>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9:34:30.364094529</meta:creation-date>
    <dc:date>2018-04-19T18:59:35.554048502</dc:date>
    <meta:editing-duration>PT10H50M11S</meta:editing-duration>
    <meta:editing-cycles>30</meta:editing-cycles>
    <meta:generator>LibreOffice/5.1.6.2$Linux_X86_64 LibreOffice_project/10m0$Build-2</meta:generator>
    <meta:document-statistic meta:table-count="1" meta:image-count="0" meta:object-count="1" meta:page-count="15" meta:paragraph-count="453" meta:word-count="5460" meta:character-count="30071" meta:non-whitespace-character-count="250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0.81pt"/>
    </style:style>
    <style:style style:name="co2" style:family="table-column">
      <style:table-column-properties fo:break-before="auto" style:column-width="79.71pt"/>
    </style:style>
    <style:style style:name="co3" style:family="table-column">
      <style:table-column-properties fo:break-before="auto" style:column-width="100.4pt"/>
    </style:style>
    <style:style style:name="co4" style:family="table-column">
      <style:table-column-properties fo:break-before="auto" style:column-width="147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2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bf1de" style:diagonal-bl-tr="none" style:diagonal-tl-br="none" fo:border="0.74pt solid #000000" style:rotation-align="non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fo:language="none" fo:country="none" style:font-name-asian="FreeSans" style:language-asian="none" style:country-asian="none" style:font-name-complex="DejaVu Sans" style:font-size-complex="6.80000019073486pt" style:language-complex="en" style:country-complex="US"/>
    </style:style>
    <style:style style:name="ce3" style:family="table-cell" style:parent-style-name="Default">
      <style:table-cell-properties style:diagonal-bl-tr="none" style:diagonal-tl-br="none" fo:border="0.74pt solid #000000" style:rotation-align="none"/>
      <style:text-properties style:use-window-font-color="true" style:font-name-asian="FreeSans" style:language-asian="hi" style:country-asian="IN" style:font-name-complex="DejaVu Sans" style:font-size-complex="6.80000019073486pt" style:language-complex="en" style:country-complex="US"/>
    </style:style>
    <style:style style:name="ce4" style:family="table-cell" style:parent-style-name="Default">
      <style:table-cell-properties style:diagonal-bl-tr="none" style:diagonal-tl-br="none" fo:border="0.74pt solid #000000" style:rotation-align="none"/>
      <style:text-properties fo:color="#000000" style:font-name-asian="FreeSans" style:language-asian="hi" style:country-asian="IN" style:font-name-complex="DejaVu Sans" style:font-size-complex="6.80000019073486pt" style:language-complex="en" style:country-complex="US"/>
    </style:style>
    <style:style style:name="ce5" style:family="table-cell" style:parent-style-name="Default">
      <style:table-cell-properties style:diagonal-bl-tr="none" style:diagonal-tl-br="none" fo:border="0.74pt solid #000000" style:rotation-align="none"/>
      <style:text-properties style:use-window-font-color="true"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6"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diagonal-bl-tr="none" style:diagonal-tl-br="none" fo:border="0.74pt solid #000000" style:rotation-align="none"/>
    </style:style>
    <style:style style:name="ce8" style:family="table-cell" style:parent-style-name="Default">
      <style:table-cell-properties fo:background-color="#bfbfb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9" style:family="table-cell" style:parent-style-name="Default">
      <style:table-cell-properties fo:background-color="#ebf1d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1" fo:font-size="14pt" fo:font-style="normal" fo:text-shadow="none" style:text-underline-style="none" fo:font-weight="bold" style:font-size-asian="14pt" style:font-style-asian="normal" style:font-weight-asian="bold" style:font-name-complex="Calibri1" style:font-size-complex="14pt" style:font-style-complex="normal" style:font-weight-complex="bold"/>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fo:background-color="#ebf1de" style:diagonal-bl-tr="none" style:diagonal-tl-br="none" fo:border="0.74pt solid #000000" style:rotation-align="none"/>
    </style:style>
    <style:style style:name="ce12" style:family="table-cell" style:parent-style-name="Default">
      <style:table-cell-properties style:diagonal-bl-tr="none" style:diagonal-tl-br="none" fo:border="0.74pt solid #000000" style:rotation-align="none"/>
      <style:text-properties style:font-name="Calibri" style:font-name-asian="Noto Sans CJK SC Regular" style:font-name-complex="Calibri"/>
    </style:style>
    <style:style style:name="T1" style:family="text">
      <style:text-properties fo:font-size="12pt" style:letter-kerning="true" fo:country="none" style:country-asian="none" style:font-name-asian="FreeSans" style:font-size-asian="12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5"/>
        <table:table-column table:style-name="co2" table:default-cell-style-name="ce10"/>
        <table:table-column table:style-name="co3" table:default-cell-style-name="ce7"/>
        <table:table-column table:style-name="co4" table:default-cell-style-name="ce7"/>
        <table:table-row table:style-name="ro1" table:number-rows-repeated="6">
          <table:table-cell table:style-name="Default" table:number-columns-repeated="4"/>
        </table:table-row>
        <table:table-row table:style-name="ro2">
          <table:table-cell table:style-name="ce1" office:value-type="string" calcext:value-type="string">
            <text:p>Story #1 – Get set up with necessary infrastructure</text:p>
          </table:table-cell>
          <table:table-cell table:style-name="ce9" office:value-type="float" office:value="4" calcext:value-type="float">
            <text:p>4</text:p>
          </table:table-cell>
          <table:table-cell table:style-name="ce11" table:number-columns-repeated="2"/>
        </table:table-row>
        <table:table-row table:style-name="ro3">
          <table:table-cell table:style-name="ce2" office:value-type="string" calcext:value-type="string">
            <text:p><text:span text:style-name="T1">Create RDS MySQL instance and connect to it via MySQL workbench </text:span></text:p>
          </table:table-cell>
          <table:table-cell office:value-type="float" office:value="1" calcext:value-type="float">
            <text:p>1</text:p>
          </table:table-cell>
          <table:table-cell office:value-type="string" calcext:value-type="string">
            <text:p>Fatima</text:p>
          </table:table-cell>
          <table:table-cell office:value-type="string" calcext:value-type="string">
            <text:p>Completed (Day1)</text:p>
          </table:table-cell>
        </table:table-row>
        <table:table-row table:style-name="ro3">
          <table:table-cell table:style-name="ce2" office:value-type="string" calcext:value-type="string">
            <text:p><text:span text:style-name="T1">Create Trello account, add group members</text:span></text:p>
          </table:table-cell>
          <table:table-cell office:value-type="float" office:value="0.5" calcext:value-type="float">
            <text:p>0.5</text:p>
          </table:table-cell>
          <table:table-cell office:value-type="string" calcext:value-type="string">
            <text:p>Orla</text:p>
          </table:table-cell>
          <table:table-cell office:value-type="string" calcext:value-type="string">
            <text:p>Completed (Day1)</text:p>
          </table:table-cell>
        </table:table-row>
        <table:table-row table:style-name="ro3">
          <table:table-cell table:style-name="ce3" office:value-type="string" calcext:value-type="string">
            <text:p><text:span text:style-name="T1">Create GitHub repository for this product </text:span></text:p>
          </table:table-cell>
          <table:table-cell office:value-type="float" office:value="0.5" calcext:value-type="float">
            <text:p>0.5</text:p>
          </table:table-cell>
          <table:table-cell office:value-type="string" calcext:value-type="string">
            <text:p>Robert</text:p>
          </table:table-cell>
          <table:table-cell office:value-type="string" calcext:value-type="string">
            <text:p>Completed (Day1)</text:p>
          </table:table-cell>
        </table:table-row>
        <table:table-row table:style-name="ro3">
          <table:table-cell table:style-name="ce3" office:value-type="string" calcext:value-type="string">
            <text:p><text:span text:style-name="T1">Project template using PyScaffold and push to GitHub </text:span></text:p>
          </table:table-cell>
          <table:table-cell office:value-type="float" office:value="1" calcext:value-type="float">
            <text:p>1</text:p>
          </table:table-cell>
          <table:table-cell office:value-type="string" calcext:value-type="string">
            <text:p>Orla</text:p>
          </table:table-cell>
          <table:table-cell office:value-type="string" calcext:value-type="string">
            <text:p>Completed (Day1)</text:p>
          </table:table-cell>
        </table:table-row>
        <table:table-row table:style-name="ro3">
          <table:table-cell table:style-name="ce3" office:value-type="string" calcext:value-type="string">
            <text:p><text:span text:style-name="T1">Create Amazon ec2 instance, install Anaconda on it</text:span></text:p>
          </table:table-cell>
          <table:table-cell office:value-type="float" office:value="1" calcext:value-type="float">
            <text:p>1</text:p>
          </table:table-cell>
          <table:table-cell office:value-type="string" calcext:value-type="string">
            <text:p>Orla</text:p>
          </table:table-cell>
          <table:table-cell office:value-type="string" calcext:value-type="string">
            <text:p>Completed (Day1)</text:p>
          </table:table-cell>
        </table:table-row>
        <table:table-row table:style-name="ro2">
          <table:table-cell table:style-name="ce1" office:value-type="string" calcext:value-type="string">
            <text:p>Story #2 – Scrape Dublin Bikes Data</text:p>
          </table:table-cell>
          <table:table-cell table:style-name="ce9" office:value-type="float" office:value="28" calcext:value-type="float">
            <text:p>28</text:p>
          </table:table-cell>
          <table:table-cell table:style-name="ce11" table:number-columns-repeated="2"/>
        </table:table-row>
        <table:table-row table:style-name="ro3">
          <table:table-cell table:style-name="ce4" office:value-type="string" calcext:value-type="string">
            <text:p><text:span text:style-name="T1">Create a Python script to query the JCD API </text:span></text:p>
          </table:table-cell>
          <table:table-cell office:value-type="float" office:value="5" calcext:value-type="float">
            <text:p>5</text:p>
          </table:table-cell>
          <table:table-cell office:value-type="string" calcext:value-type="string">
            <text:p>Group </text:p>
          </table:table-cell>
          <table:table-cell office:value-type="string" calcext:value-type="string">
            <text:p>Completed (Day2)</text:p>
          </table:table-cell>
        </table:table-row>
        <table:table-row table:style-name="ro3">
          <table:table-cell office:value-type="string" calcext:value-type="string">
            <text:p>Connect to RDS using python scraper</text:p>
          </table:table-cell>
          <table:table-cell office:value-type="float" office:value="5" calcext:value-type="float">
            <text:p>5</text:p>
          </table:table-cell>
          <table:table-cell office:value-type="string" calcext:value-type="string">
            <text:p>Group </text:p>
          </table:table-cell>
          <table:table-cell office:value-type="string" calcext:value-type="string">
            <text:p>Completed (Day2)</text:p>
          </table:table-cell>
        </table:table-row>
        <table:table-row table:style-name="ro3">
          <table:table-cell office:value-type="string" calcext:value-type="string">
            <text:p>Store the data in correct format (i.e. in a dataframe) using web scraper</text:p>
          </table:table-cell>
          <table:table-cell office:value-type="float" office:value="5" calcext:value-type="float">
            <text:p>5</text:p>
          </table:table-cell>
          <table:table-cell office:value-type="string" calcext:value-type="string">
            <text:p>Group </text:p>
          </table:table-cell>
          <table:table-cell office:value-type="string" calcext:value-type="string">
            <text:p>Completed (Day2)</text:p>
          </table:table-cell>
        </table:table-row>
        <table:table-row table:style-name="ro3">
          <table:table-cell office:value-type="string" calcext:value-type="string">
            <text:p>Create a table in RDS to store dynamic data and start saving down the data</text:p>
          </table:table-cell>
          <table:table-cell office:value-type="float" office:value="3" calcext:value-type="float">
            <text:p>3</text:p>
          </table:table-cell>
          <table:table-cell office:value-type="string" calcext:value-type="string">
            <text:p>Group </text:p>
          </table:table-cell>
          <table:table-cell office:value-type="string" calcext:value-type="string">
            <text:p>Completed (Day3)</text:p>
          </table:table-cell>
        </table:table-row>
        <table:table-row table:style-name="ro3">
          <table:table-cell office:value-type="string" calcext:value-type="string">
            <text:p>Create a table in RDS to store static data such as address of stations</text:p>
          </table:table-cell>
          <table:table-cell office:value-type="float" office:value="2" calcext:value-type="float">
            <text:p>2</text:p>
          </table:table-cell>
          <table:table-cell office:value-type="string" calcext:value-type="string">
            <text:p>Group </text:p>
          </table:table-cell>
          <table:table-cell office:value-type="string" calcext:value-type="string">
            <text:p>Completed (Day3)</text:p>
          </table:table-cell>
        </table:table-row>
        <table:table-row table:style-name="ro3">
          <table:table-cell table:style-name="ce6" office:value-type="string" calcext:value-type="string">
            <text:p>Write a console script to run this package</text:p>
          </table:table-cell>
          <table:table-cell office:value-type="float" office:value="1" calcext:value-type="float">
            <text:p>1</text:p>
          </table:table-cell>
          <table:table-cell office:value-type="string" calcext:value-type="string">
            <text:p>Orla</text:p>
          </table:table-cell>
          <table:table-cell office:value-type="string" calcext:value-type="string">
            <text:p>Completed (Day3)</text:p>
          </table:table-cell>
        </table:table-row>
        <table:table-row table:style-name="ro3">
          <table:table-cell table:style-name="ce6" office:value-type="string" calcext:value-type="string">
            <text:p>Get the package installed on EC2 and start scraping data every 5 minutes</text:p>
          </table:table-cell>
          <table:table-cell office:value-type="float" office:value="2" calcext:value-type="float">
            <text:p>2</text:p>
          </table:table-cell>
          <table:table-cell office:value-type="string" calcext:value-type="string">
            <text:p>Robert</text:p>
          </table:table-cell>
          <table:table-cell office:value-type="string" calcext:value-type="string">
            <text:p>Completed <text:s/>(Day3)</text:p>
          </table:table-cell>
        </table:table-row>
        <table:table-row table:style-name="ro3">
          <table:table-cell table:style-name="ce6" office:value-type="string" calcext:value-type="string">
            <text:p>Ensure correct functioning of scraper everyday- make changes if necessary </text:p>
          </table:table-cell>
          <table:table-cell office:value-type="float" office:value="5" calcext:value-type="float">
            <text:p>5</text:p>
          </table:table-cell>
          <table:table-cell office:value-type="string" calcext:value-type="string">
            <text:p>Group </text:p>
          </table:table-cell>
          <table:table-cell office:value-type="string" calcext:value-type="string">
            <text:p>Completed (Day 3-10)</text:p>
          </table:table-cell>
        </table:table-row>
        <table:table-row table:style-name="ro2">
          <table:table-cell table:style-name="ce1" office:value-type="string" calcext:value-type="string">
            <text:p>User Story #3 – Scrape Weather Data</text:p>
          </table:table-cell>
          <table:table-cell table:style-name="ce9" office:value-type="float" office:value="4" calcext:value-type="float">
            <text:p>4</text:p>
          </table:table-cell>
          <table:table-cell table:style-name="ce11" table:number-columns-repeated="2"/>
        </table:table-row>
        <table:table-row table:style-name="ro3">
          <table:table-cell office:value-type="string" calcext:value-type="string">
            <text:p>Get a key for the OpenWeather Maps API</text:p>
          </table:table-cell>
          <table:table-cell office:value-type="float" office:value="1" calcext:value-type="float">
            <text:p>1</text:p>
          </table:table-cell>
          <table:table-cell office:value-type="string" calcext:value-type="string">
            <text:p>Robert</text:p>
          </table:table-cell>
          <table:table-cell office:value-type="string" calcext:value-type="string">
            <text:p>Completed (Day4)</text:p>
          </table:table-cell>
        </table:table-row>
        <table:table-row table:style-name="ro3">
          <table:table-cell office:value-type="string" calcext:value-type="string">
            <text:p>Practice using this API by obtaining real time weather information </text:p>
          </table:table-cell>
          <table:table-cell office:value-type="float" office:value="1" calcext:value-type="float">
            <text:p>1</text:p>
          </table:table-cell>
          <table:table-cell office:value-type="string" calcext:value-type="string">
            <text:p>Robert</text:p>
          </table:table-cell>
          <table:table-cell office:value-type="string" calcext:value-type="string">
            <text:p>Completed (Day4)</text:p>
          </table:table-cell>
        </table:table-row>
        <table:table-row table:style-name="ro3">
          <table:table-cell office:value-type="string" calcext:value-type="string">
            <text:p>Create a table to store the most recent weather data</text:p>
          </table:table-cell>
          <table:table-cell office:value-type="float" office:value="1" calcext:value-type="float">
            <text:p>1</text:p>
          </table:table-cell>
          <table:table-cell office:value-type="string" calcext:value-type="string">
            <text:p>Group </text:p>
          </table:table-cell>
          <table:table-cell office:value-type="string" calcext:value-type="string">
            <text:p>Completed (Day4)</text:p>
          </table:table-cell>
        </table:table-row>
        <table:table-row table:style-name="ro3">
          <table:table-cell office:value-type="string" calcext:value-type="string">
            <text:p>Link weather table to dynamic Dublin bikes table (for ease of analysis later)</text:p>
          </table:table-cell>
          <table:table-cell office:value-type="float" office:value="1" calcext:value-type="float">
            <text:p>1</text:p>
          </table:table-cell>
          <table:table-cell office:value-type="string" calcext:value-type="string">
            <text:p>Group </text:p>
          </table:table-cell>
          <table:table-cell office:value-type="string" calcext:value-type="string">
            <text:p>Completed (Day4)</text:p>
          </table:table-cell>
        </table:table-row>
        <table:table-row table:style-name="ro2">
          <table:table-cell table:style-name="ce1" office:value-type="string" calcext:value-type="string">
            <text:p>User Story #4 – Create Basic Web app</text:p>
          </table:table-cell>
          <table:table-cell table:style-name="ce9" office:value-type="float" office:value="7" calcext:value-type="float">
            <text:p>7</text:p>
          </table:table-cell>
          <table:table-cell table:style-name="ce11" table:number-columns-repeated="2"/>
        </table:table-row>
        <table:table-row table:style-name="ro3">
          <table:table-cell table:style-name="ce7" office:value-type="string" calcext:value-type="string">
            <text:p>Create Basic Flask App</text:p>
          </table:table-cell>
          <table:table-cell office:value-type="float" office:value="2" calcext:value-type="float">
            <text:p>2</text:p>
          </table:table-cell>
          <table:table-cell office:value-type="string" calcext:value-type="string">
            <text:p>Robert</text:p>
          </table:table-cell>
          <table:table-cell office:value-type="string" calcext:value-type="string">
            <text:p>Completed (Day 6)</text:p>
          </table:table-cell>
        </table:table-row>
        <table:table-row table:style-name="ro3">
          <table:table-cell office:value-type="string" calcext:value-type="string">
            <text:p>Add Google map to web page</text:p>
          </table:table-cell>
          <table:table-cell office:value-type="float" office:value="2" calcext:value-type="float">
            <text:p>2</text:p>
          </table:table-cell>
          <table:table-cell office:value-type="string" calcext:value-type="string">
            <text:p>Fatima</text:p>
          </table:table-cell>
          <table:table-cell office:value-type="string" calcext:value-type="string">
            <text:p>Completed (Day6)</text:p>
          </table:table-cell>
        </table:table-row>
        <table:table-row table:style-name="ro3">
          <table:table-cell office:value-type="string" calcext:value-type="string">
            <text:p>Do a mock up of final website layout </text:p>
          </table:table-cell>
          <table:table-cell office:value-type="float" office:value="2" calcext:value-type="float">
            <text:p>2</text:p>
          </table:table-cell>
          <table:table-cell office:value-type="string" calcext:value-type="string">
            <text:p>Group </text:p>
          </table:table-cell>
          <table:table-cell office:value-type="string" calcext:value-type="string">
            <text:p>NOT COMPLETED</text:p>
          </table:table-cell>
        </table:table-row>
        <table:table-row table:style-name="ro3">
          <table:table-cell table:style-name="ce7" office:value-type="string" calcext:value-type="string">
            <text:p>Add basic extras to the web page such as footers etc. </text:p>
          </table:table-cell>
          <table:table-cell office:value-type="float" office:value="1" calcext:value-type="float">
            <text:p>1</text:p>
          </table:table-cell>
          <table:table-cell office:value-type="string" calcext:value-type="string">
            <text:p>Fatima</text:p>
          </table:table-cell>
          <table:table-cell office:value-type="string" calcext:value-type="string">
            <text:p>Completed <text:s/>(Day6)</text:p>
          </table:table-cell>
        </table:table-row>
        <table:table-row table:style-name="ro2">
          <table:table-cell table:style-name="ce1" office:value-type="string" calcext:value-type="string">
            <text:p>User Story #5 – Display Position of Stations on Map</text:p>
          </table:table-cell>
          <table:table-cell table:style-name="ce9" office:value-type="float" office:value="7" calcext:value-type="float">
            <text:p>7</text:p>
          </table:table-cell>
          <table:table-cell table:style-name="ce11" table:number-columns-repeated="2"/>
        </table:table-row>
        <table:table-row table:style-name="ro3">
          <table:table-cell table:style-name="ce6" office:value-type="string" calcext:value-type="string">
            <text:p>Add circles of varying sizes to Google Maps</text:p>
          </table:table-cell>
          <table:table-cell office:value-type="float" office:value="3" calcext:value-type="float">
            <text:p>3</text:p>
          </table:table-cell>
          <table:table-cell office:value-type="string" calcext:value-type="string">
            <text:p>Group </text:p>
          </table:table-cell>
          <table:table-cell office:value-type="string" calcext:value-type="string">
            <text:p>Completed (Day 7) </text:p>
          </table:table-cell>
        </table:table-row>
        <table:table-row table:style-name="ro3">
          <table:table-cell table:style-name="ce7" office:value-type="string" calcext:value-type="string">
            <text:p>Try to read the positions of the stations from Amazon RDS </text:p>
          </table:table-cell>
          <table:table-cell office:value-type="float" office:value="2" calcext:value-type="float">
            <text:p>2</text:p>
          </table:table-cell>
          <table:table-cell office:value-type="string" calcext:value-type="string">
            <text:p>Orla</text:p>
          </table:table-cell>
          <table:table-cell table:style-name="ce12" office:value-type="string" calcext:value-type="string">
            <text:p>NOT COMPLETED</text:p>
          </table:table-cell>
        </table:table-row>
        <table:table-row table:style-name="ro3">
          <table:table-cell table:style-name="ce7" office:value-type="string" calcext:value-type="string">
            <text:p>Store the locations of the stations in JSON format </text:p>
          </table:table-cell>
          <table:table-cell office:value-type="float" office:value="1" calcext:value-type="float">
            <text:p>1</text:p>
          </table:table-cell>
          <table:table-cell office:value-type="string" calcext:value-type="string">
            <text:p>Orla</text:p>
          </table:table-cell>
          <table:table-cell office:value-type="string" calcext:value-type="string">
            <text:p>Completed (Day9)</text:p>
          </table:table-cell>
        </table:table-row>
        <table:table-row table:style-name="ro3">
          <table:table-cell table:style-name="ce7" office:value-type="string" calcext:value-type="string">
            <text:p>Display the stations by reading this JSON object </text:p>
          </table:table-cell>
          <table:table-cell office:value-type="float" office:value="1" calcext:value-type="float">
            <text:p>1</text:p>
          </table:table-cell>
          <table:table-cell office:value-type="string" calcext:value-type="string">
            <text:p>Robert</text:p>
          </table:table-cell>
          <table:table-cell office:value-type="string" calcext:value-type="string">
            <text:p>Completed (Day9)</text:p>
          </table:table-cell>
        </table:table-row>
        <table:table-row table:style-name="ro4">
          <table:table-cell table:style-name="ce8" office:value-type="string" calcext:value-type="string">
            <text:p>Total</text:p>
          </table:table-cell>
          <table:table-cell table:style-name="ce8" office:value-type="float" office:value="50" calcext:value-type="float">
            <text:p>50</text:p>
          </table:table-cell>
          <table:table-cell table:style-name="ce8"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IE">€</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22P0"/>
    </number:currency-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number-style style:name="N10112P0" style:volatile="true" number:language="en" number:country="IE">
      <number:text>€</number:text>
      <number:number number:decimal-places="0" loext:min-decimal-places="0" number:min-integer-digits="1" number:grouping="true"/>
    </number:number-style>
    <number:number-style style:name="N10112" number:language="en" number:country="IE">
      <number:text>-€</number:text>
      <number:number number:decimal-places="0" loext:min-decimal-places="0" number:min-integer-digits="1" number:grouping="true"/>
      <style:map style:condition="value()&gt;=0" style:apply-style-name="N10112P0"/>
    </number:number-style>
    <number:number-style style:name="N10113P0" style:volatile="true" number:language="en" number:country="IE">
      <number:text>€</number:text>
      <number:number number:decimal-places="0" loext:min-decimal-places="0" number:min-integer-digits="1" number:grouping="true"/>
    </number:number-style>
    <number:number-style style:name="N10113" number:language="en" number:country="IE">
      <style:text-properties fo:color="#ff0000"/>
      <number:text>-€</number:text>
      <number:number number:decimal-places="0" loext:min-decimal-places="0" number:min-integer-digits="1" number:grouping="true"/>
      <style:map style:condition="value()&gt;=0" style:apply-style-name="N10113P0"/>
    </number:number-style>
    <number:number-style style:name="N10115P0" style:volatile="true" number:language="en" number:country="IE">
      <number:text>€</number:text>
      <number:number number:decimal-places="2" loext:min-decimal-places="2" number:min-integer-digits="1" number:grouping="true"/>
    </number:number-style>
    <number:number-style style:name="N10115" number:language="en" number:country="IE">
      <number:text>-€</number:text>
      <number:number number:decimal-places="2" loext:min-decimal-places="2" number:min-integer-digits="1" number:grouping="true"/>
      <style:map style:condition="value()&gt;=0" style:apply-style-name="N10115P0"/>
    </number:number-style>
    <number:number-style style:name="N10116P0" style:volatile="true" number:language="en" number:country="IE">
      <number:text>€</number:text>
      <number:number number:decimal-places="2" loext:min-decimal-places="2" number:min-integer-digits="1" number:grouping="true"/>
    </number:number-style>
    <number:number-style style:name="N10116" number:language="en" number:country="IE">
      <style:text-properties fo:color="#ff0000"/>
      <number:text>-€</number:text>
      <number:number number:decimal-places="2" loext:min-decimal-places="2" number:min-integer-digits="1" number:grouping="true"/>
      <style:map style:condition="value()&gt;=0" style:apply-style-name="N10116P0"/>
    </number:number-style>
    <number:date-style style:name="N10117" number:language="en" number:country="IE">
      <number:day number:style="long"/>
      <number:text>-</number:text>
      <number:month number:textual="true"/>
      <number:text>-</number:text>
      <number:year/>
    </number:date-style>
    <number:date-style style:name="N10118" number:language="en" number:country="IE">
      <number:day number:style="long"/>
      <number:text>-</number:text>
      <number:month number:textual="true"/>
    </number:date-style>
    <number:date-style style:name="N10119" number:language="en" number:country="IE">
      <number:month number:textual="true"/>
      <number:text>-</number:text>
      <number:year/>
    </number:date-style>
    <number:time-style style:name="N10120" number:language="en" number:country="IE">
      <number:hours/>
      <number:text>:</number:text>
      <number:minutes number:style="long"/>
      <number:text> </number:text>
      <number:am-pm/>
    </number:time-style>
    <number:time-style style:name="N10121" number:language="en" number:country="IE">
      <number:hours/>
      <number:text>:</number:text>
      <number:minutes number:style="long"/>
      <number:text>:</number:text>
      <number:seconds number:style="long"/>
      <number:text> </number:text>
      <number:am-pm/>
    </number:time-style>
    <number:date-style style:name="N10122" number:language="en" number:country="IE">
      <number:day number:style="long"/>
      <number:text>/</number:text>
      <number:month number:style="long"/>
      <number:text>/</number:text>
      <number:year number:style="long"/>
      <number:text> </number:text>
      <number:hours number:style="long"/>
      <number:text>:</number:text>
      <number:minutes number:style="long"/>
    </number:date-style>
    <number:number-style style:name="N10123P0" style:volatile="true" number:language="en" number:country="IE">
      <number:number number:decimal-places="0" loext:min-decimal-places="0" number:min-integer-digits="1" number:grouping="true"/>
    </number:number-style>
    <number:number-style style:name="N10123" number:language="en" number:country="IE">
      <number:text>-</number:text>
      <number:number number:decimal-places="0" loext:min-decimal-places="0" number:min-integer-digits="1" number:grouping="true"/>
      <style:map style:condition="value()&gt;=0" style:apply-style-name="N10123P0"/>
    </number:number-style>
    <number:number-style style:name="N10124P0" style:volatile="true" number:language="en" number:country="IE">
      <number:number number:decimal-places="0" loext:min-decimal-places="0" number:min-integer-digits="1" number:grouping="true"/>
    </number:number-style>
    <number:number-style style:name="N10124" number:language="en" number:country="IE">
      <style:text-properties fo:color="#ff0000"/>
      <number:text>-</number:text>
      <number:number number:decimal-places="0" loext:min-decimal-places="0" number:min-integer-digits="1" number:grouping="true"/>
      <style:map style:condition="value()&gt;=0" style:apply-style-name="N10124P0"/>
    </number:number-style>
    <number:number-style style:name="N10125P0" style:volatile="true" number:language="en" number:country="IE">
      <number:number number:decimal-places="2" loext:min-decimal-places="2" number:min-integer-digits="1" number:grouping="true"/>
    </number:number-style>
    <number:number-style style:name="N10125" number:language="en" number:country="IE">
      <number:text>-</number:text>
      <number:number number:decimal-places="2" loext:min-decimal-places="2" number:min-integer-digits="1" number:grouping="true"/>
      <style:map style:condition="value()&gt;=0" style:apply-style-name="N10125P0"/>
    </number:number-style>
    <number:number-style style:name="N10126P0" style:volatile="true" number:language="en" number:country="IE">
      <number:number number:decimal-places="2" loext:min-decimal-places="2" number:min-integer-digits="1" number:grouping="true"/>
    </number:number-style>
    <number:number-style style:name="N10126" number:language="en" number:country="IE">
      <style:text-properties fo:color="#ff0000"/>
      <number:text>-</number:text>
      <number:number number:decimal-places="2" loext:min-decimal-places="2" number:min-integer-digits="1" number:grouping="true"/>
      <style:map style:condition="value()&gt;=0" style:apply-style-name="N10126P0"/>
    </number:number-style>
    <number:number-style style:name="N10130P0" style:volatile="true" number:language="en" number:country="IE">
      <loext:fill-character> </loext:fill-character>
      <number:number number:decimal-places="0" loext:min-decimal-places="0" number:min-integer-digits="1" number:grouping="true"/>
      <number:text> </number:text>
    </number:number-style>
    <number:number-style style:name="N10130P1" style:volatile="true" number:language="en" number:country="IE">
      <loext:text>-</loext:text>
      <loext:fill-character> </loext:fill-character>
      <number:number number:decimal-places="0" loext:min-decimal-places="0" number:min-integer-digits="1" number:grouping="true"/>
      <number:text> </number:text>
    </number:number-style>
    <number:number-style style:name="N10130P2" style:volatile="true" number:language="en" number:country="IE">
      <loext:fill-character> </loext:fill-character>
      <number:text>- </number:text>
    </number:number-style>
    <number:text-style style:name="N10130" number:language="en" number:country="IE">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n" number:country="IE">
      <loext:text> €</loext:text>
      <loext:fill-character> </loext:fill-character>
      <number:number number:decimal-places="0" loext:min-decimal-places="0" number:min-integer-digits="1" number:grouping="true"/>
      <number:text> </number:text>
    </number:number-style>
    <number:number-style style:name="N10134P1" style:volatile="true" number:language="en" number:country="IE">
      <loext:text>-€</loext:text>
      <loext:fill-character> </loext:fill-character>
      <number:number number:decimal-places="0" loext:min-decimal-places="0" number:min-integer-digits="1" number:grouping="true"/>
      <number:text> </number:text>
    </number:number-style>
    <number:number-style style:name="N10134P2" style:volatile="true" number:language="en" number:country="IE">
      <loext:text> €</loext:text>
      <loext:fill-character> </loext:fill-character>
      <number:text>- </number:text>
    </number:number-style>
    <number:text-style style:name="N10134" number:language="en" number:country="IE">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n" number:country="IE">
      <loext:fill-character> </loext:fill-character>
      <number:number number:decimal-places="2" loext:min-decimal-places="2" number:min-integer-digits="1" number:grouping="true"/>
      <number:text> </number:text>
    </number:number-style>
    <number:number-style style:name="N10138P1" style:volatile="true" number:language="en" number:country="IE">
      <loext:text>-</loext:text>
      <loext:fill-character> </loext:fill-character>
      <number:number number:decimal-places="2" loext:min-decimal-places="2" number:min-integer-digits="1" number:grouping="true"/>
      <number:text> </number:text>
    </number:number-style>
    <number:number-style style:name="N10138P2" style:volatile="true" number:language="en" number:country="IE">
      <loext:fill-character> </loext:fill-character>
      <number:text>-</number:text>
      <number:number number:decimal-places="0" loext:min-decimal-places="0" number:min-integer-digits="0"/>
      <number:text> </number:text>
    </number:number-style>
    <number:text-style style:name="N10138" number:language="en" number:country="IE">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en" number:country="IE">
      <loext:text> €</loext:text>
      <loext:fill-character> </loext:fill-character>
      <number:number number:decimal-places="2" loext:min-decimal-places="2" number:min-integer-digits="1" number:grouping="true"/>
      <number:text> </number:text>
    </number:number-style>
    <number:number-style style:name="N10142P1" style:volatile="true" number:language="en" number:country="IE">
      <loext:text>-€</loext:text>
      <loext:fill-character> </loext:fill-character>
      <number:number number:decimal-places="2" loext:min-decimal-places="2" number:min-integer-digits="1" number:grouping="true"/>
      <number:text> </number:text>
    </number:number-style>
    <number:number-style style:name="N10142P2" style:volatile="true" number:language="en" number:country="IE">
      <loext:text> €</loext:text>
      <loext:fill-character> </loext:fill-character>
      <number:text>-</number:text>
      <number:number number:decimal-places="0" loext:min-decimal-places="0" number:min-integer-digits="0"/>
      <number:text> </number:text>
    </number:number-style>
    <number:text-style style:name="N10142" number:language="en" number:country="IE">
      <number:text-content/>
      <number:text> </number:text>
      <style:map style:condition="value()&gt;0" style:apply-style-name="N10142P0"/>
      <style:map style:condition="value()&lt;0" style:apply-style-name="N10142P1"/>
      <style:map style:condition="value()=0" style:apply-style-name="N10142P2"/>
    </number:text-style>
    <style:style style:name="Default" style:family="table-cell">
      <style:table-cell-properties style:rotation-align="none" style:vertical-align="bottom"/>
      <style:text-properties fo:color="#000000" style:font-name="Calibri" fo:font-family="Calibri" style:font-family-generic="swiss" fo:font-size="12pt" style:font-name-asian="Noto Sans CJK SC Regular" style:font-family-asian="'Noto Sans CJK SC Regular'" style:font-family-generic-asian="system" style:font-pitch-asian="variable"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5">00/00/0000</text:date>, <text:time style:data-style-name="N2" text:time-value="15:59:09.236380863">00:00:00</text:time></text:p>
        </style:region-right>
      </style:header>
      <style:header-left style:display="false"/>
      <style:footer>
        <text:p>Page <text:page-number>1</text:page-number> / <text:page-count>99</text:page-count></text:p>
      </style:footer>
      <style:footer-left style:display="false"/>
    </style:master-page>
  </office:master-styles>
</office:document-styles>
</file>